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3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3" style:data-style-name="N0">
      <style:table-cell-properties style:vertical-align="automatic" fo:wrap-option="wrap" fo:background-color="transparent"/>
    </style:style>
    <style:style style:name="ce6" style:family="table-cell" style:parent-style-name="Normal_32_4_32_3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3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3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3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order-top="none" fo:border-bottom="none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0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1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4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5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6" style:family="table-cell" style:parent-style-name="Default" style:data-style-name="N0">
      <style:table-cell-properties fo:border-top="thin dotted #BFBFBF" fo:border-bottom="thin solid #040404" fo:border-left="none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0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Default" style:data-style-name="N14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1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70C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B05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7030A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BF8F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5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6" style:family="table-cell" style:parent-style-name="Default" style:data-style-name="N14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4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BFBFBF" style:vertical-align="automatic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6" style:family="table-cell" style:parent-style-name="Default" style:data-style-name="N19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Normal_32_4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60" style:family="table-cell" style:parent-style-name="Normal_32_4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Normal_32_4_32_4" style:data-style-name="N0">
      <style:table-cell-properties style:vertical-align="automatic" fo:background-color="transparent"/>
    </style:style>
    <style:style style:name="ce62" style:family="table-cell" style:parent-style-name="Normal_32_4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6" style:family="table-cell" style:parent-style-name="Normal_32_4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8" style:family="table-cell" style:parent-style-name="Normal_32_4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0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Normal_32_4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73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4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5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6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7" style:family="table-cell" style:parent-style-name="Normal_32_4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78" style:family="table-cell" style:parent-style-name="Normal_32_4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Normal_32_4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Porcentaje_32_4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Normal_32_4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Porcentaje_32_4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Normal_32_4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Normal_32_4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Porcentaje_32_4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7" style:family="table-cell" style:parent-style-name="Normal_32_4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88" style:family="table-cell" style:parent-style-name="Normal_32_4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Normal_32_4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Porcentaje_32_4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1" style:family="table-cell" style:parent-style-name="Porcentaje_32_4" style:data-style-name="N36"/>
    <style:style style:name="ce92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4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6" style:family="table-cell" style:parent-style-name="Normal_32_4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7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8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9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0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2" style:family="table-cell" style:parent-style-name="Default" style:data-style-name="N3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3" style:family="table-cell" style:parent-style-name="Default" style:data-style-name="N14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4" style:family="table-cell" style:parent-style-name="Default" style:data-style-name="N3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5" style:family="table-cell" style:parent-style-name="Default" style:data-style-name="N14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6" style:family="table-cell" style:parent-style-name="Default" style:data-style-name="N0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7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08" style:family="table-cell" style:parent-style-name="Default" style:data-style-name="N0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9" style:family="table-cell" style:parent-style-name="Default" style:data-style-name="N14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1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2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3" style:family="table-cell" style:parent-style-name="Normal_32_5" style:data-style-name="N0">
      <style:table-cell-properties style:vertical-align="automatic" fo:background-color="transparent"/>
    </style:style>
    <style:style style:name="ce114" style:family="table-cell" style:parent-style-name="Normal_32_5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5" style:family="table-cell" style:parent-style-name="Normal_32_5" style:data-style-name="N0">
      <style:table-cell-properties fo:border-top="none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16" style:family="table-cell" style:parent-style-name="Normal_32_4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7" style:family="table-cell" style:parent-style-name="Porcentaje_32_4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18" style:family="table-cell" style:parent-style-name="Normal_32_5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19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0" style:family="table-cell" style:parent-style-name="Normal_32_5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21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2" style:family="table-cell" style:parent-style-name="Normal_32_5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3" style:family="table-cell" style:parent-style-name="Normal_32_5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125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6" style:family="table-cell" style:parent-style-name="Normal_32_5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7" style:family="table-cell" style:parent-style-name="Normal_32_5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8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9" style:family="table-cell" style:parent-style-name="Normal_32_5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5" style:data-style-name="N0">
      <style:table-cell-properties style:vertical-align="to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31" style:family="table-cell" style:parent-style-name="Normal_32_5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2" style:family="table-cell" style:parent-style-name="Normal_32_5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3" style:family="table-cell" style:parent-style-name="Normal_32_5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4" style:family="table-cell" style:parent-style-name="Normal_32_5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5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6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7" style:family="table-cell" style:parent-style-name="Normal_32_5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8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9" style:family="table-cell" style:parent-style-name="Normal_32_5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40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40404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7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65.25pt" style:use-optimal-row-height="true" fo:break-before="auto"/>
    </style:style>
    <style:style style:name="ro9" style:family="table-row">
      <style:table-row-properties style:row-height="29.25pt" style:use-optimal-row-height="false" fo:break-before="auto"/>
    </style:style>
    <style:style style:name="ro10" style:family="table-row">
      <style:table-row-properties style:row-height="33pt" style:use-optimal-row-height="tru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23.25pt" style:use-optimal-row-height="false" fo:break-before="auto"/>
    </style:style>
    <style:style style:name="ro13" style:family="table-row">
      <style:table-row-properties style:row-height="45pt" style:use-optimal-row-height="true" fo:break-before="auto"/>
    </style:style>
    <style:style style:name="ro14" style:family="table-row">
      <style:table-row-properties style:row-height="15pt" style:use-optimal-row-height="false" fo:break-before="auto"/>
    </style:style>
    <style:style style:name="ro15" style:family="table-row">
      <style:table-row-properties style:row-height="48.75pt" style:use-optimal-row-height="true" fo:break-before="auto"/>
    </style:style>
    <style:style style:name="ro16" style:family="table-row">
      <style:table-row-properties style:row-height="24pt" style:use-optimal-row-height="true" fo:break-before="auto"/>
    </style:style>
    <style:style style:name="ro17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966000" table:style-name="ce7">
            <text:p>966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974470" table:style-name="ce9">
            <text:p>16.974.470</text:p>
          </table:table-cell>
          <table:table-cell office:value-type="float" office:value="17345965.5" table:style-name="ce9">
            <text:p>17.345.966</text:p>
          </table:table-cell>
          <table:table-cell office:value-type="percentage" office:value="1" table:style-name="ce10">
            <text:p>100,0%</text:p>
          </table:table-cell>
          <table:table-cell office:value-type="float" office:value="7489790" table:style-name="ce8">
            <text:p>7.489.790</text:p>
          </table:table-cell>
          <table:table-cell office:value-type="float" office:value="7354043" table:style-name="ce8">
            <text:p>7.354.043</text:p>
          </table:table-cell>
          <table:table-cell office:value-type="float" office:value="4230763" table:style-name="ce8">
            <text:p>4.230.763</text:p>
          </table:table-cell>
          <table:table-cell office:value-type="date" office:date-value="2022-09-28T00:00:00" table:style-name="ce11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23230" table:style-name="ce7">
            <text:p>423.23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3514" table:style-name="ce14">
            <text:p>2.743.514</text:p>
          </table:table-cell>
          <table:table-cell office:value-type="float" office:value="2688866.5" table:style-name="ce14">
            <text:p>2.688.867</text:p>
          </table:table-cell>
          <table:table-cell office:value-type="percentage" office:value="0.98008120242871" table:style-name="ce15">
            <text:p>98,0%</text:p>
          </table:table-cell>
          <table:table-cell office:value-type="float" office:value="1152357" table:style-name="ce13">
            <text:p>1.152.357</text:p>
          </table:table-cell>
          <table:table-cell office:value-type="float" office:value="1132336" table:style-name="ce13">
            <text:p>1.132.336</text:p>
          </table:table-cell>
          <table:table-cell office:value-type="float" office:value="733164" table:style-name="ce13">
            <text:p>733.16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3602.5" table:style-name="ce14">
            <text:p>2.303.603</text:p>
          </table:table-cell>
          <table:table-cell office:value-type="percentage" office:value="0.93898231645006702" table:style-name="ce15">
            <text:p>93,9%</text:p>
          </table:table-cell>
          <table:table-cell office:value-type="float" office:value="929877" table:style-name="ce13">
            <text:p>929.877</text:p>
          </table:table-cell>
          <table:table-cell office:value-type="float" office:value="920754" table:style-name="ce13">
            <text:p>920.754</text:p>
          </table:table-cell>
          <table:table-cell office:value-type="float" office:value="730328" table:style-name="ce13">
            <text:p>730.328</text:p>
          </table:table-cell>
          <table:table-cell office:value-type="date" office:date-value="2022-09-27T00:00:00" table:style-name="ce16">
            <text:p>2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972" table:style-name="ce7">
            <text:p>1.284.972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642" table:style-name="ce14">
            <text:p>2.119.642</text:p>
          </table:table-cell>
          <table:table-cell office:value-type="float" office:value="2061099.5" table:style-name="ce14">
            <text:p>2.061.100</text:p>
          </table:table-cell>
          <table:table-cell office:value-type="percentage" office:value="0.97238094923576712" table:style-name="ce15">
            <text:p>97,2%</text:p>
          </table:table-cell>
          <table:table-cell office:value-type="float" office:value="929415" table:style-name="ce13">
            <text:p>929.415</text:p>
          </table:table-cell>
          <table:table-cell office:value-type="float" office:value="914426" table:style-name="ce13">
            <text:p>914.426</text:p>
          </table:table-cell>
          <table:table-cell office:value-type="float" office:value="495504" table:style-name="ce13">
            <text:p>495.50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4748" table:style-name="ce7">
            <text:p>2.834.748</text:p>
          </table:table-cell>
          <table:table-cell office:value-type="float" office:value="230540" table:style-name="ce7">
            <text:p>230.540</text:p>
          </table:table-cell>
          <table:table-cell office:value-type="float" office:value="796470" table:style-name="ce7">
            <text:p>796.47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50128" table:style-name="ce14">
            <text:p>4.450.128</text:p>
          </table:table-cell>
          <table:table-cell office:value-type="float" office:value="4199799" table:style-name="ce14">
            <text:p>4.199.799</text:p>
          </table:table-cell>
          <table:table-cell office:value-type="percentage" office:value="0.94374791017247139" table:style-name="ce15">
            <text:p>94,4%</text:p>
          </table:table-cell>
          <table:table-cell office:value-type="float" office:value="1824946" table:style-name="ce13">
            <text:p>1.824.946</text:p>
          </table:table-cell>
          <table:table-cell office:value-type="float" office:value="1769849" table:style-name="ce13">
            <text:p>1.769.849</text:p>
          </table:table-cell>
          <table:table-cell office:value-type="float" office:value="1026047" table:style-name="ce13">
            <text:p>1.026.04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70078" table:style-name="ce14">
            <text:p>1.270.078</text:p>
          </table:table-cell>
          <table:table-cell office:value-type="percentage" office:value="0.97907679499236833" table:style-name="ce15">
            <text:p>97,9%</text:p>
          </table:table-cell>
          <table:table-cell office:value-type="float" office:value="520251" table:style-name="ce13">
            <text:p>520.251</text:p>
          </table:table-cell>
          <table:table-cell office:value-type="float" office:value="517331" table:style-name="ce13">
            <text:p>517.331</text:p>
          </table:table-cell>
          <table:table-cell office:value-type="float" office:value="355898" table:style-name="ce13">
            <text:p>355.898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695" table:style-name="ce7">
            <text:p>4.084.695</text:p>
          </table:table-cell>
          <table:table-cell office:value-type="float" office:value="280480" table:style-name="ce7">
            <text:p>280.480</text:p>
          </table:table-cell>
          <table:table-cell office:value-type="float" office:value="691850" table:style-name="ce7">
            <text:p>691.85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23830" table:style-name="ce14">
            <text:p>5.623.830</text:p>
          </table:table-cell>
          <table:table-cell office:value-type="float" office:value="5358041" table:style-name="ce14">
            <text:p>5.358.041</text:p>
          </table:table-cell>
          <table:table-cell office:value-type="percentage" office:value="0.95273879189093558" table:style-name="ce15">
            <text:p>95,3%</text:p>
          </table:table-cell>
          <table:table-cell office:value-type="float" office:value="2152901" table:style-name="ce13">
            <text:p>2.152.901</text:p>
          </table:table-cell>
          <table:table-cell office:value-type="float" office:value="2127808" table:style-name="ce13">
            <text:p>2.127.808</text:p>
          </table:table-cell>
          <table:table-cell office:value-type="float" office:value="1541575" table:style-name="ce13">
            <text:p>1.541.575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2769" table:style-name="ce7">
            <text:p>2.762.769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7914" table:style-name="ce14">
            <text:p>4.207.914</text:p>
          </table:table-cell>
          <table:table-cell office:value-type="float" office:value="4044428.5" table:style-name="ce14">
            <text:p>4.044.429</text:p>
          </table:table-cell>
          <table:table-cell office:value-type="percentage" office:value="0.96114808905315086" table:style-name="ce15">
            <text:p>96,1%</text:p>
          </table:table-cell>
          <table:table-cell office:value-type="float" office:value="1769298" table:style-name="ce13">
            <text:p>1.769.298</text:p>
          </table:table-cell>
          <table:table-cell office:value-type="float" office:value="1718991" table:style-name="ce13">
            <text:p>1.718.991</text:p>
          </table:table-cell>
          <table:table-cell office:value-type="float" office:value="1112154" table:style-name="ce13">
            <text:p>1.112.15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410872.5" table:style-name="ce14">
            <text:p>14.410.873</text:p>
          </table:table-cell>
          <table:table-cell office:value-type="percentage" office:value="1" table:style-name="ce15">
            <text:p>100,0%</text:p>
          </table:table-cell>
          <table:table-cell office:value-type="float" office:value="6502940" table:style-name="ce13">
            <text:p>6.502.940</text:p>
          </table:table-cell>
          <table:table-cell office:value-type="float" office:value="6369201" table:style-name="ce13">
            <text:p>6.369.201</text:p>
          </table:table-cell>
          <table:table-cell office:value-type="float" office:value="3916209" table:style-name="ce13">
            <text:p>3.916.20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08172" table:style-name="ce7">
            <text:p>6.708.172</text:p>
          </table:table-cell>
          <table:table-cell office:value-type="float" office:value="543670" table:style-name="ce7">
            <text:p>543.670</text:p>
          </table:table-cell>
          <table:table-cell office:value-type="float" office:value="2120240" table:style-name="ce7">
            <text:p>2.120.240</text:p>
          </table:table-cell>
          <table:table-cell office:value-type="float" office:value="857060" table:style-name="ce7">
            <text:p>857.060</text:p>
          </table:table-cell>
          <table:table-cell office:value-type="float" office:value="208530" table:style-name="ce13">
            <text:p>208.530</text:p>
          </table:table-cell>
          <table:table-cell office:value-type="float" office:value="10437672" table:style-name="ce14">
            <text:p>10.437.672</text:p>
          </table:table-cell>
          <table:table-cell office:value-type="float" office:value="10223978" table:style-name="ce14">
            <text:p>10.223.978</text:p>
          </table:table-cell>
          <table:table-cell office:value-type="percentage" office:value="0.97952666073430938" table:style-name="ce15">
            <text:p>98,0%</text:p>
          </table:table-cell>
          <table:table-cell office:value-type="float" office:value="4454726" table:style-name="ce13">
            <text:p>4.454.726</text:p>
          </table:table-cell>
          <table:table-cell office:value-type="float" office:value="4394597" table:style-name="ce13">
            <text:p>4.394.597</text:p>
          </table:table-cell>
          <table:table-cell office:value-type="float" office:value="3008334" table:style-name="ce13">
            <text:p>3.008.33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481" table:style-name="ce7">
            <text:p>1.639.481</text:p>
          </table:table-cell>
          <table:table-cell office:value-type="float" office:value="155680" table:style-name="ce7">
            <text:p>155.680</text:p>
          </table:table-cell>
          <table:table-cell office:value-type="float" office:value="303980" table:style-name="ce7">
            <text:p>303.98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8971" table:style-name="ce14">
            <text:p>2.318.971</text:p>
          </table:table-cell>
          <table:table-cell office:value-type="float" office:value="2356949" table:style-name="ce14">
            <text:p>2.356.949</text:p>
          </table:table-cell>
          <table:table-cell office:value-type="percentage" office:value="1" table:style-name="ce15">
            <text:p>100,0%</text:p>
          </table:table-cell>
          <table:table-cell office:value-type="float" office:value="970673" table:style-name="ce13">
            <text:p>970.673</text:p>
          </table:table-cell>
          <table:table-cell office:value-type="float" office:value="953469" table:style-name="ce13">
            <text:p>953.469</text:p>
          </table:table-cell>
          <table:table-cell office:value-type="float" office:value="658800" table:style-name="ce13">
            <text:p>658.80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53800" table:style-name="ce7">
            <text:p>253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7174" table:style-name="ce14">
            <text:p>6.057.174</text:p>
          </table:table-cell>
          <table:table-cell office:value-type="float" office:value="6180832" table:style-name="ce14">
            <text:p>6.180.832</text:p>
          </table:table-cell>
          <table:table-cell office:value-type="percentage" office:value="1" table:style-name="ce15">
            <text:p>100,0%</text:p>
          </table:table-cell>
          <table:table-cell office:value-type="float" office:value="2483258" table:style-name="ce13">
            <text:p>2.483.258</text:p>
          </table:table-cell>
          <table:table-cell office:value-type="float" office:value="2459083" table:style-name="ce13">
            <text:p>2.459.083</text:p>
          </table:table-cell>
          <table:table-cell office:value-type="float" office:value="2003827" table:style-name="ce13">
            <text:p>2.003.82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40" table:style-name="ce7">
            <text:p>47.140</text:p>
          </table:table-cell>
          <table:table-cell office:value-type="float" office:value="108710" table:style-name="ce7">
            <text:p>108.71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8047" table:style-name="ce14">
            <text:p>688.047</text:p>
          </table:table-cell>
          <table:table-cell office:value-type="float" office:value="659498" table:style-name="ce14">
            <text:p>659.498</text:p>
          </table:table-cell>
          <table:table-cell office:value-type="percentage" office:value="0.95850719500266701" table:style-name="ce15">
            <text:p>95,9%</text:p>
          </table:table-cell>
          <table:table-cell office:value-type="float" office:value="284790" table:style-name="ce13">
            <text:p>284.790</text:p>
          </table:table-cell>
          <table:table-cell office:value-type="float" office:value="287017" table:style-name="ce13">
            <text:p>287.017</text:p>
          </table:table-cell>
          <table:table-cell office:value-type="float" office:value="188315" table:style-name="ce13">
            <text:p>188.315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93663" table:style-name="ce14">
            <text:p>13.493.663</text:p>
          </table:table-cell>
          <table:table-cell office:value-type="percentage" office:value="0.98659126544420561" table:style-name="ce15">
            <text:p>98,7%</text:p>
          </table:table-cell>
          <table:table-cell office:value-type="float" office:value="5779341" table:style-name="ce13">
            <text:p>5.779.341</text:p>
          </table:table-cell>
          <table:table-cell office:value-type="float" office:value="5736895" table:style-name="ce13">
            <text:p>5.736.895</text:p>
          </table:table-cell>
          <table:table-cell office:value-type="float" office:value="3524967" table:style-name="ce13">
            <text:p>3.524.96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4465" table:style-name="ce7">
            <text:p>1.784.46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5275" table:style-name="ce14">
            <text:p>2.935.275</text:p>
          </table:table-cell>
          <table:table-cell office:value-type="float" office:value="2852721" table:style-name="ce14">
            <text:p>2.852.721</text:p>
          </table:table-cell>
          <table:table-cell office:value-type="percentage" office:value="0.97187520760405754" table:style-name="ce15">
            <text:p>97,2%</text:p>
          </table:table-cell>
          <table:table-cell office:value-type="float" office:value="1301883" table:style-name="ce13">
            <text:p>1.301.883</text:p>
          </table:table-cell>
          <table:table-cell office:value-type="float" office:value="1283075" table:style-name="ce13">
            <text:p>1.283.075</text:p>
          </table:table-cell>
          <table:table-cell office:value-type="float" office:value="716214" table:style-name="ce13">
            <text:p>716.21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5749" table:style-name="ce7">
            <text:p>895.749</text:p>
          </table:table-cell>
          <table:table-cell office:value-type="float" office:value="77800" table:style-name="ce7">
            <text:p>77.800</text:p>
          </table:table-cell>
          <table:table-cell office:value-type="float" office:value="273760" table:style-name="ce7">
            <text:p>273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6169" table:style-name="ce14">
            <text:p>1.406.169</text:p>
          </table:table-cell>
          <table:table-cell office:value-type="float" office:value="1337155" table:style-name="ce14">
            <text:p>1.337.155</text:p>
          </table:table-cell>
          <table:table-cell office:value-type="percentage" office:value="0.95092055080150395" table:style-name="ce15">
            <text:p>95,1%</text:p>
          </table:table-cell>
          <table:table-cell office:value-type="float" office:value="568981" table:style-name="ce13">
            <text:p>568.981</text:p>
          </table:table-cell>
          <table:table-cell office:value-type="float" office:value="563709" table:style-name="ce13">
            <text:p>563.709</text:p>
          </table:table-cell>
          <table:table-cell office:value-type="float" office:value="371490" table:style-name="ce13">
            <text:p>371.49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6528" table:style-name="ce7">
            <text:p>2.976.52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9933" table:style-name="ce14">
            <text:p>4.519.933</text:p>
          </table:table-cell>
          <table:table-cell office:value-type="float" office:value="4462662" table:style-name="ce14">
            <text:p>4.462.662</text:p>
          </table:table-cell>
          <table:table-cell office:value-type="percentage" office:value="0.98732923695992836" table:style-name="ce15">
            <text:p>98,7%</text:p>
          </table:table-cell>
          <table:table-cell office:value-type="float" office:value="1953544" table:style-name="ce13">
            <text:p>1.953.544</text:p>
          </table:table-cell>
          <table:table-cell office:value-type="float" office:value="1918126" table:style-name="ce13">
            <text:p>1.918.126</text:p>
          </table:table-cell>
          <table:table-cell office:value-type="float" office:value="1234422" table:style-name="ce13">
            <text:p>1.234.422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60367.5" table:style-name="ce14">
            <text:p>160.368</text:p>
          </table:table-cell>
          <table:table-cell office:value-type="percentage" office:value="0.91853245585396726" table:style-name="ce15">
            <text:p>91,9%</text:p>
          </table:table-cell>
          <table:table-cell office:value-type="float" office:value="68574" table:style-name="ce13">
            <text:p>68.574</text:p>
          </table:table-cell>
          <table:table-cell office:value-type="float" office:value="65735" table:style-name="ce13">
            <text:p>65.735</text:p>
          </table:table-cell>
          <table:table-cell office:value-type="float" office:value="43939" table:style-name="ce13">
            <text:p>43.93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1336.5" table:style-name="ce14">
            <text:p>151.337</text:p>
          </table:table-cell>
          <table:table-cell office:value-type="percentage" office:value="0.95516599343600106" table:style-name="ce15">
            <text:p>95,5%</text:p>
          </table:table-cell>
          <table:table-cell office:value-type="float" office:value="66602" table:style-name="ce13">
            <text:p>66.602</text:p>
          </table:table-cell>
          <table:table-cell office:value-type="float" office:value="63364" table:style-name="ce13">
            <text:p>63.364</text:p>
          </table:table-cell>
          <table:table-cell office:value-type="float" office:value="37033" table:style-name="ce13">
            <text:p>37.033</text:p>
          </table:table-cell>
          <table:table-cell office:value-type="date" office:date-value="2022-09-28T00:00:00" table:style-name="ce17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742" table:style-name="ce14">
            <text:p>207.742</text:p>
          </table:table-cell>
          <table:table-cell office:value-type="percentage" office:value="0.93034357982229865" table:style-name="ce15">
            <text:p>93,0%</text:p>
          </table:table-cell>
          <table:table-cell office:value-type="float" office:value="95153" table:style-name="ce13">
            <text:p>95.153</text:p>
          </table:table-cell>
          <table:table-cell office:value-type="float" office:value="94785" table:style-name="ce13">
            <text:p>94.785</text:p>
          </table:table-cell>
          <table:table-cell office:value-type="float" office:value="51251" table:style-name="ce13">
            <text:p>51.251</text:p>
          </table:table-cell>
          <table:table-cell office:value-type="date" office:date-value="2022-08-01T00:00:00" table:style-name="ce17">
            <text:p>0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68.5" table:style-name="ce14">
            <text:p>13.469</text:p>
          </table:table-cell>
          <table:table-cell office:value-type="percentage" office:value="1" table:style-name="ce15">
            <text:p>100,0%</text:p>
          </table:table-cell>
          <table:table-cell office:value-type="float" office:value="8128" table:style-name="ce13">
            <text:p>8.128</text:p>
          </table:table-cell>
          <table:table-cell office:value-type="float" office:value="8140" table:style-name="ce13">
            <text:p>8.140</text:p>
          </table:table-cell>
          <table:table-cell office:value-type="float" office:value="4121" table:style-name="ce13">
            <text:p>4.121</text:p>
          </table:table-cell>
          <table:table-cell office:value-type="date" office:date-value="2022-09-21T00:00:00" table:style-name="ce17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57457" table:style-name="ce19">
            <text:p>63.857.457</text:p>
          </table:table-cell>
          <table:table-cell office:value-type="float" office:value="4932650" table:style-name="ce19">
            <text:p>4.932.650</text:p>
          </table:table-cell>
          <table:table-cell office:value-type="float" office:value="17097890" table:style-name="ce20">
            <text:p>17.097.890</text:p>
          </table:table-cell>
          <table:table-cell office:value-type="float" office:value="8962110" table:style-name="ce21">
            <text:p>8.962.110</text:p>
          </table:table-cell>
          <table:table-cell office:value-type="float" office:value="2023960" table:style-name="ce22">
            <text:p>2.023.960</text:p>
          </table:table-cell>
          <table:table-cell office:value-type="float" office:value="96874067" table:style-name="ce23">
            <text:p>96.874.067</text:p>
          </table:table-cell>
          <table:table-cell office:value-type="float" office:value="95783125.5" table:style-name="ce23">
            <text:p>95.783.126</text:p>
          </table:table-cell>
          <table:table-cell office:value-type="percentage" office:value="0.98873855992853077" table:style-name="ce24">
            <text:p>98,9%</text:p>
          </table:table-cell>
          <table:table-cell office:value-type="float" office:value="41307428" table:style-name="ce23">
            <text:p>41.307.428</text:p>
          </table:table-cell>
          <table:table-cell office:value-type="float" office:value="40652734" table:style-name="ce23">
            <text:p>40.652.734</text:p>
          </table:table-cell>
          <table:table-cell office:value-type="float" office:value="25984355" table:style-name="ce23">
            <text:p>25.984.35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Comunicacion_1" table:style-name="ta2">
        <table:table-column table:style-name="co4" table:number-columns-repeated="16384" table:default-cell-style-name="ce1"/>
        <table:table-row table:style-name="ro6">
          <table:table-cell table:number-columns-spanned="1" table:number-rows-spanned="2" table:style-name="ce47"/>
          <table:table-cell office:value-type="string" table:number-columns-spanned="1" table:number-rows-spanned="2" table:style-name="ce48">
            <text:p>Dosis entregadas Pfizer<text:s/><text:span text:style-name="T2">(1)</text:span></text:p>
          </table:table-cell>
          <table:table-cell office:value-type="string" table:number-columns-spanned="1" table:number-rows-spanned="2" table:style-name="ce48">
            <text:p>Dosis entregadas Pfizer pediátrica<text:span text:style-name="T2">(1)</text:span></text:p>
          </table:table-cell>
          <table:table-cell office:value-type="string" table:style-name="ce27">
            <text:p>Dosis entregadas Pfizer</text:p>
          </table:table-cell>
          <table:table-cell office:value-type="string" table:number-columns-spanned="1" table:number-rows-spanned="2" table:style-name="ce48">
            <text:p>Dosis entregadas Moderna<text:s/><text:span text:style-name="T2">(1)</text:span></text:p>
          </table:table-cell>
          <table:table-cell office:value-type="string" table:number-columns-spanned="1" table:number-rows-spanned="2" table:style-name="ce48">
            <text:p>Dosis entregadas Moderna adaptada<text:s/><text:span text:style-name="T2">(1)</text:span></text:p>
          </table:table-cell>
          <table:table-cell office:value-type="string" table:number-columns-spanned="1" table:number-rows-spanned="2" table:style-name="ce48">
            <text:p>Dosis entregadas AstraZeneca<text:s/><text:span text:style-name="T2">(1)</text:span></text:p>
          </table:table-cell>
          <table:table-cell office:value-type="string" table:number-columns-spanned="1" table:number-rows-spanned="2" table:style-name="ce48">
            <text:p>Dosis entregadas Janssen<text:s/><text:span text:style-name="T2">(1)</text:span></text:p>
          </table:table-cell>
          <table:table-cell office:value-type="string" table:number-columns-spanned="1" table:number-rows-spanned="2" table:style-name="ce48">
            <text:p>Dosis entregadas total<text:s/><text:span text:style-name="T2">(1)</text:span></text:p>
          </table:table-cell>
          <table:table-cell office:value-type="string" table:number-columns-spanned="1" table:number-rows-spanned="2" table:style-name="ce48">
            <text:p>Dosis administradas<text:s/><text:span text:style-name="T2">(2)*</text:span></text:p>
          </table:table-cell>
          <table:table-cell office:value-type="string" table:number-columns-spanned="1" table:number-rows-spanned="2" table:style-name="ce48">
            <text:p>% sobre entregadas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table-cell office:value-type="string" table:style-name="ce28">
            <text:p>adaptada<text:s/><text:span text:style-name="T2">(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11421630" table:style-name="ce30">
            <text:p>11.421.630</text:p>
          </table:table-cell>
          <table:table-cell office:value-type="float" office:value="997000" table:style-name="ce30">
            <text:p>997.000</text:p>
          </table:table-cell>
          <table:table-cell office:value-type="float" office:value="1866240" table:style-name="ce30">
            <text:p>1.866.240</text:p>
          </table:table-cell>
          <table:table-cell office:value-type="float" office:value="2716140" table:style-name="ce30">
            <text:p>2.716.140</text:p>
          </table:table-cell>
          <table:table-cell office:value-type="float" office:value="177000" table:style-name="ce30">
            <text:p>177.000</text:p>
          </table:table-cell>
          <table:table-cell office:value-type="float" office:value="1537200" table:style-name="ce30">
            <text:p>1.537.200</text:p>
          </table:table-cell>
          <table:table-cell office:value-type="float" office:value="333500" table:style-name="ce30">
            <text:p>333.500</text:p>
          </table:table-cell>
          <table:table-cell office:value-type="float" office:value="19048710" table:style-name="ce30">
            <text:p>19.048.710</text:p>
          </table:table-cell>
          <table:table-cell office:value-type="float" office:value="18307581" table:style-name="ce30">
            <text:p>18.307.581</text:p>
          </table:table-cell>
          <table:table-cell office:value-type="percentage" office:value="0.96109295590095078" table:style-name="ce31">
            <text:p>96,1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864329" table:style-name="ce33">
            <text:p>1.864.329</text:p>
          </table:table-cell>
          <table:table-cell office:value-type="float" office:value="150930" table:style-name="ce33">
            <text:p>150.930</text:p>
          </table:table-cell>
          <table:table-cell office:value-type="float" office:value="383040" table:style-name="ce33">
            <text:p>383.040</text:p>
          </table:table-cell>
          <table:table-cell office:value-type="float" office:value="423230" table:style-name="ce33">
            <text:p>423.230</text:p>
          </table:table-cell>
          <table:table-cell office:value-type="float" office:value="33000" table:style-name="ce33">
            <text:p>33.000</text:p>
          </table:table-cell>
          <table:table-cell office:value-type="float" office:value="252500" table:style-name="ce33">
            <text:p>252.500</text:p>
          </table:table-cell>
          <table:table-cell office:value-type="float" office:value="58035" table:style-name="ce33">
            <text:p>58.035</text:p>
          </table:table-cell>
          <table:table-cell office:value-type="float" office:value="3165064" table:style-name="ce33">
            <text:p>3.165.064</text:p>
          </table:table-cell>
          <table:table-cell office:value-type="float" office:value="2935355" table:style-name="ce33">
            <text:p>2.935.355</text:p>
          </table:table-cell>
          <table:table-cell office:value-type="percentage" office:value="0.92742358448359974" table:style-name="ce34">
            <text:p>92,74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1497221" table:style-name="ce33">
            <text:p>1.497.221</text:p>
          </table:table-cell>
          <table:table-cell office:value-type="float" office:value="116000" table:style-name="ce33">
            <text:p>116.000</text:p>
          </table:table-cell>
          <table:table-cell office:value-type="float" office:value="506880" table:style-name="ce33">
            <text:p>506.880</text:p>
          </table:table-cell>
          <table:table-cell office:value-type="float" office:value="369610" table:style-name="ce33">
            <text:p>369.610</text:p>
          </table:table-cell>
          <table:table-cell office:value-type="float" office:value="30600" table:style-name="ce33">
            <text:p>30.600</text:p>
          </table:table-cell>
          <table:table-cell office:value-type="float" office:value="219760" table:style-name="ce33">
            <text:p>219.760</text:p>
          </table:table-cell>
          <table:table-cell office:value-type="float" office:value="42940" table:style-name="ce33">
            <text:p>42.940</text:p>
          </table:table-cell>
          <table:table-cell office:value-type="float" office:value="2783011" table:style-name="ce33">
            <text:p>2.783.011</text:p>
          </table:table-cell>
          <table:table-cell office:value-type="float" office:value="2597102.5" table:style-name="ce33">
            <text:p>2.597.103</text:p>
          </table:table-cell>
          <table:table-cell office:value-type="percentage" office:value="0.93319879080607304" table:style-name="ce34">
            <text:p>93,3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1291146" table:style-name="ce33">
            <text:p>1.291.146</text:p>
          </table:table-cell>
          <table:table-cell office:value-type="float" office:value="99860" table:style-name="ce33">
            <text:p>99.860</text:p>
          </table:table-cell>
          <table:table-cell office:value-type="float" office:value="252198" table:style-name="ce33">
            <text:p>252.198</text:p>
          </table:table-cell>
          <table:table-cell office:value-type="float" office:value="433590" table:style-name="ce33">
            <text:p>433.590</text:p>
          </table:table-cell>
          <table:table-cell office:value-type="float" office:value="22200" table:style-name="ce33">
            <text:p>22.200</text:p>
          </table:table-cell>
          <table:table-cell office:value-type="float" office:value="225400" table:style-name="ce33">
            <text:p>225.400</text:p>
          </table:table-cell>
          <table:table-cell office:value-type="float" office:value="50040" table:style-name="ce33">
            <text:p>50.040</text:p>
          </table:table-cell>
          <table:table-cell office:value-type="float" office:value="2374434" table:style-name="ce33">
            <text:p>2.374.434</text:p>
          </table:table-cell>
          <table:table-cell office:value-type="float" office:value="2204723.5" table:style-name="ce33">
            <text:p>2.204.724</text:p>
          </table:table-cell>
          <table:table-cell office:value-type="percentage" office:value="0.9285259139651808" table:style-name="ce34">
            <text:p>92,8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2834748" table:style-name="ce33">
            <text:p>2.834.748</text:p>
          </table:table-cell>
          <table:table-cell office:value-type="float" office:value="232040" table:style-name="ce33">
            <text:p>232.040</text:p>
          </table:table-cell>
          <table:table-cell office:value-type="float" office:value="604800" table:style-name="ce33">
            <text:p>604.800</text:p>
          </table:table-cell>
          <table:table-cell office:value-type="float" office:value="796470" table:style-name="ce33">
            <text:p>796.470</text:p>
          </table:table-cell>
          <table:table-cell office:value-type="float" office:value="43200" table:style-name="ce33">
            <text:p>43.200</text:p>
          </table:table-cell>
          <table:table-cell office:value-type="float" office:value="455710" table:style-name="ce33">
            <text:p>455.710</text:p>
          </table:table-cell>
          <table:table-cell office:value-type="float" office:value="132660" table:style-name="ce33">
            <text:p>132.660</text:p>
          </table:table-cell>
          <table:table-cell office:value-type="float" office:value="5099628" table:style-name="ce33">
            <text:p>5.099.628</text:p>
          </table:table-cell>
          <table:table-cell office:value-type="float" office:value="4395067.5" table:style-name="ce33">
            <text:p>4.395.068</text:p>
          </table:table-cell>
          <table:table-cell office:value-type="percentage" office:value="0.86184080485870729" table:style-name="ce34">
            <text:p>86,1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919185" table:style-name="ce33">
            <text:p>919.185</text:p>
          </table:table-cell>
          <table:table-cell office:value-type="float" office:value="60000" table:style-name="ce33">
            <text:p>60.000</text:p>
          </table:table-cell>
          <table:table-cell office:value-type="float" office:value="144000" table:style-name="ce33">
            <text:p>144.000</text:p>
          </table:table-cell>
          <table:table-cell office:value-type="float" office:value="175400" table:style-name="ce33">
            <text:p>175.400</text:p>
          </table:table-cell>
          <table:table-cell office:value-type="float" office:value="15600" table:style-name="ce33">
            <text:p>15.600</text:p>
          </table:table-cell>
          <table:table-cell office:value-type="float" office:value="120490" table:style-name="ce33">
            <text:p>120.490</text:p>
          </table:table-cell>
          <table:table-cell office:value-type="float" office:value="22145" table:style-name="ce33">
            <text:p>22.145</text:p>
          </table:table-cell>
          <table:table-cell office:value-type="float" office:value="1456820" table:style-name="ce33">
            <text:p>1.456.820</text:p>
          </table:table-cell>
          <table:table-cell office:value-type="float" office:value="1368295.5" table:style-name="ce33">
            <text:p>1.368.296</text:p>
          </table:table-cell>
          <table:table-cell office:value-type="percentage" office:value="0.93923442841256988" table:style-name="ce34">
            <text:p>93,9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4084647" table:style-name="ce33">
            <text:p>4.084.647</text:p>
          </table:table-cell>
          <table:table-cell office:value-type="float" office:value="281660" table:style-name="ce33">
            <text:p>281.660</text:p>
          </table:table-cell>
          <table:table-cell office:value-type="float" office:value="852480" table:style-name="ce33">
            <text:p>852.480</text:p>
          </table:table-cell>
          <table:table-cell office:value-type="float" office:value="691580" table:style-name="ce33">
            <text:p>691.580</text:p>
          </table:table-cell>
          <table:table-cell office:value-type="float" office:value="0" table:style-name="ce35">
            <text:p>0</text:p>
          </table:table-cell>
          <table:table-cell office:value-type="float" office:value="472170" table:style-name="ce33">
            <text:p>472.170</text:p>
          </table:table-cell>
          <table:table-cell office:value-type="float" office:value="94635" table:style-name="ce33">
            <text:p>94.635</text:p>
          </table:table-cell>
          <table:table-cell office:value-type="float" office:value="6477172" table:style-name="ce33">
            <text:p>6.477.172</text:p>
          </table:table-cell>
          <table:table-cell office:value-type="float" office:value="5923944" table:style-name="ce33">
            <text:p>5.923.944</text:p>
          </table:table-cell>
          <table:table-cell office:value-type="percentage" office:value="0.91458803317250181" table:style-name="ce34">
            <text:p>91,46%</text:p>
          </table:table-cell>
          <table:table-cell table:number-columns-repeated="16373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2762739" table:style-name="ce33">
            <text:p>2.762.739</text:p>
          </table:table-cell>
          <table:table-cell office:value-type="float" office:value="259590" table:style-name="ce33">
            <text:p>259.590</text:p>
          </table:table-cell>
          <table:table-cell office:value-type="float" office:value="782760" table:style-name="ce33">
            <text:p>782.760</text:p>
          </table:table-cell>
          <table:table-cell office:value-type="float" office:value="712830" table:style-name="ce33">
            <text:p>712.830</text:p>
          </table:table-cell>
          <table:table-cell office:value-type="float" office:value="91200" table:style-name="ce33">
            <text:p>91.200</text:p>
          </table:table-cell>
          <table:table-cell office:value-type="float" office:value="381270" table:style-name="ce33">
            <text:p>381.270</text:p>
          </table:table-cell>
          <table:table-cell office:value-type="float" office:value="93045" table:style-name="ce33">
            <text:p>93.045</text:p>
          </table:table-cell>
          <table:table-cell office:value-type="float" office:value="5083434" table:style-name="ce33">
            <text:p>5.083.434</text:p>
          </table:table-cell>
          <table:table-cell office:value-type="float" office:value="4370969.5" table:style-name="ce33">
            <text:p>4.370.970</text:p>
          </table:table-cell>
          <table:table-cell office:value-type="percentage" office:value="0.8598458246925208" table:style-name="ce34">
            <text:p>85,9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8920694" table:style-name="ce33">
            <text:p>8.920.694</text:p>
          </table:table-cell>
          <table:table-cell office:value-type="float" office:value="513870" table:style-name="ce33">
            <text:p>513.870</text:p>
          </table:table-cell>
          <table:table-cell office:value-type="float" office:value="1785600" table:style-name="ce33">
            <text:p>1.785.600</text:p>
          </table:table-cell>
          <table:table-cell office:value-type="float" office:value="3139230" table:style-name="ce33">
            <text:p>3.139.230</text:p>
          </table:table-cell>
          <table:table-cell office:value-type="float" office:value="0" table:style-name="ce35">
            <text:p>0</text:p>
          </table:table-cell>
          <table:table-cell office:value-type="float" office:value="1484370" table:style-name="ce33">
            <text:p>1.484.370</text:p>
          </table:table-cell>
          <table:table-cell office:value-type="float" office:value="352320" table:style-name="ce33">
            <text:p>352.320</text:p>
          </table:table-cell>
          <table:table-cell office:value-type="float" office:value="16196084" table:style-name="ce33">
            <text:p>16.196.084</text:p>
          </table:table-cell>
          <table:table-cell office:value-type="float" office:value="15558968.5" table:style-name="ce33">
            <text:p>15.558.969</text:p>
          </table:table-cell>
          <table:table-cell office:value-type="percentage" office:value="0.96066237369477714" table:style-name="ce34">
            <text:p>96,07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6709972" table:style-name="ce33">
            <text:p>6.709.972</text:p>
          </table:table-cell>
          <table:table-cell office:value-type="float" office:value="554670" table:style-name="ce33">
            <text:p>554.670</text:p>
          </table:table-cell>
          <table:table-cell office:value-type="float" office:value="1618560" table:style-name="ce33">
            <text:p>1.618.560</text:p>
          </table:table-cell>
          <table:table-cell office:value-type="float" office:value="2120240" table:style-name="ce33">
            <text:p>2.120.240</text:p>
          </table:table-cell>
          <table:table-cell office:value-type="float" office:value="0" table:style-name="ce35">
            <text:p>0</text:p>
          </table:table-cell>
          <table:table-cell office:value-type="float" office:value="857060" table:style-name="ce33">
            <text:p>857.060</text:p>
          </table:table-cell>
          <table:table-cell office:value-type="float" office:value="208530" table:style-name="ce33">
            <text:p>208.530</text:p>
          </table:table-cell>
          <table:table-cell office:value-type="float" office:value="12069032" table:style-name="ce33">
            <text:p>12.069.032</text:p>
          </table:table-cell>
          <table:table-cell office:value-type="float" office:value="10950368" table:style-name="ce33">
            <text:p>10.950.368</text:p>
          </table:table-cell>
          <table:table-cell office:value-type="percentage" office:value="0.90731120772568996" table:style-name="ce34">
            <text:p>90,7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1639481" table:style-name="ce33">
            <text:p>1.639.481</text:p>
          </table:table-cell>
          <table:table-cell office:value-type="float" office:value="156680" table:style-name="ce33">
            <text:p>156.680</text:p>
          </table:table-cell>
          <table:table-cell office:value-type="float" office:value="336960" table:style-name="ce33">
            <text:p>336.960</text:p>
          </table:table-cell>
          <table:table-cell office:value-type="float" office:value="282430" table:style-name="ce33">
            <text:p>282.430</text:p>
          </table:table-cell>
          <table:table-cell office:value-type="float" office:value="10200" table:style-name="ce33">
            <text:p>10.200</text:p>
          </table:table-cell>
          <table:table-cell office:value-type="float" office:value="182380" table:style-name="ce33">
            <text:p>182.380</text:p>
          </table:table-cell>
          <table:table-cell office:value-type="float" office:value="37450" table:style-name="ce33">
            <text:p>37.450</text:p>
          </table:table-cell>
          <table:table-cell office:value-type="float" office:value="2645581" table:style-name="ce33">
            <text:p>2.645.581</text:p>
          </table:table-cell>
          <table:table-cell office:value-type="float" office:value="2551173" table:style-name="ce33">
            <text:p>2.551.173</text:p>
          </table:table-cell>
          <table:table-cell office:value-type="percentage" office:value="0.96431483292327846" table:style-name="ce34">
            <text:p>96,4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4138999" table:style-name="ce33">
            <text:p>4.138.999</text:p>
          </table:table-cell>
          <table:table-cell office:value-type="float" office:value="261800" table:style-name="ce33">
            <text:p>261.800</text:p>
          </table:table-cell>
          <table:table-cell office:value-type="float" office:value="1042560" table:style-name="ce33">
            <text:p>1.042.560</text:p>
          </table:table-cell>
          <table:table-cell office:value-type="float" office:value="1077580" table:style-name="ce33">
            <text:p>1.077.580</text:p>
          </table:table-cell>
          <table:table-cell office:value-type="float" office:value="76800" table:style-name="ce33">
            <text:p>76.800</text:p>
          </table:table-cell>
          <table:table-cell office:value-type="float" office:value="571870" table:style-name="ce33">
            <text:p>571.870</text:p>
          </table:table-cell>
          <table:table-cell office:value-type="float" office:value="122525" table:style-name="ce33">
            <text:p>122.525</text:p>
          </table:table-cell>
          <table:table-cell office:value-type="float" office:value="7292134" table:style-name="ce33">
            <text:p>7.292.134</text:p>
          </table:table-cell>
          <table:table-cell office:value-type="float" office:value="6964438.5" table:style-name="ce33">
            <text:p>6.964.439</text:p>
          </table:table-cell>
          <table:table-cell office:value-type="percentage" office:value="0.95506178301166711" table:style-name="ce34">
            <text:p>95,5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450131" table:style-name="ce33">
            <text:p>450.131</text:p>
          </table:table-cell>
          <table:table-cell office:value-type="float" office:value="31340" table:style-name="ce33">
            <text:p>31.340</text:p>
          </table:table-cell>
          <table:table-cell office:value-type="float" office:value="106560" table:style-name="ce33">
            <text:p>106.560</text:p>
          </table:table-cell>
          <table:table-cell office:value-type="float" office:value="108710" table:style-name="ce33">
            <text:p>108.710</text:p>
          </table:table-cell>
          <table:table-cell office:value-type="float" office:value="7200" table:style-name="ce33">
            <text:p>7.200</text:p>
          </table:table-cell>
          <table:table-cell office:value-type="float" office:value="53270" table:style-name="ce33">
            <text:p>53.270</text:p>
          </table:table-cell>
          <table:table-cell office:value-type="float" office:value="15200" table:style-name="ce33">
            <text:p>15.200</text:p>
          </table:table-cell>
          <table:table-cell office:value-type="float" office:value="772411" table:style-name="ce33">
            <text:p>772.411</text:p>
          </table:table-cell>
          <table:table-cell office:value-type="float" office:value="718493.5" table:style-name="ce33">
            <text:p>718.494</text:p>
          </table:table-cell>
          <table:table-cell office:value-type="percentage" office:value="0.93019584133317623" table:style-name="ce34">
            <text:p>93,0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9313515" table:style-name="ce33">
            <text:p>9.313.515</text:p>
          </table:table-cell>
          <table:table-cell office:value-type="float" office:value="758030" table:style-name="ce33">
            <text:p>758.030</text:p>
          </table:table-cell>
          <table:table-cell office:value-type="float" office:value="1480320" table:style-name="ce33">
            <text:p>1.480.320</text:p>
          </table:table-cell>
          <table:table-cell office:value-type="float" office:value="2168580" table:style-name="ce33">
            <text:p>2.168.580</text:p>
          </table:table-cell>
          <table:table-cell office:value-type="float" office:value="140400" table:style-name="ce33">
            <text:p>140.400</text:p>
          </table:table-cell>
          <table:table-cell office:value-type="float" office:value="1182300" table:style-name="ce33">
            <text:p>1.182.300</text:p>
          </table:table-cell>
          <table:table-cell office:value-type="float" office:value="253150" table:style-name="ce33">
            <text:p>253.150</text:p>
          </table:table-cell>
          <table:table-cell office:value-type="float" office:value="15296295" table:style-name="ce33">
            <text:p>15.296.295</text:p>
          </table:table-cell>
          <table:table-cell office:value-type="float" office:value="14441497" table:style-name="ce33">
            <text:p>14.441.497</text:p>
          </table:table-cell>
          <table:table-cell office:value-type="percentage" office:value="0.94411731729807769" table:style-name="ce34">
            <text:p>94,4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785635" table:style-name="ce33">
            <text:p>1.785.635</text:p>
          </table:table-cell>
          <table:table-cell office:value-type="float" office:value="209800" table:style-name="ce33">
            <text:p>209.800</text:p>
          </table:table-cell>
          <table:table-cell office:value-type="float" office:value="339840" table:style-name="ce33">
            <text:p>339.840</text:p>
          </table:table-cell>
          <table:table-cell office:value-type="float" office:value="625500" table:style-name="ce33">
            <text:p>625.500</text:p>
          </table:table-cell>
          <table:table-cell office:value-type="float" office:value="0" table:style-name="ce35">
            <text:p>0</text:p>
          </table:table-cell>
          <table:table-cell office:value-type="float" office:value="253010" table:style-name="ce33">
            <text:p>253.010</text:p>
          </table:table-cell>
          <table:table-cell office:value-type="float" office:value="68300" table:style-name="ce33">
            <text:p>68.300</text:p>
          </table:table-cell>
          <table:table-cell office:value-type="float" office:value="3282085" table:style-name="ce33">
            <text:p>3.282.085</text:p>
          </table:table-cell>
          <table:table-cell office:value-type="float" office:value="3040646" table:style-name="ce33">
            <text:p>3.040.646</text:p>
          </table:table-cell>
          <table:table-cell office:value-type="percentage" office:value="0.92643731042919364" table:style-name="ce34">
            <text:p>92,64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893949" table:style-name="ce33">
            <text:p>893.949</text:p>
          </table:table-cell>
          <table:table-cell office:value-type="float" office:value="59730" table:style-name="ce33">
            <text:p>59.730</text:p>
          </table:table-cell>
          <table:table-cell office:value-type="float" office:value="178068" table:style-name="ce33">
            <text:p>178.068</text:p>
          </table:table-cell>
          <table:table-cell office:value-type="float" office:value="273640" table:style-name="ce33">
            <text:p>273.640</text:p>
          </table:table-cell>
          <table:table-cell office:value-type="float" office:value="0" table:style-name="ce35">
            <text:p>0</text:p>
          </table:table-cell>
          <table:table-cell office:value-type="float" office:value="135150" table:style-name="ce33">
            <text:p>135.150</text:p>
          </table:table-cell>
          <table:table-cell office:value-type="float" office:value="23710" table:style-name="ce33">
            <text:p>23.710</text:p>
          </table:table-cell>
          <table:table-cell office:value-type="float" office:value="1564247" table:style-name="ce33">
            <text:p>1.564.247</text:p>
          </table:table-cell>
          <table:table-cell office:value-type="float" office:value="1464008.5" table:style-name="ce33">
            <text:p>1.464.009</text:p>
          </table:table-cell>
          <table:table-cell office:value-type="percentage" office:value="0.93591900767589775" table:style-name="ce34">
            <text:p>93,59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2978868" table:style-name="ce33">
            <text:p>2.978.868</text:p>
          </table:table-cell>
          <table:table-cell office:value-type="float" office:value="181500" table:style-name="ce33">
            <text:p>181.500</text:p>
          </table:table-cell>
          <table:table-cell office:value-type="float" office:value="685440" table:style-name="ce33">
            <text:p>685.440</text:p>
          </table:table-cell>
          <table:table-cell office:value-type="float" office:value="817900" table:style-name="ce33">
            <text:p>817.900</text:p>
          </table:table-cell>
          <table:table-cell office:value-type="float" office:value="0" table:style-name="ce35">
            <text:p>0</text:p>
          </table:table-cell>
          <table:table-cell office:value-type="float" office:value="444200" table:style-name="ce33">
            <text:p>444.200</text:p>
          </table:table-cell>
          <table:table-cell office:value-type="float" office:value="101305" table:style-name="ce33">
            <text:p>101.305</text:p>
          </table:table-cell>
          <table:table-cell office:value-type="float" office:value="5209213" table:style-name="ce33">
            <text:p>5.209.213</text:p>
          </table:table-cell>
          <table:table-cell office:value-type="float" office:value="4878291.5" table:style-name="ce33">
            <text:p>4.878.292</text:p>
          </table:table-cell>
          <table:table-cell office:value-type="percentage" office:value="0.93647380132085212" table:style-name="ce34">
            <text:p>93,6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108450" table:style-name="ce33">
            <text:p>108.450</text:p>
          </table:table-cell>
          <table:table-cell office:value-type="float" office:value="6910" table:style-name="ce33">
            <text:p>6.910</text:p>
          </table:table-cell>
          <table:table-cell office:value-type="float" office:value="20160" table:style-name="ce33">
            <text:p>20.160</text:p>
          </table:table-cell>
          <table:table-cell office:value-type="float" office:value="24620" table:style-name="ce33">
            <text:p>24.620</text:p>
          </table:table-cell>
          <table:table-cell office:value-type="float" office:value="1800" table:style-name="ce33">
            <text:p>1.800</text:p>
          </table:table-cell>
          <table:table-cell office:value-type="float" office:value="17540" table:style-name="ce33">
            <text:p>17.540</text:p>
          </table:table-cell>
          <table:table-cell office:value-type="float" office:value="3935" table:style-name="ce33">
            <text:p>3.935</text:p>
          </table:table-cell>
          <table:table-cell office:value-type="float" office:value="183415" table:style-name="ce33">
            <text:p>183.415</text:p>
          </table:table-cell>
          <table:table-cell office:value-type="float" office:value="164284.5" table:style-name="ce33">
            <text:p>164.285</text:p>
          </table:table-cell>
          <table:table-cell office:value-type="percentage" office:value="0.89569827985715456" table:style-name="ce34">
            <text:p>89,57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111960" table:style-name="ce33">
            <text:p>111.960</text:p>
          </table:table-cell>
          <table:table-cell office:value-type="float" office:value="12000" table:style-name="ce33">
            <text:p>12.000</text:p>
          </table:table-cell>
          <table:table-cell office:value-type="float" office:value="14400" table:style-name="ce33">
            <text:p>14.400</text:p>
          </table:table-cell>
          <table:table-cell office:value-type="float" office:value="21500" table:style-name="ce33">
            <text:p>21.500</text:p>
          </table:table-cell>
          <table:table-cell office:value-type="float" office:value="1800" table:style-name="ce33">
            <text:p>1.800</text:p>
          </table:table-cell>
          <table:table-cell office:value-type="float" office:value="12660" table:style-name="ce33">
            <text:p>12.660</text:p>
          </table:table-cell>
          <table:table-cell office:value-type="float" office:value="3830" table:style-name="ce33">
            <text:p>3.830</text:p>
          </table:table-cell>
          <table:table-cell office:value-type="float" office:value="178150" table:style-name="ce33">
            <text:p>178.150</text:p>
          </table:table-cell>
          <table:table-cell office:value-type="float" office:value="155565" table:style-name="ce33">
            <text:p>155.565</text:p>
          </table:table-cell>
          <table:table-cell office:value-type="percentage" office:value="0.87322481055290491" table:style-name="ce34">
            <text:p>87,3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58986" table:style-name="ce33">
            <text:p>58.986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58710" table:style-name="ce33">
            <text:p>58.710</text:p>
          </table:table-cell>
          <table:table-cell office:value-type="float" office:value="2000" table:style-name="ce33">
            <text:p>2.000</text:p>
          </table:table-cell>
          <table:table-cell office:value-type="float" office:value="103800" table:style-name="ce33">
            <text:p>103.800</text:p>
          </table:table-cell>
          <table:table-cell office:value-type="float" office:value="2000" table:style-name="ce33">
            <text:p>2.000</text:p>
          </table:table-cell>
          <table:table-cell office:value-type="float" office:value="225496" table:style-name="ce33">
            <text:p>225.496</text:p>
          </table:table-cell>
          <table:table-cell office:value-type="float" office:value="208443.5" table:style-name="ce33">
            <text:p>208.444</text:p>
          </table:table-cell>
          <table:table-cell office:value-type="percentage" office:value="0.92437781601447477" table:style-name="ce34">
            <text:p>92,44%</text:p>
          </table:table-cell>
          <table:table-cell table:number-columns-repeated="16373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8400" table:style-name="ce38">
            <text:p>8.40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4705" table:style-name="ce38">
            <text:p>4.705</text:p>
          </table:table-cell>
          <table:table-cell office:value-type="float" office:value="13105" table:style-name="ce38">
            <text:p>13.105</text:p>
          </table:table-cell>
          <table:table-cell office:value-type="float" office:value="13602.5" table:style-name="ce38">
            <text:p>13.603</text:p>
          </table:table-cell>
          <table:table-cell office:value-type="percentage" office:value="1" table:style-name="ce39">
            <text:p>100,00%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63786285" table:style-name="ce41">
            <text:p>63.786.285</text:p>
          </table:table-cell>
          <table:table-cell office:value-type="float" office:value="4943410" table:style-name="ce41">
            <text:p>4.943.410</text:p>
          </table:table-cell>
          <table:table-cell office:value-type="float" office:value="13000866" table:style-name="ce41">
            <text:p>13.000.866</text:p>
          </table:table-cell>
          <table:table-cell office:value-type="float" office:value="17045890" table:style-name="ce42">
            <text:p>17.045.890</text:p>
          </table:table-cell>
          <table:table-cell office:value-type="float" office:value="653000" table:style-name="ce42">
            <text:p>653.000</text:p>
          </table:table-cell>
          <table:table-cell office:value-type="float" office:value="8962110" table:style-name="ce43">
            <text:p>8.962.110</text:p>
          </table:table-cell>
          <table:table-cell office:value-type="float" office:value="2023960" table:style-name="ce44">
            <text:p>2.023.960</text:p>
          </table:table-cell>
          <table:table-cell office:value-type="float" office:value="110415521" table:style-name="ce45">
            <text:p>110.415.521</text:p>
          </table:table-cell>
          <table:table-cell office:value-type="float" office:value="103212818.5" table:style-name="ce45">
            <text:p>103.212.819</text:p>
          </table:table-cell>
          <table:table-cell office:value-type="percentage" office:value="0.93476730051384715" table:style-name="ce46">
            <text:p>93,48%</text:p>
          </table:table-cell>
          <table:table-cell table:number-columns-repeated="16373"/>
        </table:table-row>
        <table:table-row table:number-rows-repeated="1048552" table:style-name="ro5">
          <table:table-cell table:number-columns-repeated="16384"/>
        </table:table-row>
      </table:table>
      <table:table table:name="Comunicacion_2" table:style-name="ta2">
        <table:table-column table:style-name="co4" table:number-columns-repeated="16384" table:default-cell-style-name="ce1"/>
        <table:table-row table:style-name="ro6">
          <table:table-cell table:style-name="ce49"/>
          <table:table-cell office:value-type="string" table:style-name="ce50">
            <text:p>Nº Personas con al menos 1 dosis</text:p>
          </table:table-cell>
          <table:table-cell office:value-type="string" table:style-name="ce50">
            <text:p>Nº Personas con pauta completa</text:p>
          </table:table-cell>
          <table:table-cell office:value-type="string" table:style-name="ce50">
            <text:p>% Pautas incompletas</text:p>
          </table:table-cell>
          <table:table-cell office:value-type="string" table:style-name="ce50">
            <text:p>Nº Personas con 1ª dosis de recuerdo<text:span text:style-name="T3">(2)</text:span></text:p>
          </table:table-cell>
          <table:table-cell office:value-type="string" table:style-name="ce50">
            <text:p>Fecha de la última vacuna registrada<text:span text:style-name="T3">(1)</text:span></text:p>
          </table:table-cell>
          <table:table-cell table:number-columns-repeated="16378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7489919" table:style-name="ce51">
            <text:p>7.489.919</text:p>
          </table:table-cell>
          <table:table-cell office:value-type="float" office:value="7354210" table:style-name="ce51">
            <text:p>7.354.210</text:p>
          </table:table-cell>
          <table:table-cell office:value-type="percentage" office:value="1.8118887534030743E-2" table:style-name="ce31">
            <text:p>1,81%</text:p>
          </table:table-cell>
          <table:table-cell office:value-type="float" office:value="4268762" table:style-name="ce51">
            <text:p>4.268.762</text:p>
          </table:table-cell>
          <table:table-cell office:value-type="date" office:date-value="2022-11-16T00:00:00" table:style-name="ce52">
            <text:p>16/11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152795" table:style-name="ce53">
            <text:p>1.152.795</text:p>
          </table:table-cell>
          <table:table-cell office:value-type="float" office:value="1132856" table:style-name="ce53">
            <text:p>1.132.856</text:p>
          </table:table-cell>
          <table:table-cell office:value-type="percentage" office:value="1.7296223526299125E-2" table:style-name="ce34">
            <text:p>1,73%</text:p>
          </table:table-cell>
          <table:table-cell office:value-type="float" office:value="741919" table:style-name="ce53">
            <text:p>741.919</text:p>
          </table:table-cell>
          <table:table-cell office:value-type="date" office:date-value="2022-12-05T00:00:00" table:style-name="ce54">
            <text:p>05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930314" table:style-name="ce53">
            <text:p>930.314</text:p>
          </table:table-cell>
          <table:table-cell office:value-type="float" office:value="921179" table:style-name="ce53">
            <text:p>921.179</text:p>
          </table:table-cell>
          <table:table-cell office:value-type="percentage" office:value="9.8192653233209436E-3" table:style-name="ce34">
            <text:p>0,98%</text:p>
          </table:table-cell>
          <table:table-cell office:value-type="float" office:value="735173" table:style-name="ce53">
            <text:p>735.173</text:p>
          </table:table-cell>
          <table:table-cell office:value-type="date" office:date-value="2022-12-05T00:00:00" table:style-name="ce54">
            <text:p>05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929787" table:style-name="ce53">
            <text:p>929.787</text:p>
          </table:table-cell>
          <table:table-cell office:value-type="float" office:value="915184" table:style-name="ce53">
            <text:p>915.184</text:p>
          </table:table-cell>
          <table:table-cell office:value-type="percentage" office:value="1.5705747660485683E-2" table:style-name="ce34">
            <text:p>1,57%</text:p>
          </table:table-cell>
          <table:table-cell office:value-type="float" office:value="506188" table:style-name="ce53">
            <text:p>506.188</text:p>
          </table:table-cell>
          <table:table-cell office:value-type="date" office:date-value="2022-12-05T00:00:00" table:style-name="ce54">
            <text:p>05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1826867" table:style-name="ce53">
            <text:p>1.826.867</text:p>
          </table:table-cell>
          <table:table-cell office:value-type="float" office:value="1773252" table:style-name="ce53">
            <text:p>1.773.252</text:p>
          </table:table-cell>
          <table:table-cell office:value-type="percentage" office:value="2.9348058725676255E-2" table:style-name="ce34">
            <text:p>2,93%</text:p>
          </table:table-cell>
          <table:table-cell office:value-type="float" office:value="1035324" table:style-name="ce53">
            <text:p>1.035.324</text:p>
          </table:table-cell>
          <table:table-cell office:value-type="date" office:date-value="2022-12-06T00:00:00" table:style-name="ce54">
            <text:p>06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520402" table:style-name="ce53">
            <text:p>520.402</text:p>
          </table:table-cell>
          <table:table-cell office:value-type="float" office:value="516909" table:style-name="ce53">
            <text:p>516.909</text:p>
          </table:table-cell>
          <table:table-cell office:value-type="percentage" office:value="6.712118708229407E-3" table:style-name="ce34">
            <text:p>0,67%</text:p>
          </table:table-cell>
          <table:table-cell office:value-type="float" office:value="366493" table:style-name="ce53">
            <text:p>366.493</text:p>
          </table:table-cell>
          <table:table-cell office:value-type="date" office:date-value="2022-12-05T00:00:00" table:style-name="ce54">
            <text:p>05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2153610" table:style-name="ce53">
            <text:p>2.153.610</text:p>
          </table:table-cell>
          <table:table-cell office:value-type="float" office:value="2129318" table:style-name="ce53">
            <text:p>2.129.318</text:p>
          </table:table-cell>
          <table:table-cell office:value-type="percentage" office:value="1.1279665306160353E-2" table:style-name="ce34">
            <text:p>1,13%</text:p>
          </table:table-cell>
          <table:table-cell office:value-type="float" office:value="1566301" table:style-name="ce53">
            <text:p>1.566.301</text:p>
          </table:table-cell>
          <table:table-cell office:value-type="date" office:date-value="2022-12-06T00:00:00" table:style-name="ce54">
            <text:p>06/12/2022</text:p>
          </table:table-cell>
          <table:table-cell table:number-columns-repeated="16378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1770501" table:style-name="ce53">
            <text:p>1.770.501</text:p>
          </table:table-cell>
          <table:table-cell office:value-type="float" office:value="1720248" table:style-name="ce53">
            <text:p>1.720.248</text:p>
          </table:table-cell>
          <table:table-cell office:value-type="percentage" office:value="2.8383491452419401E-2" table:style-name="ce34">
            <text:p>2,84%</text:p>
          </table:table-cell>
          <table:table-cell office:value-type="float" office:value="1123690" table:style-name="ce53">
            <text:p>1.123.690</text:p>
          </table:table-cell>
          <table:table-cell office:value-type="date" office:date-value="2022-12-05T00:00:00" table:style-name="ce54">
            <text:p>05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6505157" table:style-name="ce53">
            <text:p>6.505.157</text:p>
          </table:table-cell>
          <table:table-cell office:value-type="float" office:value="6371787" table:style-name="ce53">
            <text:p>6.371.787</text:p>
          </table:table-cell>
          <table:table-cell office:value-type="percentage" office:value="2.0502195412040018E-2" table:style-name="ce34">
            <text:p>2,05%</text:p>
          </table:table-cell>
          <table:table-cell office:value-type="float" office:value="3972240" table:style-name="ce53">
            <text:p>3.972.240</text:p>
          </table:table-cell>
          <table:table-cell office:value-type="date" office:date-value="2022-12-06T00:00:00" table:style-name="ce54">
            <text:p>06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4456380" table:style-name="ce53">
            <text:p>4.456.380</text:p>
          </table:table-cell>
          <table:table-cell office:value-type="float" office:value="4397294" table:style-name="ce53">
            <text:p>4.397.294</text:p>
          </table:table-cell>
          <table:table-cell office:value-type="percentage" office:value="1.3258743643944188E-2" table:style-name="ce34">
            <text:p>1,33%</text:p>
          </table:table-cell>
          <table:table-cell office:value-type="float" office:value="3045821" table:style-name="ce53">
            <text:p>3.045.821</text:p>
          </table:table-cell>
          <table:table-cell office:value-type="date" office:date-value="2022-12-06T00:00:00" table:style-name="ce54">
            <text:p>06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971290" table:style-name="ce53">
            <text:p>971.290</text:p>
          </table:table-cell>
          <table:table-cell office:value-type="float" office:value="954030" table:style-name="ce53">
            <text:p>954.030</text:p>
          </table:table-cell>
          <table:table-cell office:value-type="percentage" office:value="1.7770181923009606E-2" table:style-name="ce34">
            <text:p>1,78%</text:p>
          </table:table-cell>
          <table:table-cell office:value-type="float" office:value="664011" table:style-name="ce53">
            <text:p>664.011</text:p>
          </table:table-cell>
          <table:table-cell office:value-type="date" office:date-value="2022-12-05T00:00:00" table:style-name="ce54">
            <text:p>05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485249" table:style-name="ce53">
            <text:p>2.485.249</text:p>
          </table:table-cell>
          <table:table-cell office:value-type="float" office:value="2460619" table:style-name="ce53">
            <text:p>2.460.619</text:p>
          </table:table-cell>
          <table:table-cell office:value-type="percentage" office:value="9.9104757712406288E-3" table:style-name="ce34">
            <text:p>0,99%</text:p>
          </table:table-cell>
          <table:table-cell office:value-type="float" office:value="2012392" table:style-name="ce53">
            <text:p>2.012.392</text:p>
          </table:table-cell>
          <table:table-cell office:value-type="date" office:date-value="2022-12-06T00:00:00" table:style-name="ce54">
            <text:p>06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284918" table:style-name="ce53">
            <text:p>284.918</text:p>
          </table:table-cell>
          <table:table-cell office:value-type="float" office:value="287190" table:style-name="ce53">
            <text:p>287.190</text:p>
          </table:table-cell>
          <table:table-cell office:value-type="percentage" office:value="0" table:style-name="ce34">
            <text:p>0,00%</text:p>
          </table:table-cell>
          <table:table-cell office:value-type="float" office:value="189693" table:style-name="ce53">
            <text:p>189.693</text:p>
          </table:table-cell>
          <table:table-cell office:value-type="date" office:date-value="2022-12-05T00:00:00" table:style-name="ce54">
            <text:p>05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5783099" table:style-name="ce53">
            <text:p>5.783.099</text:p>
          </table:table-cell>
          <table:table-cell office:value-type="float" office:value="5744113" table:style-name="ce53">
            <text:p>5.744.113</text:p>
          </table:table-cell>
          <table:table-cell office:value-type="percentage" office:value="6.7413682525580146E-3" table:style-name="ce34">
            <text:p>0,67%</text:p>
          </table:table-cell>
          <table:table-cell office:value-type="float" office:value="3567448" table:style-name="ce53">
            <text:p>3.567.448</text:p>
          </table:table-cell>
          <table:table-cell office:value-type="date" office:date-value="2022-12-06T00:00:00" table:style-name="ce54">
            <text:p>06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302272" table:style-name="ce53">
            <text:p>1.302.272</text:p>
          </table:table-cell>
          <table:table-cell office:value-type="float" office:value="1283714" table:style-name="ce53">
            <text:p>1.283.714</text:p>
          </table:table-cell>
          <table:table-cell office:value-type="percentage" office:value="1.425047916257126E-2" table:style-name="ce34">
            <text:p>1,43%</text:p>
          </table:table-cell>
          <table:table-cell office:value-type="float" office:value="725249" table:style-name="ce53">
            <text:p>725.249</text:p>
          </table:table-cell>
          <table:table-cell office:value-type="date" office:date-value="2022-12-05T00:00:00" table:style-name="ce54">
            <text:p>05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569120" table:style-name="ce53">
            <text:p>569.120</text:p>
          </table:table-cell>
          <table:table-cell office:value-type="float" office:value="564247" table:style-name="ce53">
            <text:p>564.247</text:p>
          </table:table-cell>
          <table:table-cell office:value-type="percentage" office:value="8.5623418611189203E-3" table:style-name="ce34">
            <text:p>0,86%</text:p>
          </table:table-cell>
          <table:table-cell office:value-type="float" office:value="374150" table:style-name="ce53">
            <text:p>374.150</text:p>
          </table:table-cell>
          <table:table-cell office:value-type="date" office:date-value="2022-12-06T00:00:00" table:style-name="ce54">
            <text:p>06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956482" table:style-name="ce53">
            <text:p>1.956.482</text:p>
          </table:table-cell>
          <table:table-cell office:value-type="float" office:value="1922792" table:style-name="ce53">
            <text:p>1.922.792</text:p>
          </table:table-cell>
          <table:table-cell office:value-type="percentage" office:value="1.7219683084229755E-2" table:style-name="ce34">
            <text:p>1,72%</text:p>
          </table:table-cell>
          <table:table-cell office:value-type="float" office:value="1257578" table:style-name="ce53">
            <text:p>1.257.578</text:p>
          </table:table-cell>
          <table:table-cell office:value-type="date" office:date-value="2022-12-06T00:00:00" table:style-name="ce54">
            <text:p>06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68692" table:style-name="ce53">
            <text:p>68.692</text:p>
          </table:table-cell>
          <table:table-cell office:value-type="float" office:value="65859" table:style-name="ce53">
            <text:p>65.859</text:p>
          </table:table-cell>
          <table:table-cell office:value-type="percentage" office:value="4.1242066033890412E-2" table:style-name="ce34">
            <text:p>4,12%</text:p>
          </table:table-cell>
          <table:table-cell office:value-type="float" office:value="44122" table:style-name="ce53">
            <text:p>44.122</text:p>
          </table:table-cell>
          <table:table-cell office:value-type="date" office:date-value="2022-12-05T00:00:00" table:style-name="ce54">
            <text:p>05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66607" table:style-name="ce53">
            <text:p>66.607</text:p>
          </table:table-cell>
          <table:table-cell office:value-type="float" office:value="63345" table:style-name="ce53">
            <text:p>63.345</text:p>
          </table:table-cell>
          <table:table-cell office:value-type="percentage" office:value="4.8973831579263438E-2" table:style-name="ce34">
            <text:p>4,90%</text:p>
          </table:table-cell>
          <table:table-cell office:value-type="float" office:value="37292" table:style-name="ce53">
            <text:p>37.292</text:p>
          </table:table-cell>
          <table:table-cell office:value-type="date" office:date-value="2022-12-05T00:00:00" table:style-name="ce54">
            <text:p>05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95169" table:style-name="ce53">
            <text:p>95.169</text:p>
          </table:table-cell>
          <table:table-cell office:value-type="float" office:value="94838" table:style-name="ce53">
            <text:p>94.838</text:p>
          </table:table-cell>
          <table:table-cell office:value-type="percentage" office:value="3.4780233059084364E-3" table:style-name="ce34">
            <text:p>0,35%</text:p>
          </table:table-cell>
          <table:table-cell office:value-type="float" office:value="51875" table:style-name="ce53">
            <text:p>51.875</text:p>
          </table:table-cell>
          <table:table-cell office:value-type="date" office:date-value="2022-11-14T00:00:00" table:style-name="ce54">
            <text:p>14/11/2022</text:p>
          </table:table-cell>
          <table:table-cell table:number-columns-repeated="16378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8125" table:style-name="ce55">
            <text:p>8.125</text:p>
          </table:table-cell>
          <table:table-cell office:value-type="float" office:value="8143" table:style-name="ce55">
            <text:p>8.143</text:p>
          </table:table-cell>
          <table:table-cell office:value-type="percentage" office:value="0" table:style-name="ce39">
            <text:p>0,00%</text:p>
          </table:table-cell>
          <table:table-cell office:value-type="float" office:value="4136" table:style-name="ce55">
            <text:p>4.136</text:p>
          </table:table-cell>
          <table:table-cell office:value-type="date" office:date-value="2022-11-30T00:00:00" table:style-name="ce56">
            <text:p>30/11/2022</text:p>
          </table:table-cell>
          <table:table-cell table:number-columns-repeated="16378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41326755" table:style-name="ce57">
            <text:p>41.326.755</text:p>
          </table:table-cell>
          <table:table-cell office:value-type="float" office:value="40681127" table:style-name="ce57">
            <text:p>40.681.127</text:p>
          </table:table-cell>
          <table:table-cell office:value-type="percentage" office:value="1.5622518632300068E-2" table:style-name="ce46">
            <text:p>1,56%</text:p>
          </table:table-cell>
          <table:table-cell office:value-type="float" office:value="26289857" table:style-name="ce57">
            <text:p>26.289.857</text:p>
          </table:table-cell>
          <table:table-cell table:style-name="ce58"/>
          <table:table-cell table:number-columns-repeated="16378"/>
        </table:table-row>
        <table:table-row table:number-rows-repeated="1048553" table:style-name="ro5">
          <table:table-cell table:number-columns-repeated="16384"/>
        </table:table-row>
      </table:table>
      <table:table table:name="Mayores_de_12_años" table:style-name="ta3">
        <table:table-column table:style-name="co5" table:default-cell-style-name="ce61"/>
        <table:table-column table:style-name="co6" table:number-columns-repeated="5" table:default-cell-style-name="ce61"/>
        <table:table-column table:style-name="co4" table:number-columns-repeated="2" table:default-cell-style-name="ce61"/>
        <table:table-column table:style-name="co3" table:number-columns-repeated="7" table:default-cell-style-name="ce61"/>
        <table:table-column table:style-name="co4" table:number-columns-repeated="16369" table:default-cell-style-name="ce61"/>
        <table:table-row table:style-name="ro8">
          <table:table-cell table:style-name="ce59"/>
          <table:table-cell office:value-type="string" table:style-name="ce60">
            <text:p>Población a vacunar mayor de 12 años</text:p>
          </table:table-cell>
          <table:table-cell office:value-type="string" table:style-name="ce60">
            <text:p>Nº Personas con 1 dosis</text:p>
          </table:table-cell>
          <table:table-cell office:value-type="string" table:style-name="ce60">
            <text:p>% 1ª dosis</text:p>
          </table:table-cell>
          <table:table-cell office:value-type="string" table:style-name="ce60">
            <text:p>Nº Personas con pauta completa</text:p>
          </table:table-cell>
          <table:table-cell office:value-type="string" table:style-name="ce60">
            <text:p>% personas con pauta completa</text:p>
          </table:table-cell>
          <table:table-cell office:value-type="string" table:style-name="ce60">
            <text:p>Fecha de la última vacuna registrada<text:s/><text:span text:style-name="T4">(2)</text:span></text:p>
          </table:table-cell>
          <table:table-cell table:number-columns-repeated="16377"/>
        </table:table-row>
        <table:table-row table:style-name="ro2">
          <table:table-cell office:value-type="string" table:style-name="ce62">
            <text:p>Andalucía</text:p>
          </table:table-cell>
          <table:table-cell office:value-type="float" office:value="7508005" table:style-name="ce63">
            <text:p>7.508.005</text:p>
          </table:table-cell>
          <table:table-cell office:value-type="float" office:value="7047342" table:style-name="ce63">
            <text:p>7.047.342</text:p>
          </table:table-cell>
          <table:table-cell office:value-type="percentage" office:value="0.93864375423298196" table:style-name="ce64">
            <text:p>93,9%</text:p>
          </table:table-cell>
          <table:table-cell office:value-type="float" office:value="7037995" table:style-name="ce63">
            <text:p>7.037.995</text:p>
          </table:table-cell>
          <table:table-cell office:value-type="percentage" office:value="0.93739881633003708" table:style-name="ce64">
            <text:p>93,7%</text:p>
          </table:table-cell>
          <table:table-cell office:value-type="date" office:date-value="2022-11-16T00:00:00" table:style-name="ce65">
            <text:p>16/11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ragón</text:p>
          </table:table-cell>
          <table:table-cell office:value-type="float" office:value="1189408" table:style-name="ce63">
            <text:p>1.189.408</text:p>
          </table:table-cell>
          <table:table-cell office:value-type="float" office:value="1098744" table:style-name="ce63">
            <text:p>1.098.744</text:p>
          </table:table-cell>
          <table:table-cell office:value-type="percentage" office:value="0.92377384379455996" table:style-name="ce64">
            <text:p>92,4%</text:p>
          </table:table-cell>
          <table:table-cell office:value-type="float" office:value="1092679" table:style-name="ce63">
            <text:p>1.092.679</text:p>
          </table:table-cell>
          <table:table-cell office:value-type="percentage" office:value="0.91867466840646772" table:style-name="ce67">
            <text:p>91,9%</text:p>
          </table:table-cell>
          <table:table-cell office:value-type="date" office:date-value="2022-12-05T00:00:00" table:style-name="ce65">
            <text:p>05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sturias<text:s/></text:p>
          </table:table-cell>
          <table:table-cell office:value-type="float" office:value="930447" table:style-name="ce63">
            <text:p>930.447</text:p>
          </table:table-cell>
          <table:table-cell office:value-type="float" office:value="886197" table:style-name="ce63">
            <text:p>886.197</text:p>
          </table:table-cell>
          <table:table-cell office:value-type="percentage" office:value="0.95244221325878853" table:style-name="ce64">
            <text:p>95,2%</text:p>
          </table:table-cell>
          <table:table-cell office:value-type="float" office:value="886992" table:style-name="ce63">
            <text:p>886.992</text:p>
          </table:table-cell>
          <table:table-cell office:value-type="percentage" office:value="0.95329664129176617" table:style-name="ce67">
            <text:p>95,3%</text:p>
          </table:table-cell>
          <table:table-cell office:value-type="date" office:date-value="2022-12-05T00:00:00" table:style-name="ce65">
            <text:p>05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Baleares</text:p>
          </table:table-cell>
          <table:table-cell office:value-type="float" office:value="1083187" table:style-name="ce63">
            <text:p>1.083.187</text:p>
          </table:table-cell>
          <table:table-cell office:value-type="float" office:value="898019" table:style-name="ce63">
            <text:p>898.019</text:p>
          </table:table-cell>
          <table:table-cell office:value-type="percentage" office:value="0.82905260125906233" table:style-name="ce64">
            <text:p>82,9%</text:p>
          </table:table-cell>
          <table:table-cell office:value-type="float" office:value="892763" table:style-name="ce63">
            <text:p>892.763</text:p>
          </table:table-cell>
          <table:table-cell office:value-type="percentage" office:value="0.82420025351116655" table:style-name="ce67">
            <text:p>82,4%</text:p>
          </table:table-cell>
          <table:table-cell office:value-type="date" office:date-value="2022-12-05T00:00:00" table:style-name="ce65">
            <text:p>05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arias</text:p>
          </table:table-cell>
          <table:table-cell office:value-type="float" office:value="2033513" table:style-name="ce63">
            <text:p>2.033.513</text:p>
          </table:table-cell>
          <table:table-cell office:value-type="float" office:value="1750402" table:style-name="ce63">
            <text:p>1.750.402</text:p>
          </table:table-cell>
          <table:table-cell office:value-type="percentage" office:value="0.8607773837688768" table:style-name="ce64">
            <text:p>86,1%</text:p>
          </table:table-cell>
          <table:table-cell office:value-type="float" office:value="1719154" table:style-name="ce63">
            <text:p>1.719.154</text:p>
          </table:table-cell>
          <table:table-cell office:value-type="percentage" office:value="0.84541087271141124" table:style-name="ce67">
            <text:p>84,5%</text:p>
          </table:table-cell>
          <table:table-cell office:value-type="date" office:date-value="2022-12-06T00:00:00" table:style-name="ce65">
            <text:p>06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tabria</text:p>
          </table:table-cell>
          <table:table-cell office:value-type="float" office:value="527062" table:style-name="ce63">
            <text:p>527.062</text:p>
          </table:table-cell>
          <table:table-cell office:value-type="float" office:value="495216" table:style-name="ce63">
            <text:p>495.216</text:p>
          </table:table-cell>
          <table:table-cell office:value-type="percentage" office:value="0.93957826593455795" table:style-name="ce64">
            <text:p>94,0%</text:p>
          </table:table-cell>
          <table:table-cell office:value-type="float" office:value="496589" table:style-name="ce63">
            <text:p>496.589</text:p>
          </table:table-cell>
          <table:table-cell office:value-type="percentage" office:value="0.94218327255616985" table:style-name="ce67">
            <text:p>94,2%</text:p>
          </table:table-cell>
          <table:table-cell office:value-type="date" office:date-value="2022-12-05T00:00:00" table:style-name="ce65">
            <text:p>05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y Leon<text:s/></text:p>
          </table:table-cell>
          <table:table-cell office:value-type="float" office:value="2172149" table:style-name="ce63">
            <text:p>2.172.149</text:p>
          </table:table-cell>
          <table:table-cell office:value-type="float" office:value="2049835" table:style-name="ce63">
            <text:p>2.049.835</text:p>
          </table:table-cell>
          <table:table-cell office:value-type="percentage" office:value="0.94368986657913434" table:style-name="ce64">
            <text:p>94,4%</text:p>
          </table:table-cell>
          <table:table-cell office:value-type="float" office:value="2042390" table:style-name="ce63">
            <text:p>2.042.390</text:p>
          </table:table-cell>
          <table:table-cell office:value-type="percentage" office:value="0.94026238531518791" table:style-name="ce67">
            <text:p>94,0%</text:p>
          </table:table-cell>
          <table:table-cell office:value-type="date" office:date-value="2022-12-06T00:00:00" table:style-name="ce65">
            <text:p>06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- La Mancha</text:p>
          </table:table-cell>
          <table:table-cell office:value-type="float" office:value="1816082" table:style-name="ce63">
            <text:p>1.816.082</text:p>
          </table:table-cell>
          <table:table-cell office:value-type="float" office:value="1665360" table:style-name="ce63">
            <text:p>1.665.360</text:p>
          </table:table-cell>
          <table:table-cell office:value-type="percentage" office:value="0.91700705144371231" table:style-name="ce64">
            <text:p>91,7%</text:p>
          </table:table-cell>
          <table:table-cell office:value-type="float" office:value="1643351" table:style-name="ce63">
            <text:p>1.643.351</text:p>
          </table:table-cell>
          <table:table-cell office:value-type="percentage" office:value="0.90488810527277952" table:style-name="ce67">
            <text:p>90,5%</text:p>
          </table:table-cell>
          <table:table-cell office:value-type="date" office:date-value="2022-12-05T00:00:00" table:style-name="ce65">
            <text:p>05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taluña</text:p>
          </table:table-cell>
          <table:table-cell office:value-type="float" office:value="6782414" table:style-name="ce63">
            <text:p>6.782.414</text:p>
          </table:table-cell>
          <table:table-cell office:value-type="float" office:value="6260978" table:style-name="ce63">
            <text:p>6.260.978</text:p>
          </table:table-cell>
          <table:table-cell office:value-type="percentage" office:value="0.92311940851738039" table:style-name="ce64">
            <text:p>92,3%</text:p>
          </table:table-cell>
          <table:table-cell office:value-type="float" office:value="6194460" table:style-name="ce63">
            <text:p>6.194.460</text:p>
          </table:table-cell>
          <table:table-cell office:value-type="percentage" office:value="0.91331198596841778" table:style-name="ce67">
            <text:p>91,3%</text:p>
          </table:table-cell>
          <table:table-cell office:value-type="date" office:date-value="2022-12-06T00:00:00" table:style-name="ce65">
            <text:p>06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. Valenciana</text:p>
          </table:table-cell>
          <table:table-cell office:value-type="float" office:value="4492026" table:style-name="ce63">
            <text:p>4.492.026</text:p>
          </table:table-cell>
          <table:table-cell office:value-type="float" office:value="4198869" table:style-name="ce63">
            <text:p>4.198.869</text:p>
          </table:table-cell>
          <table:table-cell office:value-type="percentage" office:value="0.93473835636748315" table:style-name="ce64">
            <text:p>93,5%</text:p>
          </table:table-cell>
          <table:table-cell office:value-type="float" office:value="4223299" table:style-name="ce63">
            <text:p>4.223.299</text:p>
          </table:table-cell>
          <table:table-cell office:value-type="percentage" office:value="0.94017688232436769" table:style-name="ce67">
            <text:p>94,0%</text:p>
          </table:table-cell>
          <table:table-cell office:value-type="date" office:date-value="2022-12-06T00:00:00" table:style-name="ce65">
            <text:p>06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Extremadura</text:p>
          </table:table-cell>
          <table:table-cell office:value-type="float" office:value="949890" table:style-name="ce63">
            <text:p>949.890</text:p>
          </table:table-cell>
          <table:table-cell office:value-type="float" office:value="910423" table:style-name="ce63">
            <text:p>910.423</text:p>
          </table:table-cell>
          <table:table-cell office:value-type="percentage" office:value="0.95845097853435657" table:style-name="ce64">
            <text:p>95,8%</text:p>
          </table:table-cell>
          <table:table-cell office:value-type="float" office:value="907994" table:style-name="ce63">
            <text:p>907.994</text:p>
          </table:table-cell>
          <table:table-cell office:value-type="percentage" office:value="0.95589384033940772" table:style-name="ce67">
            <text:p>95,6%</text:p>
          </table:table-cell>
          <table:table-cell office:value-type="date" office:date-value="2022-12-05T00:00:00" table:style-name="ce65">
            <text:p>05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Galicia</text:p>
          </table:table-cell>
          <table:table-cell office:value-type="float" office:value="2456127" table:style-name="ce63">
            <text:p>2.456.127</text:p>
          </table:table-cell>
          <table:table-cell office:value-type="float" office:value="2342988" table:style-name="ce63">
            <text:p>2.342.988</text:p>
          </table:table-cell>
          <table:table-cell office:value-type="percentage" office:value="0.95393601389504701" table:style-name="ce64">
            <text:p>95,4%</text:p>
          </table:table-cell>
          <table:table-cell office:value-type="float" office:value="2349380" table:style-name="ce63">
            <text:p>2.349.380</text:p>
          </table:table-cell>
          <table:table-cell office:value-type="percentage" office:value="0.95653848518419449" table:style-name="ce67">
            <text:p>95,7%</text:p>
          </table:table-cell>
          <table:table-cell office:value-type="date" office:date-value="2022-12-06T00:00:00" table:style-name="ce65">
            <text:p>06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La Rioja</text:p>
          </table:table-cell>
          <table:table-cell office:value-type="float" office:value="281479" table:style-name="ce63">
            <text:p>281.479</text:p>
          </table:table-cell>
          <table:table-cell office:value-type="float" office:value="269508" table:style-name="ce63">
            <text:p>269.508</text:p>
          </table:table-cell>
          <table:table-cell office:value-type="percentage" office:value="0.95747107244234919" table:style-name="ce64">
            <text:p>95,7%</text:p>
          </table:table-cell>
          <table:table-cell office:value-type="float" office:value="274325" table:style-name="ce63">
            <text:p>274.325</text:p>
          </table:table-cell>
          <table:table-cell office:value-type="percentage" office:value="0.9745842496243059" table:style-name="ce67">
            <text:p>97,5%</text:p>
          </table:table-cell>
          <table:table-cell office:value-type="date" office:date-value="2022-12-05T00:00:00" table:style-name="ce65">
            <text:p>05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adrid</text:p>
          </table:table-cell>
          <table:table-cell office:value-type="float" office:value="5970908" table:style-name="ce63">
            <text:p>5.970.908</text:p>
          </table:table-cell>
          <table:table-cell office:value-type="float" office:value="5526868" table:style-name="ce63">
            <text:p>5.526.868</text:p>
          </table:table-cell>
          <table:table-cell office:value-type="percentage" office:value="0.92563275133363299" table:style-name="ce64">
            <text:p>92,6%</text:p>
          </table:table-cell>
          <table:table-cell office:value-type="float" office:value="5539744" table:style-name="ce63">
            <text:p>5.539.744</text:p>
          </table:table-cell>
          <table:table-cell office:value-type="percentage" office:value="0.92778920726964809" table:style-name="ce67">
            <text:p>92,8%</text:p>
          </table:table-cell>
          <table:table-cell office:value-type="date" office:date-value="2022-12-06T00:00:00" table:style-name="ce65">
            <text:p>06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urcia<text:s/></text:p>
          </table:table-cell>
          <table:table-cell office:value-type="float" office:value="1317614" table:style-name="ce63">
            <text:p>1.317.614</text:p>
          </table:table-cell>
          <table:table-cell office:value-type="float" office:value="1233190" table:style-name="ce63">
            <text:p>1.233.190</text:p>
          </table:table-cell>
          <table:table-cell office:value-type="percentage" office:value="0.9359266067300438" table:style-name="ce64">
            <text:p>93,6%</text:p>
          </table:table-cell>
          <table:table-cell office:value-type="float" office:value="1238835" table:style-name="ce63">
            <text:p>1.238.835</text:p>
          </table:table-cell>
          <table:table-cell office:value-type="percentage" office:value="0.94021086600476311" table:style-name="ce67">
            <text:p>94,0%</text:p>
          </table:table-cell>
          <table:table-cell office:value-type="date" office:date-value="2022-12-05T00:00:00" table:style-name="ce65">
            <text:p>05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Navarra</text:p>
          </table:table-cell>
          <table:table-cell office:value-type="float" office:value="580174" table:style-name="ce63">
            <text:p>580.174</text:p>
          </table:table-cell>
          <table:table-cell office:value-type="float" office:value="540378" table:style-name="ce63">
            <text:p>540.378</text:p>
          </table:table-cell>
          <table:table-cell office:value-type="percentage" office:value="0.93140678486109341" table:style-name="ce64">
            <text:p>93,1%</text:p>
          </table:table-cell>
          <table:table-cell office:value-type="float" office:value="541695" table:style-name="ce63">
            <text:p>541.695</text:p>
          </table:table-cell>
          <table:table-cell office:value-type="percentage" office:value="0.93367679351367006" table:style-name="ce67">
            <text:p>93,4%</text:p>
          </table:table-cell>
          <table:table-cell office:value-type="date" office:date-value="2022-12-06T00:00:00" table:style-name="ce65">
            <text:p>06/12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País Vasco</text:p>
          </table:table-cell>
          <table:table-cell office:value-type="float" office:value="1955253" table:style-name="ce63">
            <text:p>1.955.253</text:p>
          </table:table-cell>
          <table:table-cell office:value-type="float" office:value="1870973" table:style-name="ce63">
            <text:p>1.870.973</text:p>
          </table:table-cell>
          <table:table-cell office:value-type="percentage" office:value="0.95689560379142746" table:style-name="ce64">
            <text:p>95,7%</text:p>
          </table:table-cell>
          <table:table-cell office:value-type="float" office:value="1861777" table:style-name="ce63">
            <text:p>1.861.777</text:p>
          </table:table-cell>
          <table:table-cell office:value-type="percentage" office:value="0.9521923761272838" table:style-name="ce67">
            <text:p>95,2%</text:p>
          </table:table-cell>
          <table:table-cell office:value-type="date" office:date-value="2022-12-06T00:00:00" table:style-name="ce65">
            <text:p>06/12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Ceuta</text:p>
          </table:table-cell>
          <table:table-cell office:value-type="float" office:value="71029" table:style-name="ce63">
            <text:p>71.029</text:p>
          </table:table-cell>
          <table:table-cell office:value-type="float" office:value="65674" table:style-name="ce63">
            <text:p>65.674</text:p>
          </table:table-cell>
          <table:table-cell office:value-type="percentage" office:value="0.92460825859860052" table:style-name="ce64">
            <text:p>92,5%</text:p>
          </table:table-cell>
          <table:table-cell office:value-type="float" office:value="63952" table:style-name="ce63">
            <text:p>63.952</text:p>
          </table:table-cell>
          <table:table-cell office:value-type="percentage" office:value="0.90036463979501336" table:style-name="ce67">
            <text:p>90,0%</text:p>
          </table:table-cell>
          <table:table-cell office:value-type="date" office:date-value="2022-12-05T00:00:00" table:style-name="ce65">
            <text:p>05/12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Melilla</text:p>
          </table:table-cell>
          <table:table-cell office:value-type="float" office:value="68266" table:style-name="ce63">
            <text:p>68.266</text:p>
          </table:table-cell>
          <table:table-cell office:value-type="float" office:value="63119" table:style-name="ce63">
            <text:p>63.119</text:p>
          </table:table-cell>
          <table:table-cell office:value-type="percentage" office:value="0.9246037558960537" table:style-name="ce64">
            <text:p>92,5%</text:p>
          </table:table-cell>
          <table:table-cell office:value-type="float" office:value="61498" table:style-name="ce63">
            <text:p>61.498</text:p>
          </table:table-cell>
          <table:table-cell office:value-type="percentage" office:value="0.9008584068203791" table:style-name="ce67">
            <text:p>90,1%</text:p>
          </table:table-cell>
          <table:table-cell office:value-type="date" office:date-value="2022-12-05T00:00:00" table:style-name="ce65">
            <text:p>05/12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FF.AA.</text:p>
          </table:table-cell>
          <table:table-cell office:value-type="string" table:style-name="ce63">
            <text:p>-</text:p>
          </table:table-cell>
          <table:table-cell office:value-type="float" office:value="95169" table:style-name="ce63">
            <text:p>95.169</text:p>
          </table:table-cell>
          <table:table-cell office:value-type="string" table:style-name="ce64">
            <text:p>-</text:p>
          </table:table-cell>
          <table:table-cell office:value-type="float" office:value="94838" table:style-name="ce63">
            <text:p>94.838</text:p>
          </table:table-cell>
          <table:table-cell office:value-type="string" table:style-name="ce67">
            <text:p>-</text:p>
          </table:table-cell>
          <table:table-cell office:value-type="date" office:date-value="2022-11-14T00:00:00" table:style-name="ce65">
            <text:p>14/11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Sanidad Exterior</text:p>
          </table:table-cell>
          <table:table-cell office:value-type="string" table:style-name="ce63">
            <text:p>-</text:p>
          </table:table-cell>
          <table:table-cell office:value-type="float" office:value="8125" table:style-name="ce63">
            <text:p>8.125</text:p>
          </table:table-cell>
          <table:table-cell office:value-type="string" table:style-name="ce64">
            <text:p>-</text:p>
          </table:table-cell>
          <table:table-cell office:value-type="float" office:value="8143" table:style-name="ce63">
            <text:p>8.143</text:p>
          </table:table-cell>
          <table:table-cell office:value-type="string" table:style-name="ce67">
            <text:p>-</text:p>
          </table:table-cell>
          <table:table-cell office:value-type="date" office:date-value="2022-11-30T00:00:00" table:style-name="ce65">
            <text:p>30/11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8">
            <text:p>Totales</text:p>
          </table:table-cell>
          <table:table-cell office:value-type="float" office:value="42185033" table:style-name="ce69">
            <text:p>42.185.033</text:p>
          </table:table-cell>
          <table:table-cell office:value-type="float" office:value="39277377" table:style-name="ce69">
            <text:p>39.277.377</text:p>
          </table:table-cell>
          <table:table-cell office:value-type="percentage" office:value="0.93107375310101093" table:style-name="ce70">
            <text:p>93,1%</text:p>
          </table:table-cell>
          <table:table-cell office:value-type="float" office:value="39171853" table:style-name="ce69">
            <text:p>39.171.853</text:p>
          </table:table-cell>
          <table:table-cell office:value-type="percentage" office:value="0.92857229719365164" table:style-name="ce70">
            <text:p>92,9%</text:p>
          </table:table-cell>
          <table:table-cell table:style-name="ce71"/>
          <table:table-cell table:number-columns-repeated="16377" table:style-name="ce6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3" table:number-columns-repeated="20" table:default-cell-style-name="ce61"/>
        <table:table-column table:style-name="co4" table:number-columns-repeated="16344" table:default-cell-style-name="ce61"/>
        <table:table-row table:style-name="ro10">
          <table:table-cell table:style-name="ce72"/>
          <table:table-cell office:value-type="string" table:style-name="ce73">
            <text:p>Personas con al menos 1 dosis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con al menos 1 dosis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Con al menos 1 dosis sobre Población a Vacunar INE</text:p>
          </table:table-cell>
          <table:table-cell office:value-type="string" table:style-name="ce76">
            <text:p>% Con al menos 1 dosis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5667" table:style-name="ce79">
            <text:p>435.667</text:p>
          </table:table-cell>
          <table:table-cell office:value-type="percentage" office:value="1" table:style-name="ce80">
            <text:p>100,0%</text:p>
          </table:table-cell>
          <table:table-cell office:value-type="float" office:value="656766" table:style-name="ce79">
            <text:p>656.766</text:p>
          </table:table-cell>
          <table:table-cell office:value-type="percentage" office:value="1" table:style-name="ce80">
            <text:p>100,0%</text:p>
          </table:table-cell>
          <table:table-cell office:value-type="float" office:value="937950" table:style-name="ce79">
            <text:p>937.950</text:p>
          </table:table-cell>
          <table:table-cell office:value-type="percentage" office:value="0.97883700034125454" table:style-name="ce80">
            <text:p>97,9%</text:p>
          </table:table-cell>
          <table:table-cell office:value-type="float" office:value="1230229" table:style-name="ce79">
            <text:p>1.230.229</text:p>
          </table:table-cell>
          <table:table-cell office:value-type="percentage" office:value="0.95545013905813259" table:style-name="ce80">
            <text:p>95,5%</text:p>
          </table:table-cell>
          <table:table-cell office:value-type="float" office:value="1278421" table:style-name="ce79">
            <text:p>1.278.421</text:p>
          </table:table-cell>
          <table:table-cell office:value-type="percentage" office:value="0.9234903953953375" table:style-name="ce80">
            <text:p>92,3%</text:p>
          </table:table-cell>
          <table:table-cell office:value-type="float" office:value="970000" table:style-name="ce79">
            <text:p>970.000</text:p>
          </table:table-cell>
          <table:table-cell office:value-type="percentage" office:value="0.88039913847952345" table:style-name="ce80">
            <text:p>88,0%</text:p>
          </table:table-cell>
          <table:table-cell office:value-type="float" office:value="814224" table:style-name="ce79">
            <text:p>814.224</text:p>
          </table:table-cell>
          <table:table-cell office:value-type="percentage" office:value="0.87918523893438372" table:style-name="ce80">
            <text:p>87,9%</text:p>
          </table:table-cell>
          <table:table-cell office:value-type="float" office:value="724085" table:style-name="ce79">
            <text:p>724.085</text:p>
          </table:table-cell>
          <table:table-cell office:value-type="percentage" office:value="0.93690722343131749" table:style-name="ce80">
            <text:p>93,7%</text:p>
          </table:table-cell>
          <table:table-cell office:value-type="float" office:value="7047342" table:style-name="ce79">
            <text:p>7.047.342</text:p>
          </table:table-cell>
          <table:table-cell office:value-type="float" office:value="7508005" table:style-name="ce79">
            <text:p>7.508.005</text:p>
          </table:table-cell>
          <table:table-cell office:value-type="percentage" office:value="0.93864375423298196" table:style-name="ce80">
            <text:p>93,9%</text:p>
          </table:table-cell>
          <table:table-cell office:value-type="percentage" office:value="0.82888286666877597" table:style-name="ce80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1769" table:style-name="ce82">
            <text:p>101.769</text:p>
          </table:table-cell>
          <table:table-cell office:value-type="percentage" office:value="1" table:style-name="ce83">
            <text:p>100,0%</text:p>
          </table:table-cell>
          <table:table-cell office:value-type="float" office:value="119938" table:style-name="ce82">
            <text:p>119.938</text:p>
          </table:table-cell>
          <table:table-cell office:value-type="percentage" office:value="1" table:style-name="ce83">
            <text:p>100,0%</text:p>
          </table:table-cell>
          <table:table-cell office:value-type="float" office:value="156158" table:style-name="ce82">
            <text:p>156.158</text:p>
          </table:table-cell>
          <table:table-cell office:value-type="percentage" office:value="0.96806149649742734" table:style-name="ce83">
            <text:p>96,8%</text:p>
          </table:table-cell>
          <table:table-cell office:value-type="float" office:value="188725" table:style-name="ce82">
            <text:p>188.725</text:p>
          </table:table-cell>
          <table:table-cell office:value-type="percentage" office:value="0.93907050803602532" table:style-name="ce83">
            <text:p>93,9%</text:p>
          </table:table-cell>
          <table:table-cell office:value-type="float" office:value="192648" table:style-name="ce82">
            <text:p>192.648</text:p>
          </table:table-cell>
          <table:table-cell office:value-type="percentage" office:value="0.90175390966920521" table:style-name="ce83">
            <text:p>90,2%</text:p>
          </table:table-cell>
          <table:table-cell office:value-type="float" office:value="132400" table:style-name="ce82">
            <text:p>132.400</text:p>
          </table:table-cell>
          <table:table-cell office:value-type="percentage" office:value="0.83650286205284374" table:style-name="ce83">
            <text:p>83,7%</text:p>
          </table:table-cell>
          <table:table-cell office:value-type="float" office:value="111218" table:style-name="ce82">
            <text:p>111.218</text:p>
          </table:table-cell>
          <table:table-cell office:value-type="percentage" office:value="0.85030352146057275" table:style-name="ce83">
            <text:p>85,0%</text:p>
          </table:table-cell>
          <table:table-cell office:value-type="float" office:value="95888" table:style-name="ce82">
            <text:p>95.888</text:p>
          </table:table-cell>
          <table:table-cell office:value-type="percentage" office:value="0.89583975634593649" table:style-name="ce83">
            <text:p>89,6%</text:p>
          </table:table-cell>
          <table:table-cell office:value-type="float" office:value="1098744" table:style-name="ce82">
            <text:p>1.098.744</text:p>
          </table:table-cell>
          <table:table-cell office:value-type="float" office:value="1189408" table:style-name="ce82">
            <text:p>1.189.408</text:p>
          </table:table-cell>
          <table:table-cell office:value-type="percentage" office:value="0.92377384379455996" table:style-name="ce83">
            <text:p>92,4%</text:p>
          </table:table-cell>
          <table:table-cell office:value-type="percentage" office:value="0.82542014960188048" table:style-name="ce83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9319" table:style-name="ce82">
            <text:p>89.319</text:p>
          </table:table-cell>
          <table:table-cell office:value-type="percentage" office:value="1" table:style-name="ce83">
            <text:p>100,0%</text:p>
          </table:table-cell>
          <table:table-cell office:value-type="float" office:value="114864" table:style-name="ce82">
            <text:p>114.864</text:p>
          </table:table-cell>
          <table:table-cell office:value-type="percentage" office:value="1" table:style-name="ce83">
            <text:p>100,0%</text:p>
          </table:table-cell>
          <table:table-cell office:value-type="float" office:value="149268" table:style-name="ce82">
            <text:p>149.268</text:p>
          </table:table-cell>
          <table:table-cell office:value-type="percentage" office:value="0.98209092703467338" table:style-name="ce83">
            <text:p>98,2%</text:p>
          </table:table-cell>
          <table:table-cell office:value-type="float" office:value="154550" table:style-name="ce82">
            <text:p>154.550</text:p>
          </table:table-cell>
          <table:table-cell office:value-type="percentage" office:value="0.95352381187416324" table:style-name="ce83">
            <text:p>95,4%</text:p>
          </table:table-cell>
          <table:table-cell office:value-type="float" office:value="152702" table:style-name="ce82">
            <text:p>152.702</text:p>
          </table:table-cell>
          <table:table-cell office:value-type="percentage" office:value="0.92033510125361617" table:style-name="ce83">
            <text:p>92,0%</text:p>
          </table:table-cell>
          <table:table-cell office:value-type="float" office:value="93267" table:style-name="ce82">
            <text:p>93.267</text:p>
          </table:table-cell>
          <table:table-cell office:value-type="percentage" office:value="0.85888333287288998" table:style-name="ce83">
            <text:p>85,9%</text:p>
          </table:table-cell>
          <table:table-cell office:value-type="float" office:value="69043" table:style-name="ce82">
            <text:p>69.043</text:p>
          </table:table-cell>
          <table:table-cell office:value-type="percentage" office:value="0.87129300118623965" table:style-name="ce83">
            <text:p>87,1%</text:p>
          </table:table-cell>
          <table:table-cell office:value-type="float" office:value="63184" table:style-name="ce82">
            <text:p>63.184</text:p>
          </table:table-cell>
          <table:table-cell office:value-type="percentage" office:value="0.96824813044011282" table:style-name="ce83">
            <text:p>96,8%</text:p>
          </table:table-cell>
          <table:table-cell office:value-type="float" office:value="886197" table:style-name="ce82">
            <text:p>886.197</text:p>
          </table:table-cell>
          <table:table-cell office:value-type="float" office:value="930447" table:style-name="ce82">
            <text:p>930.447</text:p>
          </table:table-cell>
          <table:table-cell office:value-type="percentage" office:value="0.95244221325878853" table:style-name="ce83">
            <text:p>95,2%</text:p>
          </table:table-cell>
          <table:table-cell office:value-type="percentage" office:value="0.87492015413337498" table:style-name="ce83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885" table:style-name="ce82">
            <text:p>51.885</text:p>
          </table:table-cell>
          <table:table-cell office:value-type="percentage" office:value="0.96740812559431688" table:style-name="ce83">
            <text:p>96,7%</text:p>
          </table:table-cell>
          <table:table-cell office:value-type="float" office:value="79977" table:style-name="ce82">
            <text:p>79.977</text:p>
          </table:table-cell>
          <table:table-cell office:value-type="percentage" office:value="0.91680995941949239" table:style-name="ce83">
            <text:p>91,7%</text:p>
          </table:table-cell>
          <table:table-cell office:value-type="float" office:value="112274" table:style-name="ce82">
            <text:p>112.274</text:p>
          </table:table-cell>
          <table:table-cell office:value-type="percentage" office:value="0.88132000973365887" table:style-name="ce83">
            <text:p>88,1%</text:p>
          </table:table-cell>
          <table:table-cell office:value-type="float" office:value="153831" table:style-name="ce82">
            <text:p>153.831</text:p>
          </table:table-cell>
          <table:table-cell office:value-type="percentage" office:value="0.86661446244676299" table:style-name="ce83">
            <text:p>86,7%</text:p>
          </table:table-cell>
          <table:table-cell office:value-type="float" office:value="174116" table:style-name="ce82">
            <text:p>174.116</text:p>
          </table:table-cell>
          <table:table-cell office:value-type="percentage" office:value="0.80377429912797815" table:style-name="ce83">
            <text:p>80,4%</text:p>
          </table:table-cell>
          <table:table-cell office:value-type="float" office:value="135786" table:style-name="ce82">
            <text:p>135.786</text:p>
          </table:table-cell>
          <table:table-cell office:value-type="percentage" office:value="0.73777893690198704" table:style-name="ce83">
            <text:p>73,8%</text:p>
          </table:table-cell>
          <table:table-cell office:value-type="float" office:value="105194" table:style-name="ce82">
            <text:p>105.194</text:p>
          </table:table-cell>
          <table:table-cell office:value-type="percentage" office:value="0.76664747509346787" table:style-name="ce83">
            <text:p>76,7%</text:p>
          </table:table-cell>
          <table:table-cell office:value-type="float" office:value="84956" table:style-name="ce82">
            <text:p>84.956</text:p>
          </table:table-cell>
          <table:table-cell office:value-type="percentage" office:value="0.85352033435139041" table:style-name="ce83">
            <text:p>85,4%</text:p>
          </table:table-cell>
          <table:table-cell office:value-type="float" office:value="898019" table:style-name="ce82">
            <text:p>898.019</text:p>
          </table:table-cell>
          <table:table-cell office:value-type="float" office:value="1083187" table:style-name="ce82">
            <text:p>1.083.187</text:p>
          </table:table-cell>
          <table:table-cell office:value-type="percentage" office:value="0.82905260125906233" table:style-name="ce83">
            <text:p>82,9%</text:p>
          </table:table-cell>
          <table:table-cell office:value-type="percentage" office:value="0.73621692525260807" table:style-name="ce83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4981" table:style-name="ce82">
            <text:p>94.981</text:p>
          </table:table-cell>
          <table:table-cell office:value-type="percentage" office:value="0.94638408959566367" table:style-name="ce83">
            <text:p>94,6%</text:p>
          </table:table-cell>
          <table:table-cell office:value-type="float" office:value="156397" table:style-name="ce82">
            <text:p>156.397</text:p>
          </table:table-cell>
          <table:table-cell office:value-type="percentage" office:value="0.93401454797367511" table:style-name="ce83">
            <text:p>93,4%</text:p>
          </table:table-cell>
          <table:table-cell office:value-type="float" office:value="229772" table:style-name="ce82">
            <text:p>229.772</text:p>
          </table:table-cell>
          <table:table-cell office:value-type="percentage" office:value="0.91340661088032438" table:style-name="ce83">
            <text:p>91,3%</text:p>
          </table:table-cell>
          <table:table-cell office:value-type="float" office:value="326367" table:style-name="ce82">
            <text:p>326.367</text:p>
          </table:table-cell>
          <table:table-cell office:value-type="percentage" office:value="0.88627198592249223" table:style-name="ce83">
            <text:p>88,6%</text:p>
          </table:table-cell>
          <table:table-cell office:value-type="float" office:value="325634" table:style-name="ce82">
            <text:p>325.634</text:p>
          </table:table-cell>
          <table:table-cell office:value-type="percentage" office:value="0.8262620367668515" table:style-name="ce83">
            <text:p>82,6%</text:p>
          </table:table-cell>
          <table:table-cell office:value-type="float" office:value="240483" table:style-name="ce82">
            <text:p>240.483</text:p>
          </table:table-cell>
          <table:table-cell office:value-type="percentage" office:value="0.7686551898281031" table:style-name="ce83">
            <text:p>76,9%</text:p>
          </table:table-cell>
          <table:table-cell office:value-type="float" office:value="202912" table:style-name="ce82">
            <text:p>202.912</text:p>
          </table:table-cell>
          <table:table-cell office:value-type="percentage" office:value="0.79676131165307396" table:style-name="ce83">
            <text:p>79,7%</text:p>
          </table:table-cell>
          <table:table-cell office:value-type="float" office:value="173856" table:style-name="ce82">
            <text:p>173.856</text:p>
          </table:table-cell>
          <table:table-cell office:value-type="percentage" office:value="0.94351070469161258" table:style-name="ce83">
            <text:p>94,4%</text:p>
          </table:table-cell>
          <table:table-cell office:value-type="float" office:value="1750402" table:style-name="ce82">
            <text:p>1.750.402</text:p>
          </table:table-cell>
          <table:table-cell office:value-type="float" office:value="2033513" table:style-name="ce82">
            <text:p>2.033.513</text:p>
          </table:table-cell>
          <table:table-cell office:value-type="percentage" office:value="0.8607773837688768" table:style-name="ce83">
            <text:p>86,1%</text:p>
          </table:table-cell>
          <table:table-cell office:value-type="percentage" office:value="0.77990829493724068" table:style-name="ce83">
            <text:p>78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611" table:style-name="ce82">
            <text:p>42.611</text:p>
          </table:table-cell>
          <table:table-cell office:value-type="percentage" office:value="1" table:style-name="ce83">
            <text:p>100,0%</text:p>
          </table:table-cell>
          <table:table-cell office:value-type="float" office:value="56241" table:style-name="ce82">
            <text:p>56.241</text:p>
          </table:table-cell>
          <table:table-cell office:value-type="percentage" office:value="1" table:style-name="ce83">
            <text:p>100,0%</text:p>
          </table:table-cell>
          <table:table-cell office:value-type="float" office:value="77322" table:style-name="ce82">
            <text:p>77.322</text:p>
          </table:table-cell>
          <table:table-cell office:value-type="percentage" office:value="0.97558575267799685" table:style-name="ce83">
            <text:p>97,6%</text:p>
          </table:table-cell>
          <table:table-cell office:value-type="float" office:value="85273" table:style-name="ce82">
            <text:p>85.273</text:p>
          </table:table-cell>
          <table:table-cell office:value-type="percentage" office:value="0.93737495877761901" table:style-name="ce83">
            <text:p>93,7%</text:p>
          </table:table-cell>
          <table:table-cell office:value-type="float" office:value="89613" table:style-name="ce82">
            <text:p>89.613</text:p>
          </table:table-cell>
          <table:table-cell office:value-type="percentage" office:value="0.92018359928531823" table:style-name="ce83">
            <text:p>92,0%</text:p>
          </table:table-cell>
          <table:table-cell office:value-type="float" office:value="57061" table:style-name="ce82">
            <text:p>57.061</text:p>
          </table:table-cell>
          <table:table-cell office:value-type="percentage" office:value="0.84965305697013016" table:style-name="ce83">
            <text:p>85,0%</text:p>
          </table:table-cell>
          <table:table-cell office:value-type="float" office:value="43667" table:style-name="ce82">
            <text:p>43.667</text:p>
          </table:table-cell>
          <table:table-cell office:value-type="percentage" office:value="0.85835315393234135" table:style-name="ce83">
            <text:p>85,8%</text:p>
          </table:table-cell>
          <table:table-cell office:value-type="float" office:value="43428" table:style-name="ce82">
            <text:p>43.428</text:p>
          </table:table-cell>
          <table:table-cell office:value-type="percentage" office:value="0.95903539959808315" table:style-name="ce83">
            <text:p>95,9%</text:p>
          </table:table-cell>
          <table:table-cell office:value-type="float" office:value="495216" table:style-name="ce82">
            <text:p>495.216</text:p>
          </table:table-cell>
          <table:table-cell office:value-type="float" office:value="527062" table:style-name="ce82">
            <text:p>527.062</text:p>
          </table:table-cell>
          <table:table-cell office:value-type="percentage" office:value="0.93957826593455795" table:style-name="ce83">
            <text:p>94,0%</text:p>
          </table:table-cell>
          <table:table-cell office:value-type="percentage" office:value="0.84847384156736427" table:style-name="ce83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30130" table:style-name="ce82">
            <text:p>230.130</text:p>
          </table:table-cell>
          <table:table-cell office:value-type="percentage" office:value="1" table:style-name="ce83">
            <text:p>100,0%</text:p>
          </table:table-cell>
          <table:table-cell office:value-type="float" office:value="252403" table:style-name="ce82">
            <text:p>252.403</text:p>
          </table:table-cell>
          <table:table-cell office:value-type="percentage" office:value="1" table:style-name="ce83">
            <text:p>100,0%</text:p>
          </table:table-cell>
          <table:table-cell office:value-type="float" office:value="324784" table:style-name="ce82">
            <text:p>324.784</text:p>
          </table:table-cell>
          <table:table-cell office:value-type="percentage" office:value="0.99248570634054811" table:style-name="ce83">
            <text:p>99,2%</text:p>
          </table:table-cell>
          <table:table-cell office:value-type="float" office:value="358096" table:style-name="ce82">
            <text:p>358.096</text:p>
          </table:table-cell>
          <table:table-cell office:value-type="percentage" office:value="0.93938400274919143" table:style-name="ce83">
            <text:p>93,9%</text:p>
          </table:table-cell>
          <table:table-cell office:value-type="float" office:value="326547" table:style-name="ce82">
            <text:p>326.547</text:p>
          </table:table-cell>
          <table:table-cell office:value-type="percentage" office:value="0.9065663155673761" table:style-name="ce83">
            <text:p>90,7%</text:p>
          </table:table-cell>
          <table:table-cell office:value-type="float" office:value="219443" table:style-name="ce82">
            <text:p>219.443</text:p>
          </table:table-cell>
          <table:table-cell office:value-type="percentage" office:value="0.84759098037095115" table:style-name="ce83">
            <text:p>84,8%</text:p>
          </table:table-cell>
          <table:table-cell office:value-type="float" office:value="181679" table:style-name="ce82">
            <text:p>181.679</text:p>
          </table:table-cell>
          <table:table-cell office:value-type="percentage" office:value="0.85787070483853456" table:style-name="ce83">
            <text:p>85,8%</text:p>
          </table:table-cell>
          <table:table-cell office:value-type="float" office:value="156753" table:style-name="ce82">
            <text:p>156.753</text:p>
          </table:table-cell>
          <table:table-cell office:value-type="percentage" office:value="0.93195519566225515" table:style-name="ce83">
            <text:p>93,2%</text:p>
          </table:table-cell>
          <table:table-cell office:value-type="float" office:value="2049835" table:style-name="ce82">
            <text:p>2.049.835</text:p>
          </table:table-cell>
          <table:table-cell office:value-type="float" office:value="2172149" table:style-name="ce82">
            <text:p>2.172.149</text:p>
          </table:table-cell>
          <table:table-cell office:value-type="percentage" office:value="0.94368986657913434" table:style-name="ce83">
            <text:p>94,4%</text:p>
          </table:table-cell>
          <table:table-cell office:value-type="percentage" office:value="0.8588757710078021" table:style-name="ce83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9298" table:style-name="ce82">
            <text:p>139.298</text:p>
          </table:table-cell>
          <table:table-cell office:value-type="percentage" office:value="1" table:style-name="ce83">
            <text:p>100,0%</text:p>
          </table:table-cell>
          <table:table-cell office:value-type="float" office:value="159858" table:style-name="ce82">
            <text:p>159.858</text:p>
          </table:table-cell>
          <table:table-cell office:value-type="percentage" office:value="1" table:style-name="ce83">
            <text:p>100,0%</text:p>
          </table:table-cell>
          <table:table-cell office:value-type="float" office:value="225996" table:style-name="ce82">
            <text:p>225.996</text:p>
          </table:table-cell>
          <table:table-cell office:value-type="percentage" office:value="0.99108881365446344" table:style-name="ce83">
            <text:p>99,1%</text:p>
          </table:table-cell>
          <table:table-cell office:value-type="float" office:value="290851" table:style-name="ce82">
            <text:p>290.851</text:p>
          </table:table-cell>
          <table:table-cell office:value-type="percentage" office:value="0.93398992315522777" table:style-name="ce83">
            <text:p>93,4%</text:p>
          </table:table-cell>
          <table:table-cell office:value-type="float" office:value="292987" table:style-name="ce82">
            <text:p>292.987</text:p>
          </table:table-cell>
          <table:table-cell office:value-type="percentage" office:value="0.88601098944299794" table:style-name="ce83">
            <text:p>88,6%</text:p>
          </table:table-cell>
          <table:table-cell office:value-type="float" office:value="213359" table:style-name="ce82">
            <text:p>213.359</text:p>
          </table:table-cell>
          <table:table-cell office:value-type="percentage" office:value="0.82777176422205923" table:style-name="ce83">
            <text:p>82,8%</text:p>
          </table:table-cell>
          <table:table-cell office:value-type="float" office:value="181935" table:style-name="ce82">
            <text:p>181.935</text:p>
          </table:table-cell>
          <table:table-cell office:value-type="percentage" office:value="0.83078377292321182" table:style-name="ce83">
            <text:p>83,1%</text:p>
          </table:table-cell>
          <table:table-cell office:value-type="float" office:value="161076" table:style-name="ce82">
            <text:p>161.076</text:p>
          </table:table-cell>
          <table:table-cell office:value-type="percentage" office:value="0.90585774058577406" table:style-name="ce83">
            <text:p>90,6%</text:p>
          </table:table-cell>
          <table:table-cell office:value-type="float" office:value="1665360" table:style-name="ce82">
            <text:p>1.665.360</text:p>
          </table:table-cell>
          <table:table-cell office:value-type="float" office:value="1816082" table:style-name="ce82">
            <text:p>1.816.082</text:p>
          </table:table-cell>
          <table:table-cell office:value-type="percentage" office:value="0.91700705144371231" table:style-name="ce83">
            <text:p>91,7%</text:p>
          </table:table-cell>
          <table:table-cell office:value-type="percentage" office:value="0.81290367929022733" table:style-name="ce83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61448" table:style-name="ce82">
            <text:p>461.448</text:p>
          </table:table-cell>
          <table:table-cell office:value-type="percentage" office:value="1" table:style-name="ce83">
            <text:p>100,0%</text:p>
          </table:table-cell>
          <table:table-cell office:value-type="float" office:value="622433" table:style-name="ce82">
            <text:p>622.433</text:p>
          </table:table-cell>
          <table:table-cell office:value-type="percentage" office:value="0.97907464733788874" table:style-name="ce83">
            <text:p>97,9%</text:p>
          </table:table-cell>
          <table:table-cell office:value-type="float" office:value="810653" table:style-name="ce82">
            <text:p>810.653</text:p>
          </table:table-cell>
          <table:table-cell office:value-type="percentage" office:value="0.95093045734582704" table:style-name="ce83">
            <text:p>95,1%</text:p>
          </table:table-cell>
          <table:table-cell office:value-type="float" office:value="1045953" table:style-name="ce82">
            <text:p>1.045.953</text:p>
          </table:table-cell>
          <table:table-cell office:value-type="percentage" office:value="0.95311832229057569" table:style-name="ce83">
            <text:p>95,3%</text:p>
          </table:table-cell>
          <table:table-cell office:value-type="float" office:value="1168525" table:style-name="ce82">
            <text:p>1.168.525</text:p>
          </table:table-cell>
          <table:table-cell office:value-type="percentage" office:value="0.91610938198239167" table:style-name="ce83">
            <text:p>91,6%</text:p>
          </table:table-cell>
          <table:table-cell office:value-type="float" office:value="836432" table:style-name="ce82">
            <text:p>836.432</text:p>
          </table:table-cell>
          <table:table-cell office:value-type="percentage" office:value="0.8653090951224256" table:style-name="ce83">
            <text:p>86,5%</text:p>
          </table:table-cell>
          <table:table-cell office:value-type="float" office:value="703545" table:style-name="ce82">
            <text:p>703.545</text:p>
          </table:table-cell>
          <table:table-cell office:value-type="percentage" office:value="0.84861690925385591" table:style-name="ce83">
            <text:p>84,9%</text:p>
          </table:table-cell>
          <table:table-cell office:value-type="float" office:value="611989" table:style-name="ce82">
            <text:p>611.989</text:p>
          </table:table-cell>
          <table:table-cell office:value-type="percentage" office:value="0.91156200148057009" table:style-name="ce83">
            <text:p>91,2%</text:p>
          </table:table-cell>
          <table:table-cell office:value-type="float" office:value="6260978" table:style-name="ce82">
            <text:p>6.260.978</text:p>
          </table:table-cell>
          <table:table-cell office:value-type="float" office:value="6782414" table:style-name="ce82">
            <text:p>6.782.414</text:p>
          </table:table-cell>
          <table:table-cell office:value-type="percentage" office:value="0.92311940851738039" table:style-name="ce83">
            <text:p>92,3%</text:p>
          </table:table-cell>
          <table:table-cell office:value-type="percentage" office:value="0.81616106260606969" table:style-name="ce83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9248" table:style-name="ce82">
            <text:p>299.248</text:p>
          </table:table-cell>
          <table:table-cell office:value-type="percentage" office:value="1" table:style-name="ce83">
            <text:p>100,0%</text:p>
          </table:table-cell>
          <table:table-cell office:value-type="float" office:value="438027" table:style-name="ce82">
            <text:p>438.027</text:p>
          </table:table-cell>
          <table:table-cell office:value-type="percentage" office:value="0.99602297533289674" table:style-name="ce83">
            <text:p>99,6%</text:p>
          </table:table-cell>
          <table:table-cell office:value-type="float" office:value="577071" table:style-name="ce82">
            <text:p>577.071</text:p>
          </table:table-cell>
          <table:table-cell office:value-type="percentage" office:value="0.96639146598787551" table:style-name="ce83">
            <text:p>96,6%</text:p>
          </table:table-cell>
          <table:table-cell office:value-type="float" office:value="724418" table:style-name="ce82">
            <text:p>724.418</text:p>
          </table:table-cell>
          <table:table-cell office:value-type="percentage" office:value="0.95031064048611036" table:style-name="ce83">
            <text:p>95,0%</text:p>
          </table:table-cell>
          <table:table-cell office:value-type="float" office:value="768780" table:style-name="ce82">
            <text:p>768.780</text:p>
          </table:table-cell>
          <table:table-cell office:value-type="percentage" office:value="0.91442722513836305" table:style-name="ce83">
            <text:p>91,4%</text:p>
          </table:table-cell>
          <table:table-cell office:value-type="float" office:value="532140" table:style-name="ce82">
            <text:p>532.140</text:p>
          </table:table-cell>
          <table:table-cell office:value-type="percentage" office:value="0.86678904940537949" table:style-name="ce83">
            <text:p>86,7%</text:p>
          </table:table-cell>
          <table:table-cell office:value-type="float" office:value="450372" table:style-name="ce82">
            <text:p>450.372</text:p>
          </table:table-cell>
          <table:table-cell office:value-type="percentage" office:value="0.87830677512271516" table:style-name="ce83">
            <text:p>87,8%</text:p>
          </table:table-cell>
          <table:table-cell office:value-type="float" office:value="408813" table:style-name="ce82">
            <text:p>408.813</text:p>
          </table:table-cell>
          <table:table-cell office:value-type="percentage" office:value="0.94464483361793472" table:style-name="ce83">
            <text:p>94,5%</text:p>
          </table:table-cell>
          <table:table-cell office:value-type="float" office:value="4198869" table:style-name="ce82">
            <text:p>4.198.869</text:p>
          </table:table-cell>
          <table:table-cell office:value-type="float" office:value="4492026" table:style-name="ce82">
            <text:p>4.492.026</text:p>
          </table:table-cell>
          <table:table-cell office:value-type="percentage" office:value="0.93473835636748315" table:style-name="ce83">
            <text:p>93,5%</text:p>
          </table:table-cell>
          <table:table-cell office:value-type="percentage" office:value="0.83194601989877248" table:style-name="ce83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8464" table:style-name="ce82">
            <text:p>78.464</text:p>
          </table:table-cell>
          <table:table-cell office:value-type="percentage" office:value="1" table:style-name="ce83">
            <text:p>100,0%</text:p>
          </table:table-cell>
          <table:table-cell office:value-type="float" office:value="96190" table:style-name="ce82">
            <text:p>96.190</text:p>
          </table:table-cell>
          <table:table-cell office:value-type="percentage" office:value="1" table:style-name="ce83">
            <text:p>100,0%</text:p>
          </table:table-cell>
          <table:table-cell office:value-type="float" office:value="133524" table:style-name="ce82">
            <text:p>133.524</text:p>
          </table:table-cell>
          <table:table-cell office:value-type="percentage" office:value="1" table:style-name="ce83">
            <text:p>100,0%</text:p>
          </table:table-cell>
          <table:table-cell office:value-type="float" office:value="162415" table:style-name="ce82">
            <text:p>162.415</text:p>
          </table:table-cell>
          <table:table-cell office:value-type="percentage" office:value="0.96702648955362513" table:style-name="ce83">
            <text:p>96,7%</text:p>
          </table:table-cell>
          <table:table-cell office:value-type="float" office:value="147469" table:style-name="ce82">
            <text:p>147.469</text:p>
          </table:table-cell>
          <table:table-cell office:value-type="percentage" office:value="0.93609714604915706" table:style-name="ce83">
            <text:p>93,6%</text:p>
          </table:table-cell>
          <table:table-cell office:value-type="float" office:value="115004" table:style-name="ce82">
            <text:p>115.004</text:p>
          </table:table-cell>
          <table:table-cell office:value-type="percentage" office:value="0.88572264752545404" table:style-name="ce83">
            <text:p>88,6%</text:p>
          </table:table-cell>
          <table:table-cell office:value-type="float" office:value="95839" table:style-name="ce82">
            <text:p>95.839</text:p>
          </table:table-cell>
          <table:table-cell office:value-type="percentage" office:value="0.85185678986009639" table:style-name="ce83">
            <text:p>85,2%</text:p>
          </table:table-cell>
          <table:table-cell office:value-type="float" office:value="81518" table:style-name="ce82">
            <text:p>81.518</text:p>
          </table:table-cell>
          <table:table-cell office:value-type="percentage" office:value="0.95110198462238504" table:style-name="ce83">
            <text:p>95,1%</text:p>
          </table:table-cell>
          <table:table-cell office:value-type="float" office:value="910423" table:style-name="ce82">
            <text:p>910.423</text:p>
          </table:table-cell>
          <table:table-cell office:value-type="float" office:value="949890" table:style-name="ce82">
            <text:p>949.890</text:p>
          </table:table-cell>
          <table:table-cell office:value-type="percentage" office:value="0.95845097853435657" table:style-name="ce83">
            <text:p>95,8%</text:p>
          </table:table-cell>
          <table:table-cell office:value-type="percentage" office:value="0.86051404585448565" table:style-name="ce83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3181" table:style-name="ce82">
            <text:p>243.181</text:p>
          </table:table-cell>
          <table:table-cell office:value-type="percentage" office:value="1" table:style-name="ce83">
            <text:p>100,0%</text:p>
          </table:table-cell>
          <table:table-cell office:value-type="float" office:value="292460" table:style-name="ce82">
            <text:p>292.460</text:p>
          </table:table-cell>
          <table:table-cell office:value-type="percentage" office:value="1" table:style-name="ce83">
            <text:p>100,0%</text:p>
          </table:table-cell>
          <table:table-cell office:value-type="float" office:value="348397" table:style-name="ce82">
            <text:p>348.397</text:p>
          </table:table-cell>
          <table:table-cell office:value-type="percentage" office:value="0.98538038159777808" table:style-name="ce83">
            <text:p>98,5%</text:p>
          </table:table-cell>
          <table:table-cell office:value-type="float" office:value="394055" table:style-name="ce82">
            <text:p>394.055</text:p>
          </table:table-cell>
          <table:table-cell office:value-type="percentage" office:value="0.9629887585532747" table:style-name="ce83">
            <text:p>96,3%</text:p>
          </table:table-cell>
          <table:table-cell office:value-type="float" office:value="412872" table:style-name="ce82">
            <text:p>412.872</text:p>
          </table:table-cell>
          <table:table-cell office:value-type="percentage" office:value="0.93233401906344771" table:style-name="ce83">
            <text:p>93,2%</text:p>
          </table:table-cell>
          <table:table-cell office:value-type="float" office:value="269393" table:style-name="ce82">
            <text:p>269.393</text:p>
          </table:table-cell>
          <table:table-cell office:value-type="percentage" office:value="0.87295769901295539" table:style-name="ce83">
            <text:p>87,3%</text:p>
          </table:table-cell>
          <table:table-cell office:value-type="float" office:value="205221" table:style-name="ce82">
            <text:p>205.221</text:p>
          </table:table-cell>
          <table:table-cell office:value-type="percentage" office:value="0.89086307637544382" table:style-name="ce83">
            <text:p>89,1%</text:p>
          </table:table-cell>
          <table:table-cell office:value-type="float" office:value="177409" table:style-name="ce82">
            <text:p>177.409</text:p>
          </table:table-cell>
          <table:table-cell office:value-type="percentage" office:value="0.96762915612182565" table:style-name="ce83">
            <text:p>96,8%</text:p>
          </table:table-cell>
          <table:table-cell office:value-type="float" office:value="2342988" table:style-name="ce82">
            <text:p>2.342.988</text:p>
          </table:table-cell>
          <table:table-cell office:value-type="float" office:value="2456127" table:style-name="ce82">
            <text:p>2.456.127</text:p>
          </table:table-cell>
          <table:table-cell office:value-type="percentage" office:value="0.95393601389504701" table:style-name="ce83">
            <text:p>95,4%</text:p>
          </table:table-cell>
          <table:table-cell office:value-type="percentage" office:value="0.86877854228373863" table:style-name="ce83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3497" table:style-name="ce82">
            <text:p>23.497</text:p>
          </table:table-cell>
          <table:table-cell office:value-type="percentage" office:value="1" table:style-name="ce83">
            <text:p>100,0%</text:p>
          </table:table-cell>
          <table:table-cell office:value-type="float" office:value="28793" table:style-name="ce82">
            <text:p>28.793</text:p>
          </table:table-cell>
          <table:table-cell office:value-type="percentage" office:value="1" table:style-name="ce83">
            <text:p>100,0%</text:p>
          </table:table-cell>
          <table:table-cell office:value-type="float" office:value="38553" table:style-name="ce82">
            <text:p>38.553</text:p>
          </table:table-cell>
          <table:table-cell office:value-type="percentage" office:value="0.99842026208111045" table:style-name="ce83">
            <text:p>99,8%</text:p>
          </table:table-cell>
          <table:table-cell office:value-type="float" office:value="45985" table:style-name="ce82">
            <text:p>45.985</text:p>
          </table:table-cell>
          <table:table-cell office:value-type="percentage" office:value="0.96810526315789469" table:style-name="ce83">
            <text:p>96,8%</text:p>
          </table:table-cell>
          <table:table-cell office:value-type="float" office:value="48563" table:style-name="ce82">
            <text:p>48.563</text:p>
          </table:table-cell>
          <table:table-cell office:value-type="percentage" office:value="0.93888717036578762" table:style-name="ce83">
            <text:p>93,9%</text:p>
          </table:table-cell>
          <table:table-cell office:value-type="float" office:value="32636" table:style-name="ce82">
            <text:p>32.636</text:p>
          </table:table-cell>
          <table:table-cell office:value-type="percentage" office:value="0.88119667350685815" table:style-name="ce83">
            <text:p>88,1%</text:p>
          </table:table-cell>
          <table:table-cell office:value-type="float" office:value="25906" table:style-name="ce82">
            <text:p>25.906</text:p>
          </table:table-cell>
          <table:table-cell office:value-type="percentage" office:value="0.85878140953391235" table:style-name="ce83">
            <text:p>85,9%</text:p>
          </table:table-cell>
          <table:table-cell office:value-type="float" office:value="25575" table:style-name="ce82">
            <text:p>25.575</text:p>
          </table:table-cell>
          <table:table-cell office:value-type="percentage" office:value="0.98422166634596886" table:style-name="ce83">
            <text:p>98,4%</text:p>
          </table:table-cell>
          <table:table-cell office:value-type="float" office:value="269508" table:style-name="ce82">
            <text:p>269.508</text:p>
          </table:table-cell>
          <table:table-cell office:value-type="float" office:value="281479" table:style-name="ce82">
            <text:p>281.479</text:p>
          </table:table-cell>
          <table:table-cell office:value-type="percentage" office:value="0.95747107244234919" table:style-name="ce83">
            <text:p>95,7%</text:p>
          </table:table-cell>
          <table:table-cell office:value-type="percentage" office:value="0.85239866403522091" table:style-name="ce83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5477" table:style-name="ce82">
            <text:p>375.477</text:p>
          </table:table-cell>
          <table:table-cell office:value-type="percentage" office:value="1" table:style-name="ce83">
            <text:p>100,0%</text:p>
          </table:table-cell>
          <table:table-cell office:value-type="float" office:value="513270" table:style-name="ce82">
            <text:p>513.270</text:p>
          </table:table-cell>
          <table:table-cell office:value-type="percentage" office:value="0.97385447301015082" table:style-name="ce83">
            <text:p>97,4%</text:p>
          </table:table-cell>
          <table:table-cell office:value-type="float" office:value="695134" table:style-name="ce82">
            <text:p>695.134</text:p>
          </table:table-cell>
          <table:table-cell office:value-type="percentage" office:value="0.96485013699618849" table:style-name="ce83">
            <text:p>96,5%</text:p>
          </table:table-cell>
          <table:table-cell office:value-type="float" office:value="951834" table:style-name="ce82">
            <text:p>951.834</text:p>
          </table:table-cell>
          <table:table-cell office:value-type="percentage" office:value="0.96168259141871915" table:style-name="ce83">
            <text:p>96,2%</text:p>
          </table:table-cell>
          <table:table-cell office:value-type="float" office:value="1055563" table:style-name="ce82">
            <text:p>1.055.563</text:p>
          </table:table-cell>
          <table:table-cell office:value-type="percentage" office:value="0.91309071626848026" table:style-name="ce83">
            <text:p>91,3%</text:p>
          </table:table-cell>
          <table:table-cell office:value-type="float" office:value="784279" table:style-name="ce82">
            <text:p>784.279</text:p>
          </table:table-cell>
          <table:table-cell office:value-type="percentage" office:value="0.870604677391424" table:style-name="ce83">
            <text:p>87,1%</text:p>
          </table:table-cell>
          <table:table-cell office:value-type="float" office:value="641788" table:style-name="ce82">
            <text:p>641.788</text:p>
          </table:table-cell>
          <table:table-cell office:value-type="percentage" office:value="0.87251973674371941" table:style-name="ce83">
            <text:p>87,3%</text:p>
          </table:table-cell>
          <table:table-cell office:value-type="float" office:value="509523" table:style-name="ce82">
            <text:p>509.523</text:p>
          </table:table-cell>
          <table:table-cell office:value-type="percentage" office:value="0.89274100290850478" table:style-name="ce83">
            <text:p>89,3%</text:p>
          </table:table-cell>
          <table:table-cell office:value-type="float" office:value="5526868" table:style-name="ce82">
            <text:p>5.526.868</text:p>
          </table:table-cell>
          <table:table-cell office:value-type="float" office:value="5970908" table:style-name="ce82">
            <text:p>5.970.908</text:p>
          </table:table-cell>
          <table:table-cell office:value-type="percentage" office:value="0.92563275133363299" table:style-name="ce83">
            <text:p>92,6%</text:p>
          </table:table-cell>
          <table:table-cell office:value-type="percentage" office:value="0.81808891522993188" table:style-name="ce83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2917" table:style-name="ce82">
            <text:p>72.917</text:p>
          </table:table-cell>
          <table:table-cell office:value-type="percentage" office:value="1" table:style-name="ce83">
            <text:p>100,0%</text:p>
          </table:table-cell>
          <table:table-cell office:value-type="float" office:value="103967" table:style-name="ce82">
            <text:p>103.967</text:p>
          </table:table-cell>
          <table:table-cell office:value-type="percentage" office:value="1" table:style-name="ce83">
            <text:p>100,0%</text:p>
          </table:table-cell>
          <table:table-cell office:value-type="float" office:value="149970" table:style-name="ce82">
            <text:p>149.970</text:p>
          </table:table-cell>
          <table:table-cell office:value-type="percentage" office:value="0.97674236848789575" table:style-name="ce83">
            <text:p>97,7%</text:p>
          </table:table-cell>
          <table:table-cell office:value-type="float" office:value="210167" table:style-name="ce82">
            <text:p>210.167</text:p>
          </table:table-cell>
          <table:table-cell office:value-type="percentage" office:value="0.96361352205150774" table:style-name="ce83">
            <text:p>96,4%</text:p>
          </table:table-cell>
          <table:table-cell office:value-type="float" office:value="237216" table:style-name="ce82">
            <text:p>237.216</text:p>
          </table:table-cell>
          <table:table-cell office:value-type="percentage" office:value="0.9395883834783022" table:style-name="ce83">
            <text:p>94,0%</text:p>
          </table:table-cell>
          <table:table-cell office:value-type="float" office:value="175370" table:style-name="ce82">
            <text:p>175.370</text:p>
          </table:table-cell>
          <table:table-cell office:value-type="percentage" office:value="0.88092869988044642" table:style-name="ce83">
            <text:p>88,1%</text:p>
          </table:table-cell>
          <table:table-cell office:value-type="float" office:value="150761" table:style-name="ce82">
            <text:p>150.761</text:p>
          </table:table-cell>
          <table:table-cell office:value-type="percentage" office:value="0.86674638810157589" table:style-name="ce83">
            <text:p>86,7%</text:p>
          </table:table-cell>
          <table:table-cell office:value-type="float" office:value="132822" table:style-name="ce82">
            <text:p>132.822</text:p>
          </table:table-cell>
          <table:table-cell office:value-type="percentage" office:value="0.91844609171875868" table:style-name="ce83">
            <text:p>91,8%</text:p>
          </table:table-cell>
          <table:table-cell office:value-type="float" office:value="1233190" table:style-name="ce82">
            <text:p>1.233.190</text:p>
          </table:table-cell>
          <table:table-cell office:value-type="float" office:value="1317614" table:style-name="ce82">
            <text:p>1.317.614</text:p>
          </table:table-cell>
          <table:table-cell office:value-type="percentage" office:value="0.9359266067300438" table:style-name="ce83">
            <text:p>93,6%</text:p>
          </table:table-cell>
          <table:table-cell office:value-type="percentage" office:value="0.81502184953036072" table:style-name="ce83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598" table:style-name="ce82">
            <text:p>42.598</text:p>
          </table:table-cell>
          <table:table-cell office:value-type="percentage" office:value="1" table:style-name="ce83">
            <text:p>100,0%</text:p>
          </table:table-cell>
          <table:table-cell office:value-type="float" office:value="56020" table:style-name="ce82">
            <text:p>56.020</text:p>
          </table:table-cell>
          <table:table-cell office:value-type="percentage" office:value="0.98905367231638419" table:style-name="ce83">
            <text:p>98,9%</text:p>
          </table:table-cell>
          <table:table-cell office:value-type="float" office:value="72668" table:style-name="ce82">
            <text:p>72.668</text:p>
          </table:table-cell>
          <table:table-cell office:value-type="percentage" office:value="0.96032773886612921" table:style-name="ce83">
            <text:p>96,0%</text:p>
          </table:table-cell>
          <table:table-cell office:value-type="float" office:value="92600" table:style-name="ce82">
            <text:p>92.600</text:p>
          </table:table-cell>
          <table:table-cell office:value-type="percentage" office:value="0.94781878851153556" table:style-name="ce83">
            <text:p>94,8%</text:p>
          </table:table-cell>
          <table:table-cell office:value-type="float" office:value="96710" table:style-name="ce82">
            <text:p>96.710</text:p>
          </table:table-cell>
          <table:table-cell office:value-type="percentage" office:value="0.91474891934583769" table:style-name="ce83">
            <text:p>91,5%</text:p>
          </table:table-cell>
          <table:table-cell office:value-type="float" office:value="66182" table:style-name="ce82">
            <text:p>66.182</text:p>
          </table:table-cell>
          <table:table-cell office:value-type="percentage" office:value="0.86254219395534937" table:style-name="ce83">
            <text:p>86,3%</text:p>
          </table:table-cell>
          <table:table-cell office:value-type="float" office:value="60184" table:style-name="ce82">
            <text:p>60.184</text:p>
          </table:table-cell>
          <table:table-cell office:value-type="percentage" office:value="0.87474201331356649" table:style-name="ce83">
            <text:p>87,5%</text:p>
          </table:table-cell>
          <table:table-cell office:value-type="float" office:value="53416" table:style-name="ce82">
            <text:p>53.416</text:p>
          </table:table-cell>
          <table:table-cell office:value-type="percentage" office:value="0.92863475947914675" table:style-name="ce83">
            <text:p>92,9%</text:p>
          </table:table-cell>
          <table:table-cell office:value-type="float" office:value="540378" table:style-name="ce82">
            <text:p>540.378</text:p>
          </table:table-cell>
          <table:table-cell office:value-type="float" office:value="580174" table:style-name="ce82">
            <text:p>580.174</text:p>
          </table:table-cell>
          <table:table-cell office:value-type="percentage" office:value="0.93140678486109341" table:style-name="ce83">
            <text:p>93,1%</text:p>
          </table:table-cell>
          <table:table-cell office:value-type="percentage" office:value="0.82167522739920995" table:style-name="ce83">
            <text:p>82,2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5530" table:style-name="ce82">
            <text:p>165.530</text:p>
          </table:table-cell>
          <table:table-cell office:value-type="percentage" office:value="1" table:style-name="ce83">
            <text:p>100,0%</text:p>
          </table:table-cell>
          <table:table-cell office:value-type="float" office:value="215443" table:style-name="ce82">
            <text:p>215.443</text:p>
          </table:table-cell>
          <table:table-cell office:value-type="percentage" office:value="0.99573408021593046" table:style-name="ce83">
            <text:p>99,6%</text:p>
          </table:table-cell>
          <table:table-cell office:value-type="float" office:value="281977" table:style-name="ce82">
            <text:p>281.977</text:p>
          </table:table-cell>
          <table:table-cell office:value-type="percentage" office:value="0.99230723211677807" table:style-name="ce83">
            <text:p>99,2%</text:p>
          </table:table-cell>
          <table:table-cell office:value-type="float" office:value="328541" table:style-name="ce82">
            <text:p>328.541</text:p>
          </table:table-cell>
          <table:table-cell office:value-type="percentage" office:value="0.97355000637099331" table:style-name="ce83">
            <text:p>97,4%</text:p>
          </table:table-cell>
          <table:table-cell office:value-type="float" office:value="327730" table:style-name="ce82">
            <text:p>327.730</text:p>
          </table:table-cell>
          <table:table-cell office:value-type="percentage" office:value="0.94157970947871661" table:style-name="ce83">
            <text:p>94,2%</text:p>
          </table:table-cell>
          <table:table-cell office:value-type="float" office:value="213389" table:style-name="ce82">
            <text:p>213.389</text:p>
          </table:table-cell>
          <table:table-cell office:value-type="percentage" office:value="0.89796957518884002" table:style-name="ce83">
            <text:p>89,8%</text:p>
          </table:table-cell>
          <table:table-cell office:value-type="float" office:value="176991" table:style-name="ce82">
            <text:p>176.991</text:p>
          </table:table-cell>
          <table:table-cell office:value-type="percentage" office:value="0.88844213538137184" table:style-name="ce83">
            <text:p>88,8%</text:p>
          </table:table-cell>
          <table:table-cell office:value-type="float" office:value="161372" table:style-name="ce82">
            <text:p>161.372</text:p>
          </table:table-cell>
          <table:table-cell office:value-type="percentage" office:value="0.93377387641262144" table:style-name="ce83">
            <text:p>93,4%</text:p>
          </table:table-cell>
          <table:table-cell office:value-type="float" office:value="1870973" table:style-name="ce82">
            <text:p>1.870.973</text:p>
          </table:table-cell>
          <table:table-cell office:value-type="float" office:value="1955253" table:style-name="ce82">
            <text:p>1.955.253</text:p>
          </table:table-cell>
          <table:table-cell office:value-type="percentage" office:value="0.95689560379142746" table:style-name="ce83">
            <text:p>95,7%</text:p>
          </table:table-cell>
          <table:table-cell office:value-type="percentage" office:value="0.8559248605156301" table:style-name="ce83">
            <text:p>85,6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413" table:style-name="ce82">
            <text:p>2.413</text:p>
          </table:table-cell>
          <table:table-cell office:value-type="percentage" office:value="0.85054635178004934" table:style-name="ce83">
            <text:p>85,1%</text:p>
          </table:table-cell>
          <table:table-cell office:value-type="float" office:value="3938" table:style-name="ce82">
            <text:p>3.938</text:p>
          </table:table-cell>
          <table:table-cell office:value-type="percentage" office:value="0.89418710263396917" table:style-name="ce83">
            <text:p>89,4%</text:p>
          </table:table-cell>
          <table:table-cell office:value-type="float" office:value="7730" table:style-name="ce82">
            <text:p>7.730</text:p>
          </table:table-cell>
          <table:table-cell office:value-type="percentage" office:value="0.92808260295353584" table:style-name="ce83">
            <text:p>92,8%</text:p>
          </table:table-cell>
          <table:table-cell office:value-type="float" office:value="10710" table:style-name="ce82">
            <text:p>10.710</text:p>
          </table:table-cell>
          <table:table-cell office:value-type="percentage" office:value="0.92671108419139914" table:style-name="ce83">
            <text:p>92,7%</text:p>
          </table:table-cell>
          <table:table-cell office:value-type="float" office:value="11357" table:style-name="ce82">
            <text:p>11.357</text:p>
          </table:table-cell>
          <table:table-cell office:value-type="percentage" office:value="0.91907420895039249" table:style-name="ce83">
            <text:p>91,9%</text:p>
          </table:table-cell>
          <table:table-cell office:value-type="float" office:value="9676" table:style-name="ce82">
            <text:p>9.676</text:p>
          </table:table-cell>
          <table:table-cell office:value-type="percentage" office:value="0.84884639003421358" table:style-name="ce83">
            <text:p>84,9%</text:p>
          </table:table-cell>
          <table:table-cell office:value-type="float" office:value="9943" table:style-name="ce82">
            <text:p>9.943</text:p>
          </table:table-cell>
          <table:table-cell office:value-type="percentage" office:value="0.91514035895075929" table:style-name="ce83">
            <text:p>91,5%</text:p>
          </table:table-cell>
          <table:table-cell office:value-type="float" office:value="9907" table:style-name="ce82">
            <text:p>9.907</text:p>
          </table:table-cell>
          <table:table-cell office:value-type="percentage" office:value="1.0674496282728154" table:style-name="ce83">
            <text:p>106,7%</text:p>
          </table:table-cell>
          <table:table-cell office:value-type="float" office:value="65674" table:style-name="ce82">
            <text:p>65.674</text:p>
          </table:table-cell>
          <table:table-cell office:value-type="float" office:value="71029" table:style-name="ce82">
            <text:p>71.029</text:p>
          </table:table-cell>
          <table:table-cell office:value-type="percentage" office:value="0.92460825859860052" table:style-name="ce83">
            <text:p>92,5%</text:p>
          </table:table-cell>
          <table:table-cell office:value-type="percentage" office:value="0.78635487385801695" table:style-name="ce83">
            <text:p>78,6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103" table:style-name="ce82">
            <text:p>2.103</text:p>
          </table:table-cell>
          <table:table-cell office:value-type="percentage" office:value="0.83751493428912782" table:style-name="ce83">
            <text:p>83,8%</text:p>
          </table:table-cell>
          <table:table-cell office:value-type="float" office:value="3433" table:style-name="ce82">
            <text:p>3.433</text:p>
          </table:table-cell>
          <table:table-cell office:value-type="percentage" office:value="0.90270838811464638" table:style-name="ce83">
            <text:p>90,3%</text:p>
          </table:table-cell>
          <table:table-cell office:value-type="float" office:value="7520" table:style-name="ce82">
            <text:p>7.520</text:p>
          </table:table-cell>
          <table:table-cell office:value-type="percentage" office:value="0.93941286695815118" table:style-name="ce83">
            <text:p>93,9%</text:p>
          </table:table-cell>
          <table:table-cell office:value-type="float" office:value="10179" table:style-name="ce82">
            <text:p>10.179</text:p>
          </table:table-cell>
          <table:table-cell office:value-type="percentage" office:value="0.94241273956115179" table:style-name="ce83">
            <text:p>94,2%</text:p>
          </table:table-cell>
          <table:table-cell office:value-type="float" office:value="10723" table:style-name="ce82">
            <text:p>10.723</text:p>
          </table:table-cell>
          <table:table-cell office:value-type="percentage" office:value="0.9816900119014923" table:style-name="ce83">
            <text:p>98,2%</text:p>
          </table:table-cell>
          <table:table-cell office:value-type="float" office:value="9432" table:style-name="ce82">
            <text:p>9.432</text:p>
          </table:table-cell>
          <table:table-cell office:value-type="percentage" office:value="0.86121256391526657" table:style-name="ce83">
            <text:p>86,1%</text:p>
          </table:table-cell>
          <table:table-cell office:value-type="float" office:value="10455" table:style-name="ce82">
            <text:p>10.455</text:p>
          </table:table-cell>
          <table:table-cell office:value-type="percentage" office:value="0.89427764947395427" table:style-name="ce83">
            <text:p>89,4%</text:p>
          </table:table-cell>
          <table:table-cell office:value-type="float" office:value="9274" table:style-name="ce82">
            <text:p>9.274</text:p>
          </table:table-cell>
          <table:table-cell office:value-type="percentage" office:value="0.96805845511482258" table:style-name="ce83">
            <text:p>96,8%</text:p>
          </table:table-cell>
          <table:table-cell office:value-type="float" office:value="63119" table:style-name="ce82">
            <text:p>63.119</text:p>
          </table:table-cell>
          <table:table-cell office:value-type="float" office:value="68266" table:style-name="ce82">
            <text:p>68.266</text:p>
          </table:table-cell>
          <table:table-cell office:value-type="percentage" office:value="0.9246037558960537" table:style-name="ce83">
            <text:p>92,5%</text:p>
          </table:table-cell>
          <table:table-cell office:value-type="percentage" office:value="0.7512199185927495" table:style-name="ce83">
            <text:p>75,1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30" table:style-name="ce82">
            <text:p>30</text:p>
          </table:table-cell>
          <table:table-cell office:value-type="string" table:style-name="ce83">
            <text:p>-</text:p>
          </table:table-cell>
          <table:table-cell office:value-type="float" office:value="20" table:style-name="ce82">
            <text:p>20</text:p>
          </table:table-cell>
          <table:table-cell office:value-type="string" table:style-name="ce83">
            <text:p>-</text:p>
          </table:table-cell>
          <table:table-cell office:value-type="float" office:value="3697" table:style-name="ce82">
            <text:p>3.697</text:p>
          </table:table-cell>
          <table:table-cell office:value-type="string" table:style-name="ce83">
            <text:p>-</text:p>
          </table:table-cell>
          <table:table-cell office:value-type="float" office:value="9666" table:style-name="ce82">
            <text:p>9.666</text:p>
          </table:table-cell>
          <table:table-cell office:value-type="string" table:style-name="ce83">
            <text:p>-</text:p>
          </table:table-cell>
          <table:table-cell office:value-type="float" office:value="22698" table:style-name="ce82">
            <text:p>22.698</text:p>
          </table:table-cell>
          <table:table-cell office:value-type="string" table:style-name="ce83">
            <text:p>-</text:p>
          </table:table-cell>
          <table:table-cell office:value-type="float" office:value="32684" table:style-name="ce82">
            <text:p>32.684</text:p>
          </table:table-cell>
          <table:table-cell office:value-type="string" table:style-name="ce83">
            <text:p>-</text:p>
          </table:table-cell>
          <table:table-cell office:value-type="float" office:value="25136" table:style-name="ce82">
            <text:p>25.136</text:p>
          </table:table-cell>
          <table:table-cell office:value-type="string" table:style-name="ce83">
            <text:p>-</text:p>
          </table:table-cell>
          <table:table-cell office:value-type="float" office:value="1238" table:style-name="ce82">
            <text:p>1.238</text:p>
          </table:table-cell>
          <table:table-cell office:value-type="string" table:style-name="ce83">
            <text:p>-</text:p>
          </table:table-cell>
          <table:table-cell office:value-type="float" office:value="95169" table:style-name="ce82">
            <text:p>95.169</text:p>
          </table:table-cell>
          <table:table-cell office:value-type="string" table:style-name="ce82">
            <text:p>-</text:p>
          </table:table-cell>
          <table:table-cell office:value-type="string" table:style-name="ce83">
            <text:p>-</text:p>
          </table:table-cell>
          <table:table-cell office:value-type="string" table:style-name="ce83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float" office:value="33" table:style-name="ce85">
            <text:p>33</text:p>
          </table:table-cell>
          <table:table-cell office:value-type="string" table:style-name="ce86">
            <text:p>-</text:p>
          </table:table-cell>
          <table:table-cell office:value-type="float" office:value="52" table:style-name="ce85">
            <text:p>52</text:p>
          </table:table-cell>
          <table:table-cell office:value-type="string" table:style-name="ce86">
            <text:p>-</text:p>
          </table:table-cell>
          <table:table-cell office:value-type="float" office:value="319" table:style-name="ce85">
            <text:p>319</text:p>
          </table:table-cell>
          <table:table-cell office:value-type="string" table:style-name="ce86">
            <text:p>-</text:p>
          </table:table-cell>
          <table:table-cell office:value-type="float" office:value="924" table:style-name="ce85">
            <text:p>924</text:p>
          </table:table-cell>
          <table:table-cell office:value-type="string" table:style-name="ce86">
            <text:p>-</text:p>
          </table:table-cell>
          <table:table-cell office:value-type="float" office:value="1969" table:style-name="ce85">
            <text:p>1.969</text:p>
          </table:table-cell>
          <table:table-cell office:value-type="string" table:style-name="ce86">
            <text:p>-</text:p>
          </table:table-cell>
          <table:table-cell office:value-type="float" office:value="2429" table:style-name="ce85">
            <text:p>2.429</text:p>
          </table:table-cell>
          <table:table-cell office:value-type="string" table:style-name="ce86">
            <text:p>-</text:p>
          </table:table-cell>
          <table:table-cell office:value-type="float" office:value="2128" table:style-name="ce85">
            <text:p>2.128</text:p>
          </table:table-cell>
          <table:table-cell office:value-type="string" table:style-name="ce86">
            <text:p>-</text:p>
          </table:table-cell>
          <table:table-cell office:value-type="float" office:value="271" table:style-name="ce85">
            <text:p>271</text:p>
          </table:table-cell>
          <table:table-cell office:value-type="string" table:style-name="ce86">
            <text:p>-</text:p>
          </table:table-cell>
          <table:table-cell office:value-type="float" office:value="8125" table:style-name="ce85">
            <text:p>8.125</text:p>
          </table:table-cell>
          <table:table-cell office:value-type="string" table:style-name="ce85">
            <text:p>-</text:p>
          </table:table-cell>
          <table:table-cell office:value-type="string" table:style-name="ce86">
            <text:p>-</text:p>
          </table:table-cell>
          <table:table-cell office:value-type="string" table:style-name="ce86">
            <text:p>-</text:p>
          </table:table-cell>
          <table:table-cell table:number-columns-repeated="24" table:style-name="ce61"/>
          <table:table-cell table:number-columns-repeated="16339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52599" table:style-name="ce89">
            <text:p>2.952.599</text:p>
          </table:table-cell>
          <table:table-cell office:value-type="percentage" office:value="1" table:style-name="ce90">
            <text:p>100,0%</text:p>
          </table:table-cell>
          <table:table-cell office:value-type="float" office:value="3970490" table:style-name="ce89">
            <text:p>3.970.490</text:p>
          </table:table-cell>
          <table:table-cell office:value-type="percentage" office:value="0.99341002579795135" table:style-name="ce90">
            <text:p>99,3%</text:p>
          </table:table-cell>
          <table:table-cell office:value-type="float" office:value="5340737" table:style-name="ce89">
            <text:p>5.340.737</text:p>
          </table:table-cell>
          <table:table-cell office:value-type="percentage" office:value="0.96969257361565531" table:style-name="ce90">
            <text:p>97,0%</text:p>
          </table:table-cell>
          <table:table-cell office:value-type="float" office:value="6775369" table:style-name="ce89">
            <text:p>6.775.369</text:p>
          </table:table-cell>
          <table:table-cell office:value-type="percentage" office:value="0.95030025047288014" table:style-name="ce90">
            <text:p>95,0%</text:p>
          </table:table-cell>
          <table:table-cell office:value-type="float" office:value="7142843" table:style-name="ce89">
            <text:p>7.142.843</text:p>
          </table:table-cell>
          <table:table-cell office:value-type="percentage" office:value="0.91378002376417589" table:style-name="ce90">
            <text:p>91,4%</text:p>
          </table:table-cell>
          <table:table-cell office:value-type="float" office:value="5140845" table:style-name="ce89">
            <text:p>5.140.845</text:p>
          </table:table-cell>
          <table:table-cell office:value-type="percentage" office:value="0.86516790586366255" table:style-name="ce90">
            <text:p>86,5%</text:p>
          </table:table-cell>
          <table:table-cell office:value-type="float" office:value="4268141" table:style-name="ce89">
            <text:p>4.268.141</text:p>
          </table:table-cell>
          <table:table-cell office:value-type="percentage" office:value="0.86669712596238679" table:style-name="ce90">
            <text:p>86,7%</text:p>
          </table:table-cell>
          <table:table-cell office:value-type="float" office:value="3686353" table:style-name="ce89">
            <text:p>3.686.353</text:p>
          </table:table-cell>
          <table:table-cell office:value-type="percentage" office:value="0.92529823326628113" table:style-name="ce90">
            <text:p>92,5%</text:p>
          </table:table-cell>
          <table:table-cell office:value-type="float" office:value="39277377" table:style-name="ce89">
            <text:p>39.277.377</text:p>
          </table:table-cell>
          <table:table-cell office:value-type="float" office:value="42185033" table:style-name="ce89">
            <text:p>42.185.033</text:p>
          </table:table-cell>
          <table:table-cell office:value-type="percentage" office:value="0.93107375310101093" table:style-name="ce90">
            <text:p>93,1%</text:p>
          </table:table-cell>
          <table:table-cell office:value-type="percentage" office:value="0.82865942496267353" table:style-name="ce90">
            <text:p>82,9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3" table:default-cell-style-name="ce61"/>
        <table:table-column table:style-name="co3" table:number-columns-repeated="20" table:default-cell-style-name="ce61"/>
        <table:table-column table:style-name="co4" table:number-columns-repeated="16343" table:default-cell-style-name="ce61"/>
        <table:table-row table:style-name="ro10">
          <table:table-cell table:style-name="ce72"/>
          <table:table-cell office:value-type="string" table:style-name="ce73">
            <text:p>Personas pauta completa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pauta completa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pauta completa sobre Población a Vacunar INE</text:p>
          </table:table-cell>
          <table:table-cell office:value-type="string" table:style-name="ce76">
            <text:p>% pauta completa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0908" table:style-name="ce92">
            <text:p>430.908</text:p>
          </table:table-cell>
          <table:table-cell office:value-type="percentage" office:value="1" table:style-name="ce93">
            <text:p>100,0%</text:p>
          </table:table-cell>
          <table:table-cell office:value-type="float" office:value="653182" table:style-name="ce92">
            <text:p>653.182</text:p>
          </table:table-cell>
          <table:table-cell office:value-type="percentage" office:value="0.99825621291013766" table:style-name="ce93">
            <text:p>99,8%</text:p>
          </table:table-cell>
          <table:table-cell office:value-type="float" office:value="935026" table:style-name="ce92">
            <text:p>935.026</text:p>
          </table:table-cell>
          <table:table-cell office:value-type="percentage" office:value="0.97578553769506038" table:style-name="ce93">
            <text:p>97,6%</text:p>
          </table:table-cell>
          <table:table-cell office:value-type="float" office:value="1225552" table:style-name="ce92">
            <text:p>1.225.552</text:p>
          </table:table-cell>
          <table:table-cell office:value-type="percentage" office:value="0.95181777443303039" table:style-name="ce93">
            <text:p>95,2%</text:p>
          </table:table-cell>
          <table:table-cell office:value-type="float" office:value="1272993" table:style-name="ce92">
            <text:p>1.272.993</text:p>
          </table:table-cell>
          <table:table-cell office:value-type="percentage" office:value="0.91956938199974569" table:style-name="ce93">
            <text:p>92,0%</text:p>
          </table:table-cell>
          <table:table-cell office:value-type="float" office:value="957932" table:style-name="ce92">
            <text:p>957.932</text:p>
          </table:table-cell>
          <table:table-cell office:value-type="percentage" office:value="0.86944588404326484" table:style-name="ce93">
            <text:p>86,9%</text:p>
          </table:table-cell>
          <table:table-cell office:value-type="float" office:value="799494" table:style-name="ce92">
            <text:p>799.494</text:p>
          </table:table-cell>
          <table:table-cell office:value-type="percentage" office:value="0.86328003524411734" table:style-name="ce93">
            <text:p>86,3%</text:p>
          </table:table-cell>
          <table:table-cell office:value-type="float" office:value="762908" table:style-name="ce92">
            <text:p>762.908</text:p>
          </table:table-cell>
          <table:table-cell office:value-type="percentage" office:value="0.98714103456574787" table:style-name="ce93">
            <text:p>98,7%</text:p>
          </table:table-cell>
          <table:table-cell office:value-type="float" office:value="7037995" table:style-name="ce92">
            <text:p>7.037.995</text:p>
          </table:table-cell>
          <table:table-cell office:value-type="float" office:value="7508005" table:style-name="ce92">
            <text:p>7.508.005</text:p>
          </table:table-cell>
          <table:table-cell office:value-type="percentage" office:value="0.93739881633003708" table:style-name="ce93">
            <text:p>93,7%</text:p>
          </table:table-cell>
          <table:table-cell office:value-type="percentage" office:value="0.82778350634899112" table:style-name="ce93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0544" table:style-name="ce94">
            <text:p>100.544</text:p>
          </table:table-cell>
          <table:table-cell office:value-type="percentage" office:value="1" table:style-name="ce95">
            <text:p>100,0%</text:p>
          </table:table-cell>
          <table:table-cell office:value-type="float" office:value="119284" table:style-name="ce94">
            <text:p>119.284</text:p>
          </table:table-cell>
          <table:table-cell office:value-type="percentage" office:value="0.99714942528735628" table:style-name="ce95">
            <text:p>99,7%</text:p>
          </table:table-cell>
          <table:table-cell office:value-type="float" office:value="155583" table:style-name="ce94">
            <text:p>155.583</text:p>
          </table:table-cell>
          <table:table-cell office:value-type="percentage" office:value="0.96449693137437231" table:style-name="ce95">
            <text:p>96,4%</text:p>
          </table:table-cell>
          <table:table-cell office:value-type="float" office:value="188559" table:style-name="ce94">
            <text:p>188.559</text:p>
          </table:table-cell>
          <table:table-cell office:value-type="percentage" office:value="0.93824451410658305" table:style-name="ce95">
            <text:p>93,8%</text:p>
          </table:table-cell>
          <table:table-cell office:value-type="float" office:value="191302" table:style-name="ce94">
            <text:p>191.302</text:p>
          </table:table-cell>
          <table:table-cell office:value-type="percentage" office:value="0.89545350290445946" table:style-name="ce95">
            <text:p>89,5%</text:p>
          </table:table-cell>
          <table:table-cell office:value-type="float" office:value="130307" table:style-name="ce94">
            <text:p>130.307</text:p>
          </table:table-cell>
          <table:table-cell office:value-type="percentage" office:value="0.82327929339516548" table:style-name="ce95">
            <text:p>82,3%</text:p>
          </table:table-cell>
          <table:table-cell office:value-type="float" office:value="108684" table:style-name="ce94">
            <text:p>108.684</text:p>
          </table:table-cell>
          <table:table-cell office:value-type="percentage" office:value="0.83093013654643033" table:style-name="ce95">
            <text:p>83,1%</text:p>
          </table:table-cell>
          <table:table-cell office:value-type="float" office:value="98416" table:style-name="ce94">
            <text:p>98.416</text:p>
          </table:table-cell>
          <table:table-cell office:value-type="percentage" office:value="0.91945775759783999" table:style-name="ce95">
            <text:p>91,9%</text:p>
          </table:table-cell>
          <table:table-cell office:value-type="float" office:value="1092679" table:style-name="ce94">
            <text:p>1.092.679</text:p>
          </table:table-cell>
          <table:table-cell office:value-type="float" office:value="1189408" table:style-name="ce94">
            <text:p>1.189.408</text:p>
          </table:table-cell>
          <table:table-cell office:value-type="percentage" office:value="0.91867466840646772" table:style-name="ce95">
            <text:p>91,9%</text:p>
          </table:table-cell>
          <table:table-cell office:value-type="percentage" office:value="0.82086388061899151" table:style-name="ce95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8638" table:style-name="ce94">
            <text:p>88.638</text:p>
          </table:table-cell>
          <table:table-cell office:value-type="percentage" office:value="1" table:style-name="ce95">
            <text:p>100,0%</text:p>
          </table:table-cell>
          <table:table-cell office:value-type="float" office:value="114699" table:style-name="ce94">
            <text:p>114.699</text:p>
          </table:table-cell>
          <table:table-cell office:value-type="percentage" office:value="1" table:style-name="ce95">
            <text:p>100,0%</text:p>
          </table:table-cell>
          <table:table-cell office:value-type="float" office:value="149554" table:style-name="ce94">
            <text:p>149.554</text:p>
          </table:table-cell>
          <table:table-cell office:value-type="percentage" office:value="0.98397262977827493" table:style-name="ce95">
            <text:p>98,4%</text:p>
          </table:table-cell>
          <table:table-cell office:value-type="float" office:value="155007" table:style-name="ce94">
            <text:p>155.007</text:p>
          </table:table-cell>
          <table:table-cell office:value-type="percentage" office:value="0.95634335494777367" table:style-name="ce95">
            <text:p>95,6%</text:p>
          </table:table-cell>
          <table:table-cell office:value-type="float" office:value="152419" table:style-name="ce94">
            <text:p>152.419</text:p>
          </table:table-cell>
          <table:table-cell office:value-type="percentage" office:value="0.91862945998071355" table:style-name="ce95">
            <text:p>91,9%</text:p>
          </table:table-cell>
          <table:table-cell office:value-type="float" office:value="91975" table:style-name="ce94">
            <text:p>91.975</text:p>
          </table:table-cell>
          <table:table-cell office:value-type="percentage" office:value="0.84698547761785048" table:style-name="ce95">
            <text:p>84,7%</text:p>
          </table:table-cell>
          <table:table-cell office:value-type="float" office:value="67480" table:style-name="ce94">
            <text:p>67.480</text:p>
          </table:table-cell>
          <table:table-cell office:value-type="percentage" office:value="0.85156861260442696" table:style-name="ce95">
            <text:p>85,2%</text:p>
          </table:table-cell>
          <table:table-cell office:value-type="float" office:value="67220" table:style-name="ce94">
            <text:p>67.220</text:p>
          </table:table-cell>
          <table:table-cell office:value-type="percentage" office:value="1.0300968493318623" table:style-name="ce95">
            <text:p>103,0%</text:p>
          </table:table-cell>
          <table:table-cell office:value-type="float" office:value="886992" table:style-name="ce94">
            <text:p>886.992</text:p>
          </table:table-cell>
          <table:table-cell office:value-type="float" office:value="930447" table:style-name="ce94">
            <text:p>930.447</text:p>
          </table:table-cell>
          <table:table-cell office:value-type="percentage" office:value="0.95329664129176617" table:style-name="ce95">
            <text:p>95,3%</text:p>
          </table:table-cell>
          <table:table-cell office:value-type="percentage" office:value="0.87570503776820563" table:style-name="ce95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453" table:style-name="ce94">
            <text:p>51.453</text:p>
          </table:table-cell>
          <table:table-cell office:value-type="percentage" office:value="0.95935338317826713" table:style-name="ce95">
            <text:p>95,9%</text:p>
          </table:table-cell>
          <table:table-cell office:value-type="float" office:value="79892" table:style-name="ce94">
            <text:p>79.892</text:p>
          </table:table-cell>
          <table:table-cell office:value-type="percentage" office:value="0.91583556870027738" table:style-name="ce95">
            <text:p>91,6%</text:p>
          </table:table-cell>
          <table:table-cell office:value-type="float" office:value="112222" table:style-name="ce94">
            <text:p>112.222</text:p>
          </table:table-cell>
          <table:table-cell office:value-type="percentage" office:value="0.88091182404056734" table:style-name="ce95">
            <text:p>88,1%</text:p>
          </table:table-cell>
          <table:table-cell office:value-type="float" office:value="153228" table:style-name="ce94">
            <text:p>153.228</text:p>
          </table:table-cell>
          <table:table-cell office:value-type="percentage" office:value="0.8632174324537486" table:style-name="ce95">
            <text:p>86,3%</text:p>
          </table:table-cell>
          <table:table-cell office:value-type="float" office:value="173028" table:style-name="ce94">
            <text:p>173.028</text:p>
          </table:table-cell>
          <table:table-cell office:value-type="percentage" office:value="0.79875174842929886" table:style-name="ce95">
            <text:p>79,9%</text:p>
          </table:table-cell>
          <table:table-cell office:value-type="float" office:value="133801" table:style-name="ce94">
            <text:p>133.801</text:p>
          </table:table-cell>
          <table:table-cell office:value-type="percentage" office:value="0.72699364836155977" table:style-name="ce95">
            <text:p>72,7%</text:p>
          </table:table-cell>
          <table:table-cell office:value-type="float" office:value="103111" table:style-name="ce94">
            <text:p>103.111</text:p>
          </table:table-cell>
          <table:table-cell office:value-type="percentage" office:value="0.75146669776187391" table:style-name="ce95">
            <text:p>75,1%</text:p>
          </table:table-cell>
          <table:table-cell office:value-type="float" office:value="86028" table:style-name="ce94">
            <text:p>86.028</text:p>
          </table:table-cell>
          <table:table-cell office:value-type="percentage" office:value="0.86429030702459408" table:style-name="ce95">
            <text:p>86,4%</text:p>
          </table:table-cell>
          <table:table-cell office:value-type="float" office:value="892763" table:style-name="ce94">
            <text:p>892.763</text:p>
          </table:table-cell>
          <table:table-cell office:value-type="float" office:value="1083187" table:style-name="ce94">
            <text:p>1.083.187</text:p>
          </table:table-cell>
          <table:table-cell office:value-type="percentage" office:value="0.82420025351116655" table:style-name="ce95">
            <text:p>82,4%</text:p>
          </table:table-cell>
          <table:table-cell office:value-type="percentage" office:value="0.73190793384025743" table:style-name="ce95">
            <text:p>73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3350" table:style-name="ce94">
            <text:p>93.350</text:p>
          </table:table-cell>
          <table:table-cell office:value-type="percentage" office:value="0.93013291883382154" table:style-name="ce95">
            <text:p>93,0%</text:p>
          </table:table-cell>
          <table:table-cell office:value-type="float" office:value="152700" table:style-name="ce94">
            <text:p>152.700</text:p>
          </table:table-cell>
          <table:table-cell office:value-type="percentage" office:value="0.91193578825412369" table:style-name="ce95">
            <text:p>91,2%</text:p>
          </table:table-cell>
          <table:table-cell office:value-type="float" office:value="226396" table:style-name="ce94">
            <text:p>226.396</text:p>
          </table:table-cell>
          <table:table-cell office:value-type="percentage" office:value="0.89998608654171053" table:style-name="ce95">
            <text:p>90,0%</text:p>
          </table:table-cell>
          <table:table-cell office:value-type="float" office:value="325181" table:style-name="ce94">
            <text:p>325.181</text:p>
          </table:table-cell>
          <table:table-cell office:value-type="percentage" office:value="0.88305132153147203" table:style-name="ce95">
            <text:p>88,3%</text:p>
          </table:table-cell>
          <table:table-cell office:value-type="float" office:value="322855" table:style-name="ce94">
            <text:p>322.855</text:p>
          </table:table-cell>
          <table:table-cell office:value-type="percentage" office:value="0.81921061646008042" table:style-name="ce95">
            <text:p>81,9%</text:p>
          </table:table-cell>
          <table:table-cell office:value-type="float" office:value="234513" table:style-name="ce94">
            <text:p>234.513</text:p>
          </table:table-cell>
          <table:table-cell office:value-type="percentage" office:value="0.74957329429588759" table:style-name="ce95">
            <text:p>75,0%</text:p>
          </table:table-cell>
          <table:table-cell office:value-type="float" office:value="192801" table:style-name="ce94">
            <text:p>192.801</text:p>
          </table:table-cell>
          <table:table-cell office:value-type="percentage" office:value="0.75705910763298534" table:style-name="ce95">
            <text:p>75,7%</text:p>
          </table:table-cell>
          <table:table-cell office:value-type="float" office:value="171358" table:style-name="ce94">
            <text:p>171.358</text:p>
          </table:table-cell>
          <table:table-cell office:value-type="percentage" office:value="0.92995414213225513" table:style-name="ce95">
            <text:p>93,0%</text:p>
          </table:table-cell>
          <table:table-cell office:value-type="float" office:value="1719154" table:style-name="ce94">
            <text:p>1.719.154</text:p>
          </table:table-cell>
          <table:table-cell office:value-type="float" office:value="2033513" table:style-name="ce94">
            <text:p>2.033.513</text:p>
          </table:table-cell>
          <table:table-cell office:value-type="percentage" office:value="0.84541087271141124" table:style-name="ce95">
            <text:p>84,5%</text:p>
          </table:table-cell>
          <table:table-cell office:value-type="percentage" office:value="0.76598545069906065" table:style-name="ce95">
            <text:p>76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303" table:style-name="ce94">
            <text:p>42.303</text:p>
          </table:table-cell>
          <table:table-cell office:value-type="percentage" office:value="1" table:style-name="ce95">
            <text:p>100,0%</text:p>
          </table:table-cell>
          <table:table-cell office:value-type="float" office:value="56123" table:style-name="ce94">
            <text:p>56.123</text:p>
          </table:table-cell>
          <table:table-cell office:value-type="percentage" office:value="1" table:style-name="ce95">
            <text:p>100,0%</text:p>
          </table:table-cell>
          <table:table-cell office:value-type="float" office:value="77188" table:style-name="ce94">
            <text:p>77.188</text:p>
          </table:table-cell>
          <table:table-cell office:value-type="percentage" office:value="0.97389505027947054" table:style-name="ce95">
            <text:p>97,4%</text:p>
          </table:table-cell>
          <table:table-cell office:value-type="float" office:value="85144" table:style-name="ce94">
            <text:p>85.144</text:p>
          </table:table-cell>
          <table:table-cell office:value-type="percentage" office:value="0.93595690887105643" table:style-name="ce95">
            <text:p>93,6%</text:p>
          </table:table-cell>
          <table:table-cell office:value-type="float" office:value="89358" table:style-name="ce94">
            <text:p>89.358</text:p>
          </table:table-cell>
          <table:table-cell office:value-type="percentage" office:value="0.91756515310208864" table:style-name="ce95">
            <text:p>91,8%</text:p>
          </table:table-cell>
          <table:table-cell office:value-type="float" office:value="56822" table:style-name="ce94">
            <text:p>56.822</text:p>
          </table:table-cell>
          <table:table-cell office:value-type="percentage" office:value="0.84609428511867535" table:style-name="ce95">
            <text:p>84,6%</text:p>
          </table:table-cell>
          <table:table-cell office:value-type="float" office:value="43420" table:style-name="ce94">
            <text:p>43.420</text:p>
          </table:table-cell>
          <table:table-cell office:value-type="percentage" office:value="0.85349792620840126" table:style-name="ce95">
            <text:p>85,3%</text:p>
          </table:table-cell>
          <table:table-cell office:value-type="float" office:value="46231" table:style-name="ce94">
            <text:p>46.231</text:p>
          </table:table-cell>
          <table:table-cell office:value-type="percentage" office:value="1.0209350087229203" table:style-name="ce95">
            <text:p>102,1%</text:p>
          </table:table-cell>
          <table:table-cell office:value-type="float" office:value="496589" table:style-name="ce94">
            <text:p>496.589</text:p>
          </table:table-cell>
          <table:table-cell office:value-type="float" office:value="527062" table:style-name="ce94">
            <text:p>527.062</text:p>
          </table:table-cell>
          <table:table-cell office:value-type="percentage" office:value="0.94218327255616985" table:style-name="ce95">
            <text:p>94,2%</text:p>
          </table:table-cell>
          <table:table-cell office:value-type="percentage" office:value="0.85082625866308004" table:style-name="ce95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28306" table:style-name="ce94">
            <text:p>228.306</text:p>
          </table:table-cell>
          <table:table-cell office:value-type="percentage" office:value="1" table:style-name="ce95">
            <text:p>100,0%</text:p>
          </table:table-cell>
          <table:table-cell office:value-type="float" office:value="250790" table:style-name="ce94">
            <text:p>250.790</text:p>
          </table:table-cell>
          <table:table-cell office:value-type="percentage" office:value="1" table:style-name="ce95">
            <text:p>100,0%</text:p>
          </table:table-cell>
          <table:table-cell office:value-type="float" office:value="324024" table:style-name="ce94">
            <text:p>324.024</text:p>
          </table:table-cell>
          <table:table-cell office:value-type="percentage" office:value="0.99016327316397901" table:style-name="ce95">
            <text:p>99,0%</text:p>
          </table:table-cell>
          <table:table-cell office:value-type="float" office:value="355582" table:style-name="ce94">
            <text:p>355.582</text:p>
          </table:table-cell>
          <table:table-cell office:value-type="percentage" office:value="0.93278909137651067" table:style-name="ce95">
            <text:p>93,3%</text:p>
          </table:table-cell>
          <table:table-cell office:value-type="float" office:value="324143" table:style-name="ce94">
            <text:p>324.143</text:p>
          </table:table-cell>
          <table:table-cell office:value-type="percentage" office:value="0.89989228266361654" table:style-name="ce95">
            <text:p>90,0%</text:p>
          </table:table-cell>
          <table:table-cell office:value-type="float" office:value="216556" table:style-name="ce94">
            <text:p>216.556</text:p>
          </table:table-cell>
          <table:table-cell office:value-type="percentage" office:value="0.83644004295061447" table:style-name="ce95">
            <text:p>83,6%</text:p>
          </table:table-cell>
          <table:table-cell office:value-type="float" office:value="178735" table:style-name="ce94">
            <text:p>178.735</text:p>
          </table:table-cell>
          <table:table-cell office:value-type="percentage" office:value="0.84396942095297456" table:style-name="ce95">
            <text:p>84,4%</text:p>
          </table:table-cell>
          <table:table-cell office:value-type="float" office:value="164254" table:style-name="ce94">
            <text:p>164.254</text:p>
          </table:table-cell>
          <table:table-cell office:value-type="percentage" office:value="0.97655144532039617" table:style-name="ce95">
            <text:p>97,7%</text:p>
          </table:table-cell>
          <table:table-cell office:value-type="float" office:value="2042390" table:style-name="ce94">
            <text:p>2.042.390</text:p>
          </table:table-cell>
          <table:table-cell office:value-type="float" office:value="2172149" table:style-name="ce94">
            <text:p>2.172.149</text:p>
          </table:table-cell>
          <table:table-cell office:value-type="percentage" office:value="0.94026238531518791" table:style-name="ce95">
            <text:p>94,0%</text:p>
          </table:table-cell>
          <table:table-cell office:value-type="percentage" office:value="0.85575633450917998" table:style-name="ce95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7240" table:style-name="ce94">
            <text:p>137.240</text:p>
          </table:table-cell>
          <table:table-cell office:value-type="percentage" office:value="1" table:style-name="ce95">
            <text:p>100,0%</text:p>
          </table:table-cell>
          <table:table-cell office:value-type="float" office:value="158449" table:style-name="ce94">
            <text:p>158.449</text:p>
          </table:table-cell>
          <table:table-cell office:value-type="percentage" office:value="1" table:style-name="ce95">
            <text:p>100,0%</text:p>
          </table:table-cell>
          <table:table-cell office:value-type="float" office:value="223342" table:style-name="ce94">
            <text:p>223.342</text:p>
          </table:table-cell>
          <table:table-cell office:value-type="percentage" office:value="0.97944989211851174" table:style-name="ce95">
            <text:p>97,9%</text:p>
          </table:table-cell>
          <table:table-cell office:value-type="float" office:value="286876" table:style-name="ce94">
            <text:p>286.876</text:p>
          </table:table-cell>
          <table:table-cell office:value-type="percentage" office:value="0.92122527753069139" table:style-name="ce95">
            <text:p>92,1%</text:p>
          </table:table-cell>
          <table:table-cell office:value-type="float" office:value="287391" table:style-name="ce94">
            <text:p>287.391</text:p>
          </table:table-cell>
          <table:table-cell office:value-type="percentage" office:value="0.86908833588866607" table:style-name="ce95">
            <text:p>86,9%</text:p>
          </table:table-cell>
          <table:table-cell office:value-type="float" office:value="207175" table:style-name="ce94">
            <text:p>207.175</text:p>
          </table:table-cell>
          <table:table-cell office:value-type="percentage" office:value="0.80377961676191367" table:style-name="ce95">
            <text:p>80,4%</text:p>
          </table:table-cell>
          <table:table-cell office:value-type="float" office:value="174924" table:style-name="ce94">
            <text:p>174.924</text:p>
          </table:table-cell>
          <table:table-cell office:value-type="percentage" office:value="0.79876890480017537" table:style-name="ce95">
            <text:p>79,9%</text:p>
          </table:table-cell>
          <table:table-cell office:value-type="float" office:value="167954" table:style-name="ce94">
            <text:p>167.954</text:p>
          </table:table-cell>
          <table:table-cell office:value-type="percentage" office:value="0.94453817429252707" table:style-name="ce95">
            <text:p>94,5%</text:p>
          </table:table-cell>
          <table:table-cell office:value-type="float" office:value="1643351" table:style-name="ce94">
            <text:p>1.643.351</text:p>
          </table:table-cell>
          <table:table-cell office:value-type="float" office:value="1816082" table:style-name="ce94">
            <text:p>1.816.082</text:p>
          </table:table-cell>
          <table:table-cell office:value-type="percentage" office:value="0.90488810527277952" table:style-name="ce95">
            <text:p>90,5%</text:p>
          </table:table-cell>
          <table:table-cell office:value-type="percentage" office:value="0.80216053842128698" table:style-name="ce95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55856" table:style-name="ce94">
            <text:p>455.856</text:p>
          </table:table-cell>
          <table:table-cell office:value-type="percentage" office:value="1" table:style-name="ce95">
            <text:p>100,0%</text:p>
          </table:table-cell>
          <table:table-cell office:value-type="float" office:value="618648" table:style-name="ce94">
            <text:p>618.648</text:p>
          </table:table-cell>
          <table:table-cell office:value-type="percentage" office:value="0.97312091811695423" table:style-name="ce95">
            <text:p>97,3%</text:p>
          </table:table-cell>
          <table:table-cell office:value-type="float" office:value="802585" table:style-name="ce94">
            <text:p>802.585</text:p>
          </table:table-cell>
          <table:table-cell office:value-type="percentage" office:value="0.94146635010158553" table:style-name="ce95">
            <text:p>94,1%</text:p>
          </table:table-cell>
          <table:table-cell office:value-type="float" office:value="1040388" table:style-name="ce94">
            <text:p>1.040.388</text:p>
          </table:table-cell>
          <table:table-cell office:value-type="percentage" office:value="0.94804724982025712" table:style-name="ce95">
            <text:p>94,8%</text:p>
          </table:table-cell>
          <table:table-cell office:value-type="float" office:value="1157021" table:style-name="ce94">
            <text:p>1.157.021</text:p>
          </table:table-cell>
          <table:table-cell office:value-type="percentage" office:value="0.90709038595720992" table:style-name="ce95">
            <text:p>90,7%</text:p>
          </table:table-cell>
          <table:table-cell office:value-type="float" office:value="820637" table:style-name="ce94">
            <text:p>820.637</text:p>
          </table:table-cell>
          <table:table-cell office:value-type="percentage" office:value="0.84896878633766037" table:style-name="ce95">
            <text:p>84,9%</text:p>
          </table:table-cell>
          <table:table-cell office:value-type="float" office:value="685841" table:style-name="ce94">
            <text:p>685.841</text:p>
          </table:table-cell>
          <table:table-cell office:value-type="percentage" office:value="0.82726232104495634" table:style-name="ce95">
            <text:p>82,7%</text:p>
          </table:table-cell>
          <table:table-cell office:value-type="float" office:value="613484" table:style-name="ce94">
            <text:p>613.484</text:p>
          </table:table-cell>
          <table:table-cell office:value-type="percentage" office:value="0.91378881469488193" table:style-name="ce95">
            <text:p>91,4%</text:p>
          </table:table-cell>
          <table:table-cell office:value-type="float" office:value="6194460" table:style-name="ce94">
            <text:p>6.194.460</text:p>
          </table:table-cell>
          <table:table-cell office:value-type="float" office:value="6782414" table:style-name="ce94">
            <text:p>6.782.414</text:p>
          </table:table-cell>
          <table:table-cell office:value-type="percentage" office:value="0.91331198596841778" table:style-name="ce95">
            <text:p>91,3%</text:p>
          </table:table-cell>
          <table:table-cell office:value-type="percentage" office:value="0.80748998892358259" table:style-name="ce95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5583" table:style-name="ce94">
            <text:p>295.583</text:p>
          </table:table-cell>
          <table:table-cell office:value-type="percentage" office:value="1" table:style-name="ce95">
            <text:p>100,0%</text:p>
          </table:table-cell>
          <table:table-cell office:value-type="float" office:value="435749" table:style-name="ce94">
            <text:p>435.749</text:p>
          </table:table-cell>
          <table:table-cell office:value-type="percentage" office:value="0.99084306556064905" table:style-name="ce95">
            <text:p>99,1%</text:p>
          </table:table-cell>
          <table:table-cell office:value-type="float" office:value="579764" table:style-name="ce94">
            <text:p>579.764</text:p>
          </table:table-cell>
          <table:table-cell office:value-type="percentage" office:value="0.97090129617845067" table:style-name="ce95">
            <text:p>97,1%</text:p>
          </table:table-cell>
          <table:table-cell office:value-type="float" office:value="733801" table:style-name="ce94">
            <text:p>733.801</text:p>
          </table:table-cell>
          <table:table-cell office:value-type="percentage" office:value="0.96261950738295887" table:style-name="ce95">
            <text:p>96,3%</text:p>
          </table:table-cell>
          <table:table-cell office:value-type="float" office:value="770034" table:style-name="ce94">
            <text:p>770.034</text:p>
          </table:table-cell>
          <table:table-cell office:value-type="percentage" office:value="0.9159187984627517" table:style-name="ce95">
            <text:p>91,6%</text:p>
          </table:table-cell>
          <table:table-cell office:value-type="float" office:value="530697" table:style-name="ce94">
            <text:p>530.697</text:p>
          </table:table-cell>
          <table:table-cell office:value-type="percentage" office:value="0.86443858411750041" table:style-name="ce95">
            <text:p>86,4%</text:p>
          </table:table-cell>
          <table:table-cell office:value-type="float" office:value="447380" table:style-name="ce94">
            <text:p>447.380</text:p>
          </table:table-cell>
          <table:table-cell office:value-type="percentage" office:value="0.87247183451546784" table:style-name="ce95">
            <text:p>87,2%</text:p>
          </table:table-cell>
          <table:table-cell office:value-type="float" office:value="430291" table:style-name="ce94">
            <text:p>430.291</text:p>
          </table:table-cell>
          <table:table-cell office:value-type="percentage" office:value="0.99427408155390062" table:style-name="ce95">
            <text:p>99,4%</text:p>
          </table:table-cell>
          <table:table-cell office:value-type="float" office:value="4223299" table:style-name="ce94">
            <text:p>4.223.299</text:p>
          </table:table-cell>
          <table:table-cell office:value-type="float" office:value="4492026" table:style-name="ce94">
            <text:p>4.492.026</text:p>
          </table:table-cell>
          <table:table-cell office:value-type="percentage" office:value="0.94017688232436769" table:style-name="ce95">
            <text:p>94,0%</text:p>
          </table:table-cell>
          <table:table-cell office:value-type="percentage" office:value="0.83678647604687495" table:style-name="ce95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7697" table:style-name="ce94">
            <text:p>77.697</text:p>
          </table:table-cell>
          <table:table-cell office:value-type="percentage" office:value="1" table:style-name="ce95">
            <text:p>100,0%</text:p>
          </table:table-cell>
          <table:table-cell office:value-type="float" office:value="95790" table:style-name="ce94">
            <text:p>95.790</text:p>
          </table:table-cell>
          <table:table-cell office:value-type="percentage" office:value="1" table:style-name="ce95">
            <text:p>100,0%</text:p>
          </table:table-cell>
          <table:table-cell office:value-type="float" office:value="132910" table:style-name="ce94">
            <text:p>132.910</text:p>
          </table:table-cell>
          <table:table-cell office:value-type="percentage" office:value="1.0170256724184106" table:style-name="ce95">
            <text:p>101,7%</text:p>
          </table:table-cell>
          <table:table-cell office:value-type="float" office:value="161626" table:style-name="ce94">
            <text:p>161.626</text:p>
          </table:table-cell>
          <table:table-cell office:value-type="percentage" office:value="0.96232874673271684" table:style-name="ce95">
            <text:p>96,2%</text:p>
          </table:table-cell>
          <table:table-cell office:value-type="float" office:value="146269" table:style-name="ce94">
            <text:p>146.269</text:p>
          </table:table-cell>
          <table:table-cell office:value-type="percentage" office:value="0.92847983952874269" table:style-name="ce95">
            <text:p>92,8%</text:p>
          </table:table-cell>
          <table:table-cell office:value-type="float" office:value="113413" table:style-name="ce94">
            <text:p>113.413</text:p>
          </table:table-cell>
          <table:table-cell office:value-type="percentage" office:value="0.87346929344896107" table:style-name="ce95">
            <text:p>87,3%</text:p>
          </table:table-cell>
          <table:table-cell office:value-type="float" office:value="93653" table:style-name="ce94">
            <text:p>93.653</text:p>
          </table:table-cell>
          <table:table-cell office:value-type="percentage" office:value="0.83242671501964338" table:style-name="ce95">
            <text:p>83,2%</text:p>
          </table:table-cell>
          <table:table-cell office:value-type="float" office:value="86636" table:style-name="ce94">
            <text:p>86.636</text:p>
          </table:table-cell>
          <table:table-cell office:value-type="percentage" office:value="1.0108156669661297" table:style-name="ce95">
            <text:p>101,1%</text:p>
          </table:table-cell>
          <table:table-cell office:value-type="float" office:value="907994" table:style-name="ce94">
            <text:p>907.994</text:p>
          </table:table-cell>
          <table:table-cell office:value-type="float" office:value="949890" table:style-name="ce94">
            <text:p>949.890</text:p>
          </table:table-cell>
          <table:table-cell office:value-type="percentage" office:value="0.95589384033940772" table:style-name="ce95">
            <text:p>95,6%</text:p>
          </table:table-cell>
          <table:table-cell office:value-type="percentage" office:value="0.85821820247467151" table:style-name="ce95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1815" table:style-name="ce94">
            <text:p>241.815</text:p>
          </table:table-cell>
          <table:table-cell office:value-type="percentage" office:value="1" table:style-name="ce95">
            <text:p>100,0%</text:p>
          </table:table-cell>
          <table:table-cell office:value-type="float" office:value="291577" table:style-name="ce94">
            <text:p>291.577</text:p>
          </table:table-cell>
          <table:table-cell office:value-type="percentage" office:value="0.99858898794132656" table:style-name="ce95">
            <text:p>99,9%</text:p>
          </table:table-cell>
          <table:table-cell office:value-type="float" office:value="348197" table:style-name="ce94">
            <text:p>348.197</text:p>
          </table:table-cell>
          <table:table-cell office:value-type="percentage" office:value="0.98481471634716011" table:style-name="ce95">
            <text:p>98,5%</text:p>
          </table:table-cell>
          <table:table-cell office:value-type="float" office:value="393032" table:style-name="ce94">
            <text:p>393.032</text:p>
          </table:table-cell>
          <table:table-cell office:value-type="percentage" office:value="0.96048875855327465" table:style-name="ce95">
            <text:p>96,0%</text:p>
          </table:table-cell>
          <table:table-cell office:value-type="float" office:value="411448" table:style-name="ce94">
            <text:p>411.448</text:p>
          </table:table-cell>
          <table:table-cell office:value-type="percentage" office:value="0.92911838893317411" table:style-name="ce95">
            <text:p>92,9%</text:p>
          </table:table-cell>
          <table:table-cell office:value-type="float" office:value="267510" table:style-name="ce94">
            <text:p>267.510</text:p>
          </table:table-cell>
          <table:table-cell office:value-type="percentage" office:value="0.86685590963000403" table:style-name="ce95">
            <text:p>86,7%</text:p>
          </table:table-cell>
          <table:table-cell office:value-type="float" office:value="202646" table:style-name="ce94">
            <text:p>202.646</text:p>
          </table:table-cell>
          <table:table-cell office:value-type="percentage" office:value="0.8796850174942048" table:style-name="ce95">
            <text:p>88,0%</text:p>
          </table:table-cell>
          <table:table-cell office:value-type="float" office:value="193155" table:style-name="ce94">
            <text:p>193.155</text:p>
          </table:table-cell>
          <table:table-cell office:value-type="percentage" office:value="1.0535114320621346" table:style-name="ce95">
            <text:p>105,4%</text:p>
          </table:table-cell>
          <table:table-cell office:value-type="float" office:value="2349380" table:style-name="ce94">
            <text:p>2.349.380</text:p>
          </table:table-cell>
          <table:table-cell office:value-type="float" office:value="2456127" table:style-name="ce94">
            <text:p>2.456.127</text:p>
          </table:table-cell>
          <table:table-cell office:value-type="percentage" office:value="0.95653848518419449" table:style-name="ce95">
            <text:p>95,7%</text:p>
          </table:table-cell>
          <table:table-cell office:value-type="percentage" office:value="0.87114869204219991" table:style-name="ce95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5128" table:style-name="ce94">
            <text:p>25.128</text:p>
          </table:table-cell>
          <table:table-cell office:value-type="percentage" office:value="1" table:style-name="ce95">
            <text:p>100,0%</text:p>
          </table:table-cell>
          <table:table-cell office:value-type="float" office:value="30720" table:style-name="ce94">
            <text:p>30.720</text:p>
          </table:table-cell>
          <table:table-cell office:value-type="percentage" office:value="1" table:style-name="ce95">
            <text:p>100,0%</text:p>
          </table:table-cell>
          <table:table-cell office:value-type="float" office:value="39723" table:style-name="ce94">
            <text:p>39.723</text:p>
          </table:table-cell>
          <table:table-cell office:value-type="percentage" office:value="1.0287201533122701" table:style-name="ce95">
            <text:p>102,9%</text:p>
          </table:table-cell>
          <table:table-cell office:value-type="float" office:value="46327" table:style-name="ce94">
            <text:p>46.327</text:p>
          </table:table-cell>
          <table:table-cell office:value-type="percentage" office:value="0.97530526315789479" table:style-name="ce95">
            <text:p>97,5%</text:p>
          </table:table-cell>
          <table:table-cell office:value-type="float" office:value="48669" table:style-name="ce94">
            <text:p>48.669</text:p>
          </table:table-cell>
          <table:table-cell office:value-type="percentage" office:value="0.94093650916402449" table:style-name="ce95">
            <text:p>94,1%</text:p>
          </table:table-cell>
          <table:table-cell office:value-type="float" office:value="32476" table:style-name="ce94">
            <text:p>32.476</text:p>
          </table:table-cell>
          <table:table-cell office:value-type="percentage" office:value="0.87687655254347119" table:style-name="ce95">
            <text:p>87,7%</text:p>
          </table:table-cell>
          <table:table-cell office:value-type="float" office:value="25550" table:style-name="ce94">
            <text:p>25.550</text:p>
          </table:table-cell>
          <table:table-cell office:value-type="percentage" office:value="0.84698004375787306" table:style-name="ce95">
            <text:p>84,7%</text:p>
          </table:table-cell>
          <table:table-cell office:value-type="float" office:value="25732" table:style-name="ce94">
            <text:p>25.732</text:p>
          </table:table-cell>
          <table:table-cell office:value-type="percentage" office:value="0.99026361362324422" table:style-name="ce95">
            <text:p>99,0%</text:p>
          </table:table-cell>
          <table:table-cell office:value-type="float" office:value="274325" table:style-name="ce94">
            <text:p>274.325</text:p>
          </table:table-cell>
          <table:table-cell office:value-type="float" office:value="281479" table:style-name="ce94">
            <text:p>281.479</text:p>
          </table:table-cell>
          <table:table-cell office:value-type="percentage" office:value="0.9745842496243059" table:style-name="ce95">
            <text:p>97,5%</text:p>
          </table:table-cell>
          <table:table-cell office:value-type="percentage" office:value="0.86763384950154343" table:style-name="ce95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2416" table:style-name="ce94">
            <text:p>372.416</text:p>
          </table:table-cell>
          <table:table-cell office:value-type="percentage" office:value="1" table:style-name="ce95">
            <text:p>100,0%</text:p>
          </table:table-cell>
          <table:table-cell office:value-type="float" office:value="511536" table:style-name="ce94">
            <text:p>511.536</text:p>
          </table:table-cell>
          <table:table-cell office:value-type="percentage" office:value="0.9705644625747083" table:style-name="ce95">
            <text:p>97,1%</text:p>
          </table:table-cell>
          <table:table-cell office:value-type="float" office:value="691877" table:style-name="ce94">
            <text:p>691.877</text:p>
          </table:table-cell>
          <table:table-cell office:value-type="percentage" office:value="0.96032940157510915" table:style-name="ce95">
            <text:p>96,0%</text:p>
          </table:table-cell>
          <table:table-cell office:value-type="float" office:value="962913" table:style-name="ce94">
            <text:p>962.913</text:p>
          </table:table-cell>
          <table:table-cell office:value-type="percentage" office:value="0.97287622542457308" table:style-name="ce95">
            <text:p>97,3%</text:p>
          </table:table-cell>
          <table:table-cell office:value-type="float" office:value="1054086" table:style-name="ce94">
            <text:p>1.054.086</text:p>
          </table:table-cell>
          <table:table-cell office:value-type="percentage" office:value="0.91181307108015086" table:style-name="ce95">
            <text:p>91,2%</text:p>
          </table:table-cell>
          <table:table-cell office:value-type="float" office:value="775156" table:style-name="ce94">
            <text:p>775.156</text:p>
          </table:table-cell>
          <table:table-cell office:value-type="percentage" office:value="0.86047750775939014" table:style-name="ce95">
            <text:p>86,0%</text:p>
          </table:table-cell>
          <table:table-cell office:value-type="float" office:value="631303" table:style-name="ce94">
            <text:p>631.303</text:p>
          </table:table-cell>
          <table:table-cell office:value-type="percentage" office:value="0.8582652330138929" table:style-name="ce95">
            <text:p>85,8%</text:p>
          </table:table-cell>
          <table:table-cell office:value-type="float" office:value="540457" table:style-name="ce94">
            <text:p>540.457</text:p>
          </table:table-cell>
          <table:table-cell office:value-type="percentage" office:value="0.94694081368048499" table:style-name="ce95">
            <text:p>94,7%</text:p>
          </table:table-cell>
          <table:table-cell office:value-type="float" office:value="5539744" table:style-name="ce94">
            <text:p>5.539.744</text:p>
          </table:table-cell>
          <table:table-cell office:value-type="float" office:value="5970908" table:style-name="ce94">
            <text:p>5.970.908</text:p>
          </table:table-cell>
          <table:table-cell office:value-type="percentage" office:value="0.92778920726964809" table:style-name="ce95">
            <text:p>92,8%</text:p>
          </table:table-cell>
          <table:table-cell office:value-type="percentage" office:value="0.81999482520869393" table:style-name="ce95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5971" table:style-name="ce94">
            <text:p>75.971</text:p>
          </table:table-cell>
          <table:table-cell office:value-type="percentage" office:value="1" table:style-name="ce95">
            <text:p>100,0%</text:p>
          </table:table-cell>
          <table:table-cell office:value-type="float" office:value="108347" table:style-name="ce94">
            <text:p>108.347</text:p>
          </table:table-cell>
          <table:table-cell office:value-type="percentage" office:value="1" table:style-name="ce95">
            <text:p>100,0%</text:p>
          </table:table-cell>
          <table:table-cell office:value-type="float" office:value="154050" table:style-name="ce94">
            <text:p>154.050</text:p>
          </table:table-cell>
          <table:table-cell office:value-type="percentage" office:value="1.0033150754521594" table:style-name="ce95">
            <text:p>100,3%</text:p>
          </table:table-cell>
          <table:table-cell office:value-type="float" office:value="212085" table:style-name="ce94">
            <text:p>212.085</text:p>
          </table:table-cell>
          <table:table-cell office:value-type="percentage" office:value="0.97240753222101484" table:style-name="ce95">
            <text:p>97,2%</text:p>
          </table:table-cell>
          <table:table-cell office:value-type="float" office:value="236119" table:style-name="ce94">
            <text:p>236.119</text:p>
          </table:table-cell>
          <table:table-cell office:value-type="percentage" office:value="0.93524327835606891" table:style-name="ce95">
            <text:p>93,5%</text:p>
          </table:table-cell>
          <table:table-cell office:value-type="float" office:value="172190" table:style-name="ce94">
            <text:p>172.190</text:p>
          </table:table-cell>
          <table:table-cell office:value-type="percentage" office:value="0.86495474044827547" table:style-name="ce95">
            <text:p>86,5%</text:p>
          </table:table-cell>
          <table:table-cell office:value-type="float" office:value="145885" table:style-name="ce94">
            <text:p>145.885</text:p>
          </table:table-cell>
          <table:table-cell office:value-type="percentage" office:value="0.83871357199937913" table:style-name="ce95">
            <text:p>83,9%</text:p>
          </table:table-cell>
          <table:table-cell office:value-type="float" office:value="134188" table:style-name="ce94">
            <text:p>134.188</text:p>
          </table:table-cell>
          <table:table-cell office:value-type="percentage" office:value="0.92789179620512252" table:style-name="ce95">
            <text:p>92,8%</text:p>
          </table:table-cell>
          <table:table-cell office:value-type="float" office:value="1238835" table:style-name="ce94">
            <text:p>1.238.835</text:p>
          </table:table-cell>
          <table:table-cell office:value-type="float" office:value="1317614" table:style-name="ce94">
            <text:p>1.317.614</text:p>
          </table:table-cell>
          <table:table-cell office:value-type="percentage" office:value="0.94021086600476311" table:style-name="ce95">
            <text:p>94,0%</text:p>
          </table:table-cell>
          <table:table-cell office:value-type="percentage" office:value="0.81875266014397163" table:style-name="ce95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325" table:style-name="ce94">
            <text:p>42.325</text:p>
          </table:table-cell>
          <table:table-cell office:value-type="percentage" office:value="1" table:style-name="ce95">
            <text:p>100,0%</text:p>
          </table:table-cell>
          <table:table-cell office:value-type="float" office:value="55914" table:style-name="ce94">
            <text:p>55.914</text:p>
          </table:table-cell>
          <table:table-cell office:value-type="percentage" office:value="0.98718220338983054" table:style-name="ce95">
            <text:p>98,7%</text:p>
          </table:table-cell>
          <table:table-cell office:value-type="float" office:value="72496" table:style-name="ce94">
            <text:p>72.496</text:p>
          </table:table-cell>
          <table:table-cell office:value-type="percentage" office:value="0.95805471124620056" table:style-name="ce95">
            <text:p>95,8%</text:p>
          </table:table-cell>
          <table:table-cell office:value-type="float" office:value="92827" table:style-name="ce94">
            <text:p>92.827</text:p>
          </table:table-cell>
          <table:table-cell office:value-type="percentage" office:value="0.95014227517451744" table:style-name="ce95">
            <text:p>95,0%</text:p>
          </table:table-cell>
          <table:table-cell office:value-type="float" office:value="96622" table:style-name="ce94">
            <text:p>96.622</text:p>
          </table:table-cell>
          <table:table-cell office:value-type="percentage" office:value="0.91391655552717954" table:style-name="ce95">
            <text:p>91,4%</text:p>
          </table:table-cell>
          <table:table-cell office:value-type="float" office:value="65827" table:style-name="ce94">
            <text:p>65.827</text:p>
          </table:table-cell>
          <table:table-cell office:value-type="percentage" office:value="0.85791552085912759" table:style-name="ce95">
            <text:p>85,8%</text:p>
          </table:table-cell>
          <table:table-cell office:value-type="float" office:value="59492" table:style-name="ce94">
            <text:p>59.492</text:p>
          </table:table-cell>
          <table:table-cell office:value-type="percentage" office:value="0.86468416615796051" table:style-name="ce95">
            <text:p>86,5%</text:p>
          </table:table-cell>
          <table:table-cell office:value-type="float" office:value="56192" table:style-name="ce94">
            <text:p>56.192</text:p>
          </table:table-cell>
          <table:table-cell office:value-type="percentage" office:value="0.97689539472540465" table:style-name="ce95">
            <text:p>97,7%</text:p>
          </table:table-cell>
          <table:table-cell office:value-type="float" office:value="541695" table:style-name="ce94">
            <text:p>541.695</text:p>
          </table:table-cell>
          <table:table-cell office:value-type="float" office:value="580174" table:style-name="ce94">
            <text:p>580.174</text:p>
          </table:table-cell>
          <table:table-cell office:value-type="percentage" office:value="0.93367679351367006" table:style-name="ce95">
            <text:p>93,4%</text:p>
          </table:table-cell>
          <table:table-cell office:value-type="percentage" office:value="0.82367780018064207" table:style-name="ce95">
            <text:p>82,4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4042" table:style-name="ce94">
            <text:p>164.042</text:p>
          </table:table-cell>
          <table:table-cell office:value-type="percentage" office:value="1.0283088650125998" table:style-name="ce95">
            <text:p>102,8%</text:p>
          </table:table-cell>
          <table:table-cell office:value-type="float" office:value="214933" table:style-name="ce94">
            <text:p>214.933</text:p>
          </table:table-cell>
          <table:table-cell office:value-type="percentage" office:value="0.99337696310880641" table:style-name="ce95">
            <text:p>99,3%</text:p>
          </table:table-cell>
          <table:table-cell office:value-type="float" office:value="278696" table:style-name="ce94">
            <text:p>278.696</text:p>
          </table:table-cell>
          <table:table-cell office:value-type="percentage" office:value="0.98076104207796233" table:style-name="ce95">
            <text:p>98,1%</text:p>
          </table:table-cell>
          <table:table-cell office:value-type="float" office:value="327499" table:style-name="ce94">
            <text:p>327.499</text:p>
          </table:table-cell>
          <table:table-cell office:value-type="percentage" office:value="0.97046229705423048" table:style-name="ce95">
            <text:p>97,0%</text:p>
          </table:table-cell>
          <table:table-cell office:value-type="float" office:value="325276" table:style-name="ce94">
            <text:p>325.276</text:p>
          </table:table-cell>
          <table:table-cell office:value-type="percentage" office:value="0.93452928197113172" table:style-name="ce95">
            <text:p>93,5%</text:p>
          </table:table-cell>
          <table:table-cell office:value-type="float" office:value="210051" table:style-name="ce94">
            <text:p>210.051</text:p>
          </table:table-cell>
          <table:table-cell office:value-type="percentage" office:value="0.88392282281650425" table:style-name="ce95">
            <text:p>88,4%</text:p>
          </table:table-cell>
          <table:table-cell office:value-type="float" office:value="173872" table:style-name="ce94">
            <text:p>173.872</text:p>
          </table:table-cell>
          <table:table-cell office:value-type="percentage" office:value="0.87278568380895016" table:style-name="ce95">
            <text:p>87,3%</text:p>
          </table:table-cell>
          <table:table-cell office:value-type="float" office:value="167408" table:style-name="ce94">
            <text:p>167.408</text:p>
          </table:table-cell>
          <table:table-cell office:value-type="percentage" office:value="0.96870099585110259" table:style-name="ce95">
            <text:p>96,9%</text:p>
          </table:table-cell>
          <table:table-cell office:value-type="float" office:value="1861777" table:style-name="ce94">
            <text:p>1.861.777</text:p>
          </table:table-cell>
          <table:table-cell office:value-type="float" office:value="1955253" table:style-name="ce94">
            <text:p>1.955.253</text:p>
          </table:table-cell>
          <table:table-cell office:value-type="percentage" office:value="0.9521923761272838" table:style-name="ce95">
            <text:p>95,2%</text:p>
          </table:table-cell>
          <table:table-cell office:value-type="percentage" office:value="0.85171791310521761" table:style-name="ce95">
            <text:p>85,2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398" table:style-name="ce94">
            <text:p>2.398</text:p>
          </table:table-cell>
          <table:table-cell office:value-type="percentage" office:value="0.84525907648924925" table:style-name="ce95">
            <text:p>84,5%</text:p>
          </table:table-cell>
          <table:table-cell office:value-type="float" office:value="3908" table:style-name="ce94">
            <text:p>3.908</text:p>
          </table:table-cell>
          <table:table-cell office:value-type="percentage" office:value="0.88737511353315168" table:style-name="ce95">
            <text:p>88,7%</text:p>
          </table:table-cell>
          <table:table-cell office:value-type="float" office:value="7658" table:style-name="ce94">
            <text:p>7.658</text:p>
          </table:table-cell>
          <table:table-cell office:value-type="percentage" office:value="0.91943810781606439" table:style-name="ce95">
            <text:p>91,9%</text:p>
          </table:table-cell>
          <table:table-cell office:value-type="float" office:value="10625" table:style-name="ce94">
            <text:p>10.625</text:p>
          </table:table-cell>
          <table:table-cell office:value-type="percentage" office:value="0.9193562343168642" table:style-name="ce95">
            <text:p>91,9%</text:p>
          </table:table-cell>
          <table:table-cell office:value-type="float" office:value="11218" table:style-name="ce94">
            <text:p>11.218</text:p>
          </table:table-cell>
          <table:table-cell office:value-type="percentage" office:value="0.90782552399449701" table:style-name="ce95">
            <text:p>90,8%</text:p>
          </table:table-cell>
          <table:table-cell office:value-type="float" office:value="9406" table:style-name="ce94">
            <text:p>9.406</text:p>
          </table:table-cell>
          <table:table-cell office:value-type="percentage" office:value="0.82516010176331256" table:style-name="ce95">
            <text:p>82,5%</text:p>
          </table:table-cell>
          <table:table-cell office:value-type="float" office:value="9268" table:style-name="ce94">
            <text:p>9.268</text:p>
          </table:table-cell>
          <table:table-cell office:value-type="percentage" office:value="0.85301426599171648" table:style-name="ce95">
            <text:p>85,3%</text:p>
          </table:table-cell>
          <table:table-cell office:value-type="float" office:value="9471" table:style-name="ce94">
            <text:p>9.471</text:p>
          </table:table-cell>
          <table:table-cell office:value-type="percentage" office:value="1.0204719319038897" table:style-name="ce95">
            <text:p>102,0%</text:p>
          </table:table-cell>
          <table:table-cell office:value-type="float" office:value="63952" table:style-name="ce94">
            <text:p>63.952</text:p>
          </table:table-cell>
          <table:table-cell office:value-type="float" office:value="71029" table:style-name="ce94">
            <text:p>71.029</text:p>
          </table:table-cell>
          <table:table-cell office:value-type="percentage" office:value="0.90036463979501336" table:style-name="ce95">
            <text:p>90,0%</text:p>
          </table:table-cell>
          <table:table-cell office:value-type="percentage" office:value="0.76573631715698598" table:style-name="ce95">
            <text:p>76,6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057" table:style-name="ce94">
            <text:p>2.057</text:p>
          </table:table-cell>
          <table:table-cell office:value-type="percentage" office:value="0.81919553962564717" table:style-name="ce95">
            <text:p>81,9%</text:p>
          </table:table-cell>
          <table:table-cell office:value-type="float" office:value="3372" table:style-name="ce94">
            <text:p>3.372</text:p>
          </table:table-cell>
          <table:table-cell office:value-type="percentage" office:value="0.88666841966868259" table:style-name="ce95">
            <text:p>88,7%</text:p>
          </table:table-cell>
          <table:table-cell office:value-type="float" office:value="7415" table:style-name="ce94">
            <text:p>7.415</text:p>
          </table:table-cell>
          <table:table-cell office:value-type="percentage" office:value="0.92629606495940042" table:style-name="ce95">
            <text:p>92,6%</text:p>
          </table:table-cell>
          <table:table-cell office:value-type="float" office:value="10071" table:style-name="ce94">
            <text:p>10.071</text:p>
          </table:table-cell>
          <table:table-cell office:value-type="percentage" office:value="0.93241366540135173" table:style-name="ce95">
            <text:p>93,2%</text:p>
          </table:table-cell>
          <table:table-cell office:value-type="float" office:value="10595" table:style-name="ce94">
            <text:p>10.595</text:p>
          </table:table-cell>
          <table:table-cell office:value-type="percentage" office:value="0.96997161951844735" table:style-name="ce95">
            <text:p>97,0%</text:p>
          </table:table-cell>
          <table:table-cell office:value-type="float" office:value="9176" table:style-name="ce94">
            <text:p>9.176</text:p>
          </table:table-cell>
          <table:table-cell office:value-type="percentage" office:value="0.83783783783783783" table:style-name="ce95">
            <text:p>83,8%</text:p>
          </table:table-cell>
          <table:table-cell office:value-type="float" office:value="9768" table:style-name="ce94">
            <text:p>9.768</text:p>
          </table:table-cell>
          <table:table-cell office:value-type="percentage" office:value="0.83551449833205027" table:style-name="ce95">
            <text:p>83,6%</text:p>
          </table:table-cell>
          <table:table-cell office:value-type="float" office:value="9044" table:style-name="ce94">
            <text:p>9.044</text:p>
          </table:table-cell>
          <table:table-cell office:value-type="percentage" office:value="0.94405010438413361" table:style-name="ce95">
            <text:p>94,4%</text:p>
          </table:table-cell>
          <table:table-cell office:value-type="float" office:value="61498" table:style-name="ce94">
            <text:p>61.498</text:p>
          </table:table-cell>
          <table:table-cell office:value-type="float" office:value="68266" table:style-name="ce94">
            <text:p>68.266</text:p>
          </table:table-cell>
          <table:table-cell office:value-type="percentage" office:value="0.9008584068203791" table:style-name="ce95">
            <text:p>90,1%</text:p>
          </table:table-cell>
          <table:table-cell office:value-type="percentage" office:value="0.73192735236009621" table:style-name="ce95">
            <text:p>73,2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23" table:style-name="ce94">
            <text:p>23</text:p>
          </table:table-cell>
          <table:table-cell office:value-type="string" table:style-name="ce95">
            <text:p>-</text:p>
          </table:table-cell>
          <table:table-cell office:value-type="float" office:value="19" table:style-name="ce94">
            <text:p>19</text:p>
          </table:table-cell>
          <table:table-cell office:value-type="string" table:style-name="ce95">
            <text:p>-</text:p>
          </table:table-cell>
          <table:table-cell office:value-type="float" office:value="3703" table:style-name="ce94">
            <text:p>3.703</text:p>
          </table:table-cell>
          <table:table-cell office:value-type="string" table:style-name="ce95">
            <text:p>-</text:p>
          </table:table-cell>
          <table:table-cell office:value-type="float" office:value="9845" table:style-name="ce94">
            <text:p>9.845</text:p>
          </table:table-cell>
          <table:table-cell office:value-type="string" table:style-name="ce95">
            <text:p>-</text:p>
          </table:table-cell>
          <table:table-cell office:value-type="float" office:value="22738" table:style-name="ce94">
            <text:p>22.738</text:p>
          </table:table-cell>
          <table:table-cell office:value-type="string" table:style-name="ce95">
            <text:p>-</text:p>
          </table:table-cell>
          <table:table-cell office:value-type="float" office:value="32581" table:style-name="ce94">
            <text:p>32.581</text:p>
          </table:table-cell>
          <table:table-cell office:value-type="string" table:style-name="ce95">
            <text:p>-</text:p>
          </table:table-cell>
          <table:table-cell office:value-type="float" office:value="24588" table:style-name="ce94">
            <text:p>24.588</text:p>
          </table:table-cell>
          <table:table-cell office:value-type="string" table:style-name="ce95">
            <text:p>-</text:p>
          </table:table-cell>
          <table:table-cell office:value-type="float" office:value="1341" table:style-name="ce94">
            <text:p>1.341</text:p>
          </table:table-cell>
          <table:table-cell office:value-type="string" table:style-name="ce95">
            <text:p>-</text:p>
          </table:table-cell>
          <table:table-cell office:value-type="float" office:value="94838" table:style-name="ce94">
            <text:p>94.838</text:p>
          </table:table-cell>
          <table:table-cell office:value-type="string" table:style-name="ce94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96">
            <text:p>Sanidad Exterior</text:p>
          </table:table-cell>
          <table:table-cell office:value-type="float" office:value="31" table:style-name="ce97">
            <text:p>31</text:p>
          </table:table-cell>
          <table:table-cell office:value-type="string" table:style-name="ce98">
            <text:p>-</text:p>
          </table:table-cell>
          <table:table-cell office:value-type="float" office:value="49" table:style-name="ce97">
            <text:p>49</text:p>
          </table:table-cell>
          <table:table-cell office:value-type="string" table:style-name="ce98">
            <text:p>-</text:p>
          </table:table-cell>
          <table:table-cell office:value-type="float" office:value="312" table:style-name="ce97">
            <text:p>312</text:p>
          </table:table-cell>
          <table:table-cell office:value-type="string" table:style-name="ce98">
            <text:p>-</text:p>
          </table:table-cell>
          <table:table-cell office:value-type="float" office:value="922" table:style-name="ce97">
            <text:p>922</text:p>
          </table:table-cell>
          <table:table-cell office:value-type="string" table:style-name="ce98">
            <text:p>-</text:p>
          </table:table-cell>
          <table:table-cell office:value-type="float" office:value="1983" table:style-name="ce97">
            <text:p>1.983</text:p>
          </table:table-cell>
          <table:table-cell office:value-type="string" table:style-name="ce98">
            <text:p>-</text:p>
          </table:table-cell>
          <table:table-cell office:value-type="float" office:value="2449" table:style-name="ce97">
            <text:p>2.449</text:p>
          </table:table-cell>
          <table:table-cell office:value-type="string" table:style-name="ce98">
            <text:p>-</text:p>
          </table:table-cell>
          <table:table-cell office:value-type="float" office:value="2140" table:style-name="ce97">
            <text:p>2.140</text:p>
          </table:table-cell>
          <table:table-cell office:value-type="string" table:style-name="ce98">
            <text:p>-</text:p>
          </table:table-cell>
          <table:table-cell office:value-type="float" office:value="257" table:style-name="ce97">
            <text:p>257</text:p>
          </table:table-cell>
          <table:table-cell office:value-type="string" table:style-name="ce98">
            <text:p>-</text:p>
          </table:table-cell>
          <table:table-cell office:value-type="float" office:value="8143" table:style-name="ce97">
            <text:p>8.143</text:p>
          </table:table-cell>
          <table:table-cell office:value-type="string" table:style-name="ce97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table:number-columns-repeated="20" table:style-name="ce61"/>
          <table:table-cell table:number-columns-repeated="16343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28084" table:style-name="ce99">
            <text:p>2.928.084</text:p>
          </table:table-cell>
          <table:table-cell office:value-type="percentage" office:value="1" table:style-name="ce100">
            <text:p>100,0%</text:p>
          </table:table-cell>
          <table:table-cell office:value-type="float" office:value="3955681" table:style-name="ce99">
            <text:p>3.955.681</text:p>
          </table:table-cell>
          <table:table-cell office:value-type="percentage" office:value="0.98970483851072943" table:style-name="ce100">
            <text:p>99,0%</text:p>
          </table:table-cell>
          <table:table-cell office:value-type="float" office:value="5322721" table:style-name="ce99">
            <text:p>5.322.721</text:p>
          </table:table-cell>
          <table:table-cell office:value-type="percentage" office:value="0.96642149297523816" table:style-name="ce100">
            <text:p>96,6%</text:p>
          </table:table-cell>
          <table:table-cell office:value-type="float" office:value="6777090" table:style-name="ce99">
            <text:p>6.777.090</text:p>
          </table:table-cell>
          <table:table-cell office:value-type="percentage" office:value="0.95054163462938346" table:style-name="ce100">
            <text:p>95,1%</text:p>
          </table:table-cell>
          <table:table-cell office:value-type="float" office:value="7105567" table:style-name="ce99">
            <text:p>7.105.567</text:p>
          </table:table-cell>
          <table:table-cell office:value-type="percentage" office:value="0.90901132533893625" table:style-name="ce100">
            <text:p>90,9%</text:p>
          </table:table-cell>
          <table:table-cell office:value-type="float" office:value="5070650" table:style-name="ce99">
            <text:p>5.070.650</text:p>
          </table:table-cell>
          <table:table-cell office:value-type="percentage" office:value="0.85335458312156476" table:style-name="ce100">
            <text:p>85,3%</text:p>
          </table:table-cell>
          <table:table-cell office:value-type="float" office:value="4180035" table:style-name="ce99">
            <text:p>4.180.035</text:p>
          </table:table-cell>
          <table:table-cell office:value-type="percentage" office:value="0.84880614790424813" table:style-name="ce100">
            <text:p>84,9%</text:p>
          </table:table-cell>
          <table:table-cell office:value-type="float" office:value="3832025" table:style-name="ce99">
            <text:p>3.832.025</text:p>
          </table:table-cell>
          <table:table-cell office:value-type="percentage" office:value="0.9618628390531837" table:style-name="ce100">
            <text:p>96,2%</text:p>
          </table:table-cell>
          <table:table-cell office:value-type="float" office:value="39171853" table:style-name="ce99">
            <text:p>39.171.853</text:p>
          </table:table-cell>
          <table:table-cell office:value-type="float" office:value="42185033" table:style-name="ce99">
            <text:p>42.185.033</text:p>
          </table:table-cell>
          <table:table-cell office:value-type="percentage" office:value="0.92857229719365164" table:style-name="ce100">
            <text:p>92,9%</text:p>
          </table:table-cell>
          <table:table-cell office:value-type="percentage" office:value="0.82643311903700645" table:style-name="ce100">
            <text:p>82,6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Vacunas_Adaptadas" table:style-name="ta2">
        <table:table-column table:style-name="co4" table:number-columns-repeated="16384" table:default-cell-style-name="ce1"/>
        <table:table-row table:style-name="ro12">
          <table:table-cell table:number-columns-spanned="1" table:number-rows-spanned="2" table:style-name="ce47"/>
          <table:table-cell office:value-type="string" table:number-columns-spanned="2" table:number-rows-spanned="1" table:style-name="ce48">
            <text:p><text:s/>Mayores de 80 años</text:p>
          </table:table-cell>
          <table:covered-table-cell/>
          <table:table-cell office:value-type="string" table:number-columns-spanned="2" table:number-rows-spanned="1" table:style-name="ce48">
            <text:p>70-79 años</text:p>
          </table:table-cell>
          <table:covered-table-cell/>
          <table:table-cell office:value-type="string" table:number-columns-spanned="2" table:number-rows-spanned="1" table:style-name="ce48">
            <text:p>60-69 años</text:p>
          </table:table-cell>
          <table:covered-table-cell/>
          <table:table-cell table:number-columns-repeated="16377"/>
        </table:table-row>
        <table:table-row table:style-name="ro13">
          <table:covered-table-cell/>
          <table:table-cell office:value-type="string" table:style-name="ce101">
            <text:p>Nº Personas &gt; 80 años con <text:s/>dosis de recuerdo adaptadas</text:p>
          </table:table-cell>
          <table:table-cell office:value-type="string" table:style-name="ce101">
            <text:p>% Dosis de recuerdo adaptadas en &gt; 80 años (1)</text:p>
          </table:table-cell>
          <table:table-cell office:value-type="string" table:style-name="ce101">
            <text:p>Nº Personas 70-79 años con <text:s/>dosis de recuerdo adaptadas</text:p>
          </table:table-cell>
          <table:table-cell office:value-type="string" table:style-name="ce101">
            <text:p>% Dosis de recuerdo adaptadas en 70-79 años (1)</text:p>
          </table:table-cell>
          <table:table-cell office:value-type="string" table:style-name="ce101">
            <text:p>Nº Personas 60-69 años con <text:s/>dosis de recuerdo adaptadas</text:p>
          </table:table-cell>
          <table:table-cell office:value-type="string" table:style-name="ce101">
            <text:p>% Dosis de recuerdo adaptadas en 60-69 años (1)</text:p>
          </table:table-cell>
          <table:table-cell table:number-columns-repeated="16377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265250" table:style-name="ce102">
            <text:p>265.250</text:p>
          </table:table-cell>
          <table:table-cell office:value-type="percentage" office:value="0.62737260374413129" table:style-name="ce103">
            <text:p>62,74%</text:p>
          </table:table-cell>
          <table:table-cell office:value-type="float" office:value="300576" table:style-name="ce102">
            <text:p>300.576</text:p>
          </table:table-cell>
          <table:table-cell office:value-type="percentage" office:value="0.45936945514677002" table:style-name="ce103">
            <text:p>45,94%</text:p>
          </table:table-cell>
          <table:table-cell office:value-type="float" office:value="232133" table:style-name="ce102">
            <text:p>232.133</text:p>
          </table:table-cell>
          <table:table-cell office:value-type="percentage" office:value="0.24225211301265145" table:style-name="ce103">
            <text:p>24,2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70817" table:style-name="ce104">
            <text:p>70.817</text:p>
          </table:table-cell>
          <table:table-cell office:value-type="percentage" office:value="0.72444835452620382" table:style-name="ce105">
            <text:p>72,44%</text:p>
          </table:table-cell>
          <table:table-cell office:value-type="float" office:value="72853" table:style-name="ce104">
            <text:p>72.853</text:p>
          </table:table-cell>
          <table:table-cell office:value-type="percentage" office:value="0.6090114942528736" table:style-name="ce105">
            <text:p>60,90%</text:p>
          </table:table-cell>
          <table:table-cell office:value-type="float" office:value="61383" table:style-name="ce104">
            <text:p>61.383</text:p>
          </table:table-cell>
          <table:table-cell office:value-type="percentage" office:value="0.38052817556258134" table:style-name="ce105">
            <text:p>38,0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69241" table:style-name="ce104">
            <text:p>69.241</text:p>
          </table:table-cell>
          <table:table-cell office:value-type="percentage" office:value="0.80921160273940584" table:style-name="ce105">
            <text:p>80,92%</text:p>
          </table:table-cell>
          <table:table-cell office:value-type="float" office:value="84890" table:style-name="ce104">
            <text:p>84.890</text:p>
          </table:table-cell>
          <table:table-cell office:value-type="percentage" office:value="0.75930911725507388" table:style-name="ce105">
            <text:p>75,93%</text:p>
          </table:table-cell>
          <table:table-cell office:value-type="float" office:value="92105" table:style-name="ce104">
            <text:p>92.105</text:p>
          </table:table-cell>
          <table:table-cell office:value-type="percentage" office:value="0.60599381538259101" table:style-name="ce105">
            <text:p>60,60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35161" table:style-name="ce104">
            <text:p>35.161</text:p>
          </table:table-cell>
          <table:table-cell office:value-type="percentage" office:value="0.65558518076557348" table:style-name="ce105">
            <text:p>65,56%</text:p>
          </table:table-cell>
          <table:table-cell office:value-type="float" office:value="43232" table:style-name="ce104">
            <text:p>43.232</text:p>
          </table:table-cell>
          <table:table-cell office:value-type="percentage" office:value="0.49558658321296745" table:style-name="ce105">
            <text:p>49,56%</text:p>
          </table:table-cell>
          <table:table-cell office:value-type="float" office:value="35694" table:style-name="ce104">
            <text:p>35.694</text:p>
          </table:table-cell>
          <table:table-cell office:value-type="percentage" office:value="0.28018807940781676" table:style-name="ce105">
            <text:p>28,02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46283" table:style-name="ce104">
            <text:p>46.283</text:p>
          </table:table-cell>
          <table:table-cell office:value-type="percentage" office:value="0.46116059863294873" table:style-name="ce105">
            <text:p>46,12%</text:p>
          </table:table-cell>
          <table:table-cell office:value-type="float" office:value="53165" table:style-name="ce104">
            <text:p>53.165</text:p>
          </table:table-cell>
          <table:table-cell office:value-type="percentage" office:value="0.31750534500674843" table:style-name="ce105">
            <text:p>31,75%</text:p>
          </table:table-cell>
          <table:table-cell office:value-type="float" office:value="50411" table:style-name="ce104">
            <text:p>50.411</text:p>
          </table:table-cell>
          <table:table-cell office:value-type="percentage" office:value="0.20039752737969826" table:style-name="ce105">
            <text:p>20,04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29805" table:style-name="ce104">
            <text:p>29.805</text:p>
          </table:table-cell>
          <table:table-cell office:value-type="percentage" office:value="0.72233532063399741" table:style-name="ce105">
            <text:p>72,23%</text:p>
          </table:table-cell>
          <table:table-cell office:value-type="float" office:value="29255" table:style-name="ce104">
            <text:p>29.255</text:p>
          </table:table-cell>
          <table:table-cell office:value-type="percentage" office:value="0.53314016000583164" table:style-name="ce105">
            <text:p>53,31%</text:p>
          </table:table-cell>
          <table:table-cell office:value-type="float" office:value="21951" table:style-name="ce104">
            <text:p>21.951</text:p>
          </table:table-cell>
          <table:table-cell office:value-type="percentage" office:value="0.27695976380635151" table:style-name="ce105">
            <text:p>27,70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stilla y León<text:s/></text:p>
          </table:table-cell>
          <table:table-cell office:value-type="float" office:value="176843" table:style-name="ce104">
            <text:p>176.843</text:p>
          </table:table-cell>
          <table:table-cell office:value-type="percentage" office:value="0.80956130432195128" table:style-name="ce105">
            <text:p>80,96%</text:p>
          </table:table-cell>
          <table:table-cell office:value-type="float" office:value="166505" table:style-name="ce104">
            <text:p>166.505</text:p>
          </table:table-cell>
          <table:table-cell office:value-type="percentage" office:value="0.67635744722336189" table:style-name="ce105">
            <text:p>67,64%</text:p>
          </table:table-cell>
          <table:table-cell office:value-type="float" office:value="150155" table:style-name="ce104">
            <text:p>150.155</text:p>
          </table:table-cell>
          <table:table-cell office:value-type="percentage" office:value="0.45884862319438458" table:style-name="ce105">
            <text:p>45,88%</text:p>
          </table:table-cell>
          <table:table-cell table:number-columns-repeated="16377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98055" table:style-name="ce104">
            <text:p>98.055</text:p>
          </table:table-cell>
          <table:table-cell office:value-type="percentage" office:value="0.72805369725499514" table:style-name="ce105">
            <text:p>72,81%</text:p>
          </table:table-cell>
          <table:table-cell office:value-type="float" office:value="96995" table:style-name="ce104">
            <text:p>96.995</text:p>
          </table:table-cell>
          <table:table-cell office:value-type="percentage" office:value="0.61888263593787884" table:style-name="ce105">
            <text:p>61,89%</text:p>
          </table:table-cell>
          <table:table-cell office:value-type="float" office:value="88195" table:style-name="ce104">
            <text:p>88.195</text:p>
          </table:table-cell>
          <table:table-cell office:value-type="percentage" office:value="0.38677267703966178" table:style-name="ce105">
            <text:p>38,6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320309" table:style-name="ce104">
            <text:p>320.309</text:p>
          </table:table-cell>
          <table:table-cell office:value-type="percentage" office:value="0.70518005473082601" table:style-name="ce105">
            <text:p>70,52%</text:p>
          </table:table-cell>
          <table:table-cell office:value-type="float" office:value="347414" table:style-name="ce104">
            <text:p>347.414</text:p>
          </table:table-cell>
          <table:table-cell office:value-type="percentage" office:value="0.54647526646280842" table:style-name="ce105">
            <text:p>54,65%</text:p>
          </table:table-cell>
          <table:table-cell office:value-type="float" office:value="295974" table:style-name="ce104">
            <text:p>295.974</text:p>
          </table:table-cell>
          <table:table-cell office:value-type="percentage" office:value="0.34719009389032524" table:style-name="ce105">
            <text:p>34,72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187778" table:style-name="ce104">
            <text:p>187.778</text:p>
          </table:table-cell>
          <table:table-cell office:value-type="percentage" office:value="0.64169525814344497" table:style-name="ce105">
            <text:p>64,17%</text:p>
          </table:table-cell>
          <table:table-cell office:value-type="float" office:value="244134" table:style-name="ce104">
            <text:p>244.134</text:p>
          </table:table-cell>
          <table:table-cell office:value-type="percentage" office:value="0.55513261296660121" table:style-name="ce105">
            <text:p>55,51%</text:p>
          </table:table-cell>
          <table:table-cell office:value-type="float" office:value="180601" table:style-name="ce104">
            <text:p>180.601</text:p>
          </table:table-cell>
          <table:table-cell office:value-type="percentage" office:value="0.30244331312590012" table:style-name="ce105">
            <text:p>30,24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51341" table:style-name="ce104">
            <text:p>51.341</text:p>
          </table:table-cell>
          <table:table-cell office:value-type="percentage" office:value="0.68491195304162222" table:style-name="ce105">
            <text:p>68,49%</text:p>
          </table:table-cell>
          <table:table-cell office:value-type="float" office:value="53346" table:style-name="ce104">
            <text:p>53.346</text:p>
          </table:table-cell>
          <table:table-cell office:value-type="percentage" office:value="0.58816524989250152" table:style-name="ce105">
            <text:p>58,82%</text:p>
          </table:table-cell>
          <table:table-cell office:value-type="float" office:value="54736" table:style-name="ce104">
            <text:p>54.736</text:p>
          </table:table-cell>
          <table:table-cell office:value-type="percentage" office:value="0.41883919348050658" table:style-name="ce105">
            <text:p>41,8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01927" table:style-name="ce104">
            <text:p>201.927</text:p>
          </table:table-cell>
          <table:table-cell office:value-type="percentage" office:value="0.8547862050281293" table:style-name="ce105">
            <text:p>85,48%</text:p>
          </table:table-cell>
          <table:table-cell office:value-type="float" office:value="231973" table:style-name="ce104">
            <text:p>231.973</text:p>
          </table:table-cell>
          <table:table-cell office:value-type="percentage" office:value="0.79445801040450159" table:style-name="ce105">
            <text:p>79,45%</text:p>
          </table:table-cell>
          <table:table-cell office:value-type="float" office:value="247225" table:style-name="ce104">
            <text:p>247.225</text:p>
          </table:table-cell>
          <table:table-cell office:value-type="percentage" office:value="0.69923295792016205" table:style-name="ce105">
            <text:p>69,92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16724" table:style-name="ce104">
            <text:p>16.724</text:p>
          </table:table-cell>
          <table:table-cell office:value-type="percentage" office:value="0.75282466801710557" table:style-name="ce105">
            <text:p>75,28%</text:p>
          </table:table-cell>
          <table:table-cell office:value-type="float" office:value="18893" table:style-name="ce104">
            <text:p>18.893</text:p>
          </table:table-cell>
          <table:table-cell office:value-type="percentage" office:value="0.66903927192889268" table:style-name="ce105">
            <text:p>66,90%</text:p>
          </table:table-cell>
          <table:table-cell office:value-type="float" office:value="16891" table:style-name="ce104">
            <text:p>16.891</text:p>
          </table:table-cell>
          <table:table-cell office:value-type="percentage" office:value="0.43743201947480187" table:style-name="ce105">
            <text:p>43,74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241005" table:style-name="ce104">
            <text:p>241.005</text:p>
          </table:table-cell>
          <table:table-cell office:value-type="percentage" office:value="0.65054377312959044" table:style-name="ce105">
            <text:p>65,05%</text:p>
          </table:table-cell>
          <table:table-cell office:value-type="float" office:value="270156" table:style-name="ce104">
            <text:p>270.156</text:p>
          </table:table-cell>
          <table:table-cell office:value-type="percentage" office:value="0.51258134901811969" table:style-name="ce105">
            <text:p>51,26%</text:p>
          </table:table-cell>
          <table:table-cell office:value-type="float" office:value="214169" table:style-name="ce104">
            <text:p>214.169</text:p>
          </table:table-cell>
          <table:table-cell office:value-type="percentage" office:value="0.29726784906267956" table:style-name="ce105">
            <text:p>29,7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43660" table:style-name="ce104">
            <text:p>43.660</text:p>
          </table:table-cell>
          <table:table-cell office:value-type="percentage" office:value="0.60680185125988517" table:style-name="ce105">
            <text:p>60,68%</text:p>
          </table:table-cell>
          <table:table-cell office:value-type="float" office:value="56750" table:style-name="ce104">
            <text:p>56.750</text:p>
          </table:table-cell>
          <table:table-cell office:value-type="percentage" office:value="0.54608263890225361" table:style-name="ce105">
            <text:p>54,61%</text:p>
          </table:table-cell>
          <table:table-cell office:value-type="float" office:value="54854" table:style-name="ce104">
            <text:p>54.854</text:p>
          </table:table-cell>
          <table:table-cell office:value-type="percentage" office:value="0.3572596244651266" table:style-name="ce105">
            <text:p>35,7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Navarra</text:p>
          </table:table-cell>
          <table:table-cell office:value-type="float" office:value="34765" table:style-name="ce104">
            <text:p>34.765</text:p>
          </table:table-cell>
          <table:table-cell office:value-type="percentage" office:value="0.83991689014520066" table:style-name="ce105">
            <text:p>83,99%</text:p>
          </table:table-cell>
          <table:table-cell office:value-type="float" office:value="38170" table:style-name="ce104">
            <text:p>38.170</text:p>
          </table:table-cell>
          <table:table-cell office:value-type="percentage" office:value="0.67390536723163841" table:style-name="ce105">
            <text:p>67,39%</text:p>
          </table:table-cell>
          <table:table-cell office:value-type="float" office:value="37628" table:style-name="ce104">
            <text:p>37.628</text:p>
          </table:table-cell>
          <table:table-cell office:value-type="percentage" office:value="0.49726443768996959" table:style-name="ce105">
            <text:p>49,7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18666" table:style-name="ce104">
            <text:p>118.666</text:p>
          </table:table-cell>
          <table:table-cell office:value-type="percentage" office:value="0.74386620362824873" table:style-name="ce105">
            <text:p>74,39%</text:p>
          </table:table-cell>
          <table:table-cell office:value-type="float" office:value="131099" table:style-name="ce104">
            <text:p>131.099</text:p>
          </table:table-cell>
          <table:table-cell office:value-type="percentage" office:value="0.60591312868010683" table:style-name="ce105">
            <text:p>60,59%</text:p>
          </table:table-cell>
          <table:table-cell office:value-type="float" office:value="98221" table:style-name="ce104">
            <text:p>98.221</text:p>
          </table:table-cell>
          <table:table-cell office:value-type="percentage" office:value="0.34565020780326783" table:style-name="ce105">
            <text:p>34,5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820" table:style-name="ce106">
            <text:p>820</text:p>
          </table:table-cell>
          <table:table-cell office:value-type="percentage" office:value="0.28903771589707439" table:style-name="ce105">
            <text:p>28,90%</text:p>
          </table:table-cell>
          <table:table-cell office:value-type="float" office:value="893" table:style-name="ce106">
            <text:p>893</text:p>
          </table:table-cell>
          <table:table-cell office:value-type="percentage" office:value="0.20277020890099909" table:style-name="ce105">
            <text:p>20,28%</text:p>
          </table:table-cell>
          <table:table-cell office:value-type="float" office:value="1018" table:style-name="ce106">
            <text:p>1018</text:p>
          </table:table-cell>
          <table:table-cell office:value-type="percentage" office:value="0.1222235562492496" table:style-name="ce105">
            <text:p>12,22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837" table:style-name="ce106">
            <text:p>837</text:p>
          </table:table-cell>
          <table:table-cell office:value-type="percentage" office:value="0.33333333333333331" table:style-name="ce105">
            <text:p>33,33%</text:p>
          </table:table-cell>
          <table:table-cell office:value-type="float" office:value="962" table:style-name="ce106">
            <text:p>962</text:p>
          </table:table-cell>
          <table:table-cell office:value-type="percentage" office:value="0.25295819090191951" table:style-name="ce105">
            <text:p>25,30%</text:p>
          </table:table-cell>
          <table:table-cell office:value-type="float" office:value="1338" table:style-name="ce104">
            <text:p>1.338</text:p>
          </table:table-cell>
          <table:table-cell office:value-type="percentage" office:value="0.16714553404122423" table:style-name="ce105">
            <text:p>16,71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07">
            <text:p>Sanidad Exterior</text:p>
          </table:table-cell>
          <table:table-cell office:value-type="float" office:value="2" table:style-name="ce108">
            <text:p>2</text:p>
          </table:table-cell>
          <table:table-cell office:value-type="percentage" office:value="0" table:style-name="ce109">
            <text:p>0,00%</text:p>
          </table:table-cell>
          <table:table-cell office:value-type="float" office:value="15" table:style-name="ce108">
            <text:p>15</text:p>
          </table:table-cell>
          <table:table-cell office:value-type="percentage" office:value="0" table:style-name="ce109">
            <text:p>0,00%</text:p>
          </table:table-cell>
          <table:table-cell office:value-type="float" office:value="59" table:style-name="ce108">
            <text:p>59</text:p>
          </table:table-cell>
          <table:table-cell office:value-type="percentage" office:value="0" table:style-name="ce109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10">
            <text:p>Totales</text:p>
          </table:table-cell>
          <table:table-cell office:value-type="float" office:value="2009289" table:style-name="ce111">
            <text:p>2.009.289</text:p>
          </table:table-cell>
          <table:table-cell office:value-type="percentage" office:value="0.69683866638228364" table:style-name="ce112">
            <text:p>69,68%</text:p>
          </table:table-cell>
          <table:table-cell office:value-type="float" office:value="2241276" table:style-name="ce111">
            <text:p>2.241.276</text:p>
          </table:table-cell>
          <table:table-cell office:value-type="percentage" office:value="0.56076354530053696" table:style-name="ce112">
            <text:p>56,08%</text:p>
          </table:table-cell>
          <table:table-cell office:value-type="float" office:value="1934741" table:style-name="ce111">
            <text:p>1.934.741</text:p>
          </table:table-cell>
          <table:table-cell office:value-type="percentage" office:value="0.35128185109465726" table:style-name="ce112">
            <text:p>35,13%</text:p>
          </table:table-cell>
          <table:table-cell table:number-columns-repeated="16377"/>
        </table:table-row>
        <table:table-row table:number-rows-repeated="1048552" table:style-name="ro5">
          <table:table-cell table:number-columns-repeated="16384"/>
        </table:table-row>
      </table:table>
      <table:table table:name="Dosis_refuerzo" table:style-name="ta3">
        <table:table-column table:style-name="co4" table:number-columns-repeated="16384" table:default-cell-style-name="ce113"/>
        <table:table-row table:style-name="ro14">
          <table:table-cell table:number-columns-spanned="1" table:number-rows-spanned="2" table:style-name="ce124"/>
          <table:table-cell office:value-type="string" table:number-columns-spanned="2" table:number-rows-spanned="1" table:style-name="ce125">
            <text:p><text:s/>Mayores de 70 años</text:p>
          </table:table-cell>
          <table:covered-table-cell/>
          <table:table-cell office:value-type="string" table:number-columns-spanned="2" table:number-rows-spanned="1" table:style-name="ce125">
            <text:p>60-69 años</text:p>
          </table:table-cell>
          <table:covered-table-cell/>
          <table:table-cell office:value-type="string" table:number-columns-spanned="2" table:number-rows-spanned="1" table:style-name="ce125">
            <text:p>50-59 años</text:p>
          </table:table-cell>
          <table:covered-table-cell/>
          <table:table-cell office:value-type="string" table:number-columns-spanned="2" table:number-rows-spanned="1" table:style-name="ce125">
            <text:p>40-49 años</text:p>
          </table:table-cell>
          <table:covered-table-cell/>
          <table:table-cell office:value-type="string" table:number-columns-spanned="2" table:number-rows-spanned="1" table:style-name="ce125">
            <text:p>30-39 años</text:p>
          </table:table-cell>
          <table:covered-table-cell/>
          <table:table-cell office:value-type="string" table:number-columns-spanned="2" table:number-rows-spanned="1" table:style-name="ce125">
            <text:p>20-29 años</text:p>
          </table:table-cell>
          <table:covered-table-cell/>
          <table:table-cell office:value-type="string" table:number-columns-spanned="2" table:number-rows-spanned="1" table:style-name="ce126">
            <text:p>18-19 años</text:p>
          </table:table-cell>
          <table:covered-table-cell/>
          <table:table-cell table:number-columns-repeated="16369"/>
        </table:table-row>
        <table:table-row table:style-name="ro15">
          <table:covered-table-cell/>
          <table:table-cell office:value-type="string" table:style-name="ce114">
            <text:p>Nº Personas &gt; 70 años con <text:s/>dosis de recuerdo</text:p>
          </table:table-cell>
          <table:table-cell office:value-type="string" table:style-name="ce114">
            <text:p>% Dosis de recuerdo en &gt; 70 años</text:p>
          </table:table-cell>
          <table:table-cell office:value-type="string" table:style-name="ce114">
            <text:p>Nº Personas 60-69 años con <text:s/>dosis de recuerdo</text:p>
          </table:table-cell>
          <table:table-cell office:value-type="string" table:style-name="ce114">
            <text:p>% Dosis de recuerdo en 60-69 años</text:p>
          </table:table-cell>
          <table:table-cell office:value-type="string" table:style-name="ce114">
            <text:p>Nº Personas 50-59 años con <text:s/>dosis de recuerdo</text:p>
          </table:table-cell>
          <table:table-cell office:value-type="string" table:style-name="ce114">
            <text:p>% Dosis de recuerdo en 50-59 años</text:p>
          </table:table-cell>
          <table:table-cell office:value-type="string" table:style-name="ce114">
            <text:p>Nº Personas 40-49 años con <text:s/>dosis de recuerdo</text:p>
          </table:table-cell>
          <table:table-cell office:value-type="string" table:style-name="ce114">
            <text:p>% Dosis de recuerdo en 40-49 años</text:p>
          </table:table-cell>
          <table:table-cell office:value-type="string" table:style-name="ce114">
            <text:p>Nº Personas 30-39 años con <text:s/>dosis de recuerdo</text:p>
          </table:table-cell>
          <table:table-cell office:value-type="string" table:style-name="ce114">
            <text:p>% Dosis de recuerdo en 30-39 años</text:p>
          </table:table-cell>
          <table:table-cell office:value-type="string" table:style-name="ce114">
            <text:p>Nº Personas 20-29 años con <text:s/>dosis de recuerdo</text:p>
          </table:table-cell>
          <table:table-cell office:value-type="string" table:style-name="ce114">
            <text:p>% Dosis de recuerdo en 20-29 años</text:p>
          </table:table-cell>
          <table:table-cell office:value-type="string" table:style-name="ce114">
            <text:p>Nº Personas 18-19 años con <text:s/>dosis de recuerdo</text:p>
          </table:table-cell>
          <table:table-cell office:value-type="string" table:style-name="ce114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115">
            <text:p>Andalucía</text:p>
          </table:table-cell>
          <table:table-cell office:value-type="float" office:value="1007351" table:style-name="ce116">
            <text:p>1.007.351</text:p>
          </table:table-cell>
          <table:table-cell office:value-type="percentage" office:value="0.92921344168842068" table:style-name="ce117">
            <text:p>92,9%</text:p>
          </table:table-cell>
          <table:table-cell office:value-type="float" office:value="880653" table:style-name="ce116">
            <text:p>880.653</text:p>
          </table:table-cell>
          <table:table-cell office:value-type="percentage" office:value="0.94184867586569787" table:style-name="ce117">
            <text:p>94,2%</text:p>
          </table:table-cell>
          <table:table-cell office:value-type="float" office:value="899509" table:style-name="ce116">
            <text:p>899.509</text:p>
          </table:table-cell>
          <table:table-cell office:value-type="percentage" office:value="0.73396232881183332" table:style-name="ce117">
            <text:p>73,4%</text:p>
          </table:table-cell>
          <table:table-cell office:value-type="float" office:value="731414" table:style-name="ce116">
            <text:p>731.414</text:p>
          </table:table-cell>
          <table:table-cell office:value-type="percentage" office:value="0.574562468136117" table:style-name="ce117">
            <text:p>57,5%</text:p>
          </table:table-cell>
          <table:table-cell office:value-type="float" office:value="410975" table:style-name="ce116">
            <text:p>410.975</text:p>
          </table:table-cell>
          <table:table-cell office:value-type="percentage" office:value="0.4290231456930137" table:style-name="ce117">
            <text:p>42,9%</text:p>
          </table:table-cell>
          <table:table-cell office:value-type="float" office:value="293446" table:style-name="ce116">
            <text:p>293.446</text:p>
          </table:table-cell>
          <table:table-cell office:value-type="percentage" office:value="0.367039652580257" table:style-name="ce117">
            <text:p>36,7%</text:p>
          </table:table-cell>
          <table:table-cell office:value-type="float" office:value="35807" table:style-name="ce116">
            <text:p>35.807</text:p>
          </table:table-cell>
          <table:table-cell office:value-type="percentage" office:value="0.21187448594978728" table:style-name="ce117">
            <text:p>21,2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Aragón</text:p>
          </table:table-cell>
          <table:table-cell office:value-type="float" office:value="205018" table:style-name="ce119">
            <text:p>205.018</text:p>
          </table:table-cell>
          <table:table-cell office:value-type="percentage" office:value="0.93262914642356753" table:style-name="ce83">
            <text:p>93,3%</text:p>
          </table:table-cell>
          <table:table-cell office:value-type="float" office:value="147847" table:style-name="ce119">
            <text:p>147.847</text:p>
          </table:table-cell>
          <table:table-cell office:value-type="percentage" office:value="0.95027734392575025" table:style-name="ce83">
            <text:p>95,0%</text:p>
          </table:table-cell>
          <table:table-cell office:value-type="float" office:value="147042" table:style-name="ce119">
            <text:p>147.042</text:p>
          </table:table-cell>
          <table:table-cell office:value-type="percentage" office:value="0.77981957901770793" table:style-name="ce83">
            <text:p>78,0%</text:p>
          </table:table-cell>
          <table:table-cell office:value-type="float" office:value="118554" table:style-name="ce119">
            <text:p>118.554</text:p>
          </table:table-cell>
          <table:table-cell office:value-type="percentage" office:value="0.61972169658445808" table:style-name="ce83">
            <text:p>62,0%</text:p>
          </table:table-cell>
          <table:table-cell office:value-type="float" office:value="62408" table:style-name="ce119">
            <text:p>62.408</text:p>
          </table:table-cell>
          <table:table-cell office:value-type="percentage" office:value="0.47893052560491761" table:style-name="ce83">
            <text:p>47,9%</text:p>
          </table:table-cell>
          <table:table-cell office:value-type="float" office:value="47686" table:style-name="ce119">
            <text:p>47.686</text:p>
          </table:table-cell>
          <table:table-cell office:value-type="percentage" office:value="0.43875823488277943" table:style-name="ce83">
            <text:p>43,9%</text:p>
          </table:table-cell>
          <table:table-cell office:value-type="float" office:value="10648" table:style-name="ce116">
            <text:p>10.648</text:p>
          </table:table-cell>
          <table:table-cell office:value-type="percentage" office:value="0.47058823529411764" table:style-name="ce117">
            <text:p>47,1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Asturias<text:s/></text:p>
          </table:table-cell>
          <table:table-cell office:value-type="float" office:value="193560" table:style-name="ce119">
            <text:p>193.560</text:p>
          </table:table-cell>
          <table:table-cell office:value-type="percentage" office:value="0.95191726050841707" table:style-name="ce83">
            <text:p>95,2%</text:p>
          </table:table-cell>
          <table:table-cell office:value-type="float" office:value="144575" table:style-name="ce119">
            <text:p>144.575</text:p>
          </table:table-cell>
          <table:table-cell office:value-type="percentage" office:value="0.96670767749441677" table:style-name="ce83">
            <text:p>96,7%</text:p>
          </table:table-cell>
          <table:table-cell office:value-type="float" office:value="146672" table:style-name="ce119">
            <text:p>146.672</text:p>
          </table:table-cell>
          <table:table-cell office:value-type="percentage" office:value="0.94622823485390983" table:style-name="ce83">
            <text:p>94,6%</text:p>
          </table:table-cell>
          <table:table-cell office:value-type="float" office:value="129624" table:style-name="ce119">
            <text:p>129.624</text:p>
          </table:table-cell>
          <table:table-cell office:value-type="percentage" office:value="0.85044515447549185" table:style-name="ce83">
            <text:p>85,0%</text:p>
          </table:table-cell>
          <table:table-cell office:value-type="float" office:value="64299" table:style-name="ce119">
            <text:p>64.299</text:p>
          </table:table-cell>
          <table:table-cell office:value-type="percentage" office:value="0.69909214460451208" table:style-name="ce83">
            <text:p>69,9%</text:p>
          </table:table-cell>
          <table:table-cell office:value-type="float" office:value="45681" table:style-name="ce119">
            <text:p>45.681</text:p>
          </table:table-cell>
          <table:table-cell office:value-type="percentage" office:value="0.67695613515115594" table:style-name="ce83">
            <text:p>67,7%</text:p>
          </table:table-cell>
          <table:table-cell office:value-type="float" office:value="10339" table:style-name="ce116">
            <text:p>10.339</text:p>
          </table:table-cell>
          <table:table-cell office:value-type="percentage" office:value="0.7180858452562856" table:style-name="ce117">
            <text:p>71,8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Baleares</text:p>
          </table:table-cell>
          <table:table-cell office:value-type="float" office:value="122006" table:style-name="ce119">
            <text:p>122.006</text:p>
          </table:table-cell>
          <table:table-cell office:value-type="percentage" office:value="0.92889717918459025" table:style-name="ce83">
            <text:p>92,9%</text:p>
          </table:table-cell>
          <table:table-cell office:value-type="float" office:value="101029" table:style-name="ce119">
            <text:p>101.029</text:p>
          </table:table-cell>
          <table:table-cell office:value-type="percentage" office:value="0.90026019853504657" table:style-name="ce83">
            <text:p>90,0%</text:p>
          </table:table-cell>
          <table:table-cell office:value-type="float" office:value="113623" table:style-name="ce119">
            <text:p>113.623</text:p>
          </table:table-cell>
          <table:table-cell office:value-type="percentage" office:value="0.74152896337484009" table:style-name="ce83">
            <text:p>74,2%</text:p>
          </table:table-cell>
          <table:table-cell office:value-type="float" office:value="89526" table:style-name="ce119">
            <text:p>89.526</text:p>
          </table:table-cell>
          <table:table-cell office:value-type="percentage" office:value="0.51740758721131841" table:style-name="ce83">
            <text:p>51,7%</text:p>
          </table:table-cell>
          <table:table-cell office:value-type="float" office:value="43637" table:style-name="ce119">
            <text:p>43.637</text:p>
          </table:table-cell>
          <table:table-cell office:value-type="percentage" office:value="0.32613358644554225" table:style-name="ce83">
            <text:p>32,6%</text:p>
          </table:table-cell>
          <table:table-cell office:value-type="float" office:value="30134" table:style-name="ce119">
            <text:p>30.134</text:p>
          </table:table-cell>
          <table:table-cell office:value-type="percentage" office:value="0.29224815975017215" table:style-name="ce83">
            <text:p>29,2%</text:p>
          </table:table-cell>
          <table:table-cell office:value-type="float" office:value="3858" table:style-name="ce116">
            <text:p>3.858</text:p>
          </table:table-cell>
          <table:table-cell office:value-type="percentage" office:value="0.19355809753160746" table:style-name="ce117">
            <text:p>19,4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narias</text:p>
          </table:table-cell>
          <table:table-cell office:value-type="float" office:value="227143" table:style-name="ce119">
            <text:p>227.143</text:p>
          </table:table-cell>
          <table:table-cell office:value-type="percentage" office:value="0.92315789473684207" table:style-name="ce83">
            <text:p>92,3%</text:p>
          </table:table-cell>
          <table:table-cell office:value-type="float" office:value="202769" table:style-name="ce119">
            <text:p>202.769</text:p>
          </table:table-cell>
          <table:table-cell office:value-type="percentage" office:value="0.89563861552324242" table:style-name="ce83">
            <text:p>89,6%</text:p>
          </table:table-cell>
          <table:table-cell office:value-type="float" office:value="250289" table:style-name="ce119">
            <text:p>250.289</text:p>
          </table:table-cell>
          <table:table-cell office:value-type="percentage" office:value="0.7696913411300168" table:style-name="ce83">
            <text:p>77,0%</text:p>
          </table:table-cell>
          <table:table-cell office:value-type="float" office:value="197401" table:style-name="ce119">
            <text:p>197.401</text:p>
          </table:table-cell>
          <table:table-cell office:value-type="percentage" office:value="0.6114230846664912" table:style-name="ce83">
            <text:p>61,1%</text:p>
          </table:table-cell>
          <table:table-cell office:value-type="float" office:value="92789" table:style-name="ce119">
            <text:p>92.789</text:p>
          </table:table-cell>
          <table:table-cell office:value-type="percentage" office:value="0.3956667647422531" table:style-name="ce83">
            <text:p>39,6%</text:p>
          </table:table-cell>
          <table:table-cell office:value-type="float" office:value="56535" table:style-name="ce119">
            <text:p>56.535</text:p>
          </table:table-cell>
          <table:table-cell office:value-type="percentage" office:value="0.2932298068993418" table:style-name="ce83">
            <text:p>29,3%</text:p>
          </table:table-cell>
          <table:table-cell office:value-type="float" office:value="6844" table:style-name="ce116">
            <text:p>6.844</text:p>
          </table:table-cell>
          <table:table-cell office:value-type="percentage" office:value="0.16633855875562037" table:style-name="ce117">
            <text:p>16,6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ntabria</text:p>
          </table:table-cell>
          <table:table-cell office:value-type="float" office:value="92938" table:style-name="ce119">
            <text:p>92.938</text:p>
          </table:table-cell>
          <table:table-cell office:value-type="percentage" office:value="0.94424237498222019" table:style-name="ce83">
            <text:p>94,4%</text:p>
          </table:table-cell>
          <table:table-cell office:value-type="float" office:value="76782" table:style-name="ce119">
            <text:p>76.782</text:p>
          </table:table-cell>
          <table:table-cell office:value-type="percentage" office:value="0.99474011504378923" table:style-name="ce83">
            <text:p>99,5%</text:p>
          </table:table-cell>
          <table:table-cell office:value-type="float" office:value="74116" table:style-name="ce119">
            <text:p>74.116</text:p>
          </table:table-cell>
          <table:table-cell office:value-type="percentage" office:value="0.8704782486141126" table:style-name="ce83">
            <text:p>87,0%</text:p>
          </table:table-cell>
          <table:table-cell office:value-type="float" office:value="64466" table:style-name="ce119">
            <text:p>64.466</text:p>
          </table:table-cell>
          <table:table-cell office:value-type="percentage" office:value="0.72143512612189176" table:style-name="ce83">
            <text:p>72,1%</text:p>
          </table:table-cell>
          <table:table-cell office:value-type="float" office:value="32981" table:style-name="ce119">
            <text:p>32.981</text:p>
          </table:table-cell>
          <table:table-cell office:value-type="percentage" office:value="0.58042659533279362" table:style-name="ce83">
            <text:p>58,0%</text:p>
          </table:table-cell>
          <table:table-cell office:value-type="float" office:value="21755" table:style-name="ce119">
            <text:p>21.755</text:p>
          </table:table-cell>
          <table:table-cell office:value-type="percentage" office:value="0.5010363887609397" table:style-name="ce83">
            <text:p>50,1%</text:p>
          </table:table-cell>
          <table:table-cell office:value-type="float" office:value="3140" table:style-name="ce116">
            <text:p>3.140</text:p>
          </table:table-cell>
          <table:table-cell office:value-type="percentage" office:value="0.31570480595214157" table:style-name="ce117">
            <text:p>31,6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astilla y León<text:s/></text:p>
          </table:table-cell>
          <table:table-cell office:value-type="float" office:value="452530" table:style-name="ce119">
            <text:p>452.530</text:p>
          </table:table-cell>
          <table:table-cell office:value-type="percentage" office:value="0.94454973533488074" table:style-name="ce83">
            <text:p>94,5%</text:p>
          </table:table-cell>
          <table:table-cell office:value-type="float" office:value="307613" table:style-name="ce119">
            <text:p>307.613</text:p>
          </table:table-cell>
          <table:table-cell office:value-type="percentage" office:value="0.9493525170974989" table:style-name="ce83">
            <text:p>94,9%</text:p>
          </table:table-cell>
          <table:table-cell office:value-type="float" office:value="314988" table:style-name="ce119">
            <text:p>314.988</text:p>
          </table:table-cell>
          <table:table-cell office:value-type="percentage" office:value="0.88583786580873047" table:style-name="ce83">
            <text:p>88,6%</text:p>
          </table:table-cell>
          <table:table-cell office:value-type="float" office:value="241982" table:style-name="ce119">
            <text:p>241.982</text:p>
          </table:table-cell>
          <table:table-cell office:value-type="percentage" office:value="0.74652853833030486" table:style-name="ce83">
            <text:p>74,7%</text:p>
          </table:table-cell>
          <table:table-cell office:value-type="float" office:value="132418" table:style-name="ce119">
            <text:p>132.418</text:p>
          </table:table-cell>
          <table:table-cell office:value-type="percentage" office:value="0.61147232124716011" table:style-name="ce83">
            <text:p>61,1%</text:p>
          </table:table-cell>
          <table:table-cell office:value-type="float" office:value="101098" table:style-name="ce119">
            <text:p>101.098</text:p>
          </table:table-cell>
          <table:table-cell office:value-type="percentage" office:value="0.56563068229501778" table:style-name="ce83">
            <text:p>56,6%</text:p>
          </table:table-cell>
          <table:table-cell office:value-type="float" office:value="13544" table:style-name="ce116">
            <text:p>13.544</text:p>
          </table:table-cell>
          <table:table-cell office:value-type="percentage" office:value="0.36109629945611604" table:style-name="ce117">
            <text:p>36,1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astilla - La Mancha</text:p>
          </table:table-cell>
          <table:table-cell office:value-type="float" office:value="277941" table:style-name="ce119">
            <text:p>277.941</text:p>
          </table:table-cell>
          <table:table-cell office:value-type="percentage" office:value="0.939977476334933" table:style-name="ce83">
            <text:p>94,0%</text:p>
          </table:table-cell>
          <table:table-cell office:value-type="float" office:value="214464" table:style-name="ce119">
            <text:p>214.464</text:p>
          </table:table-cell>
          <table:table-cell office:value-type="percentage" office:value="0.96024930375836159" table:style-name="ce83">
            <text:p>96,0%</text:p>
          </table:table-cell>
          <table:table-cell office:value-type="float" office:value="236684" table:style-name="ce119">
            <text:p>236.684</text:p>
          </table:table-cell>
          <table:table-cell office:value-type="percentage" office:value="0.82503938984090686" table:style-name="ce83">
            <text:p>82,5%</text:p>
          </table:table-cell>
          <table:table-cell office:value-type="float" office:value="194439" table:style-name="ce119">
            <text:p>194.439</text:p>
          </table:table-cell>
          <table:table-cell office:value-type="percentage" office:value="0.67656607200643026" table:style-name="ce83">
            <text:p>67,7%</text:p>
          </table:table-cell>
          <table:table-cell office:value-type="float" office:value="106495" table:style-name="ce119">
            <text:p>106.495</text:p>
          </table:table-cell>
          <table:table-cell office:value-type="percentage" office:value="0.51403402920236518" table:style-name="ce83">
            <text:p>51,4%</text:p>
          </table:table-cell>
          <table:table-cell office:value-type="float" office:value="79046" table:style-name="ce119">
            <text:p>79.046</text:p>
          </table:table-cell>
          <table:table-cell office:value-type="percentage" office:value="0.45188767693398274" table:style-name="ce83">
            <text:p>45,2%</text:p>
          </table:table-cell>
          <table:table-cell office:value-type="float" office:value="12075" table:style-name="ce116">
            <text:p>12.075</text:p>
          </table:table-cell>
          <table:table-cell office:value-type="percentage" office:value="0.32673990691633292" table:style-name="ce117">
            <text:p>32,7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taluña</text:p>
          </table:table-cell>
          <table:table-cell office:value-type="float" office:value="991810" table:style-name="ce119">
            <text:p>991.810</text:p>
          </table:table-cell>
          <table:table-cell office:value-type="percentage" office:value="0.9230398397772368" table:style-name="ce83">
            <text:p>92,3%</text:p>
          </table:table-cell>
          <table:table-cell office:value-type="float" office:value="746594" table:style-name="ce119">
            <text:p>746.594</text:p>
          </table:table-cell>
          <table:table-cell office:value-type="percentage" office:value="0.93023667275117272" table:style-name="ce83">
            <text:p>93,0%</text:p>
          </table:table-cell>
          <table:table-cell office:value-type="float" office:value="816645" table:style-name="ce119">
            <text:p>816.645</text:p>
          </table:table-cell>
          <table:table-cell office:value-type="percentage" office:value="0.7849427329034937" table:style-name="ce83">
            <text:p>78,5%</text:p>
          </table:table-cell>
          <table:table-cell office:value-type="float" office:value="712568" table:style-name="ce119">
            <text:p>712.568</text:p>
          </table:table-cell>
          <table:table-cell office:value-type="percentage" office:value="0.61586436201244399" table:style-name="ce83">
            <text:p>61,6%</text:p>
          </table:table-cell>
          <table:table-cell office:value-type="float" office:value="383676" table:style-name="ce119">
            <text:p>383.676</text:p>
          </table:table-cell>
          <table:table-cell office:value-type="percentage" office:value="0.46753436659570552" table:style-name="ce83">
            <text:p>46,8%</text:p>
          </table:table-cell>
          <table:table-cell office:value-type="float" office:value="270217" table:style-name="ce119">
            <text:p>270.217</text:p>
          </table:table-cell>
          <table:table-cell office:value-type="percentage" office:value="0.39399365158979999" table:style-name="ce83">
            <text:p>39,4%</text:p>
          </table:table-cell>
          <table:table-cell office:value-type="float" office:value="39274" table:style-name="ce116">
            <text:p>39.274</text:p>
          </table:table-cell>
          <table:table-cell office:value-type="percentage" office:value="0.27605839723899428" table:style-name="ce117">
            <text:p>27,6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. Valenciana</text:p>
          </table:table-cell>
          <table:table-cell office:value-type="float" office:value="699755" table:style-name="ce119">
            <text:p>699.755</text:p>
          </table:table-cell>
          <table:table-cell office:value-type="percentage" office:value="0.95682261954898729" table:style-name="ce83">
            <text:p>95,7%</text:p>
          </table:table-cell>
          <table:table-cell office:value-type="float" office:value="567252" table:style-name="ce119">
            <text:p>567.252</text:p>
          </table:table-cell>
          <table:table-cell office:value-type="percentage" office:value="0.97841880489302546" table:style-name="ce83">
            <text:p>97,8%</text:p>
          </table:table-cell>
          <table:table-cell office:value-type="float" office:value="621500" table:style-name="ce119">
            <text:p>621.500</text:p>
          </table:table-cell>
          <table:table-cell office:value-type="percentage" office:value="0.84695987059161815" table:style-name="ce83">
            <text:p>84,7%</text:p>
          </table:table-cell>
          <table:table-cell office:value-type="float" office:value="549607" table:style-name="ce119">
            <text:p>549.607</text:p>
          </table:table-cell>
          <table:table-cell office:value-type="percentage" office:value="0.71374380871493981" table:style-name="ce83">
            <text:p>71,4%</text:p>
          </table:table-cell>
          <table:table-cell office:value-type="float" office:value="307906" table:style-name="ce119">
            <text:p>307.906</text:p>
          </table:table-cell>
          <table:table-cell office:value-type="percentage" office:value="0.58019171014722148" table:style-name="ce83">
            <text:p>58,0%</text:p>
          </table:table-cell>
          <table:table-cell office:value-type="float" office:value="240363" table:style-name="ce119">
            <text:p>240.363</text:p>
          </table:table-cell>
          <table:table-cell office:value-type="percentage" office:value="0.53726809423756094" table:style-name="ce83">
            <text:p>53,7%</text:p>
          </table:table-cell>
          <table:table-cell office:value-type="float" office:value="50392" table:style-name="ce116">
            <text:p>50.392</text:p>
          </table:table-cell>
          <table:table-cell office:value-type="percentage" office:value="0.52727291751681993" table:style-name="ce117">
            <text:p>52,7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Extremadura</text:p>
          </table:table-cell>
          <table:table-cell office:value-type="float" office:value="156453" table:style-name="ce119">
            <text:p>156.453</text:p>
          </table:table-cell>
          <table:table-cell office:value-type="percentage" office:value="0.90181396876999431" table:style-name="ce83">
            <text:p>90,2%</text:p>
          </table:table-cell>
          <table:table-cell office:value-type="float" office:value="128612" table:style-name="ce119">
            <text:p>128.612</text:p>
          </table:table-cell>
          <table:table-cell office:value-type="percentage" office:value="0.96766232789105411" table:style-name="ce83">
            <text:p>96,8%</text:p>
          </table:table-cell>
          <table:table-cell office:value-type="float" office:value="137108" table:style-name="ce119">
            <text:p>137.108</text:p>
          </table:table-cell>
          <table:table-cell office:value-type="percentage" office:value="0.84830410948733492" table:style-name="ce83">
            <text:p>84,8%</text:p>
          </table:table-cell>
          <table:table-cell office:value-type="float" office:value="108617" table:style-name="ce119">
            <text:p>108.617</text:p>
          </table:table-cell>
          <table:table-cell office:value-type="percentage" office:value="0.74258386944602073" table:style-name="ce83">
            <text:p>74,3%</text:p>
          </table:table-cell>
          <table:table-cell office:value-type="float" office:value="73395" table:style-name="ce119">
            <text:p>73.395</text:p>
          </table:table-cell>
          <table:table-cell office:value-type="percentage" office:value="0.64714803417597633" table:style-name="ce83">
            <text:p>64,7%</text:p>
          </table:table-cell>
          <table:table-cell office:value-type="float" office:value="51905" table:style-name="ce119">
            <text:p>51.905</text:p>
          </table:table-cell>
          <table:table-cell office:value-type="percentage" office:value="0.55422677330144254" table:style-name="ce83">
            <text:p>55,4%</text:p>
          </table:table-cell>
          <table:table-cell office:value-type="float" office:value="6874" table:style-name="ce116">
            <text:p>6.874</text:p>
          </table:table-cell>
          <table:table-cell office:value-type="percentage" office:value="0.35672029060716137" table:style-name="ce117">
            <text:p>35,7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Galicia</text:p>
          </table:table-cell>
          <table:table-cell office:value-type="float" office:value="510044" table:style-name="ce119">
            <text:p>510.044</text:p>
          </table:table-cell>
          <table:table-cell office:value-type="percentage" office:value="0.95622731499535052" table:style-name="ce83">
            <text:p>95,6%</text:p>
          </table:table-cell>
          <table:table-cell office:value-type="float" office:value="339287" table:style-name="ce119">
            <text:p>339.287</text:p>
          </table:table-cell>
          <table:table-cell office:value-type="percentage" office:value="0.9744110374299606" table:style-name="ce83">
            <text:p>97,4%</text:p>
          </table:table-cell>
          <table:table-cell office:value-type="float" office:value="379131" table:style-name="ce119">
            <text:p>379.131</text:p>
          </table:table-cell>
          <table:table-cell office:value-type="percentage" office:value="0.96463137861548165" table:style-name="ce83">
            <text:p>96,5%</text:p>
          </table:table-cell>
          <table:table-cell office:value-type="float" office:value="393706" table:style-name="ce119">
            <text:p>393.706</text:p>
          </table:table-cell>
          <table:table-cell office:value-type="percentage" office:value="0.95687911959713012" table:style-name="ce83">
            <text:p>95,7%</text:p>
          </table:table-cell>
          <table:table-cell office:value-type="float" office:value="209021" table:style-name="ce119">
            <text:p>209.021</text:p>
          </table:table-cell>
          <table:table-cell office:value-type="percentage" office:value="0.78135770625397183" table:style-name="ce83">
            <text:p>78,1%</text:p>
          </table:table-cell>
          <table:table-cell office:value-type="float" office:value="152669" table:style-name="ce119">
            <text:p>152.669</text:p>
          </table:table-cell>
          <table:table-cell office:value-type="percentage" office:value="0.75337781155315175" table:style-name="ce83">
            <text:p>75,3%</text:p>
          </table:table-cell>
          <table:table-cell office:value-type="float" office:value="26734" table:style-name="ce116">
            <text:p>26.734</text:p>
          </table:table-cell>
          <table:table-cell office:value-type="percentage" office:value="0.64071899340922711" table:style-name="ce117">
            <text:p>64,1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La Rioja</text:p>
          </table:table-cell>
          <table:table-cell office:value-type="float" office:value="46260" table:style-name="ce119">
            <text:p>46.260</text:p>
          </table:table-cell>
          <table:table-cell office:value-type="percentage" office:value="0.82831972496776962" table:style-name="ce83">
            <text:p>82,8%</text:p>
          </table:table-cell>
          <table:table-cell office:value-type="float" office:value="37292" table:style-name="ce119">
            <text:p>37.292</text:p>
          </table:table-cell>
          <table:table-cell office:value-type="percentage" office:value="0.93880119829821518" table:style-name="ce83">
            <text:p>93,9%</text:p>
          </table:table-cell>
          <table:table-cell office:value-type="float" office:value="38243" table:style-name="ce119">
            <text:p>38.243</text:p>
          </table:table-cell>
          <table:table-cell office:value-type="percentage" office:value="0.82550132751958905" table:style-name="ce83">
            <text:p>82,6%</text:p>
          </table:table-cell>
          <table:table-cell office:value-type="float" office:value="34734" table:style-name="ce119">
            <text:p>34.734</text:p>
          </table:table-cell>
          <table:table-cell office:value-type="percentage" office:value="0.71367811132342973" table:style-name="ce83">
            <text:p>71,4%</text:p>
          </table:table-cell>
          <table:table-cell office:value-type="float" office:value="18236" table:style-name="ce119">
            <text:p>18.236</text:p>
          </table:table-cell>
          <table:table-cell office:value-type="percentage" office:value="0.56152235496982383" table:style-name="ce83">
            <text:p>56,2%</text:p>
          </table:table-cell>
          <table:table-cell office:value-type="float" office:value="12502" table:style-name="ce119">
            <text:p>12.502</text:p>
          </table:table-cell>
          <table:table-cell office:value-type="percentage" office:value="0.48931506849315071" table:style-name="ce83">
            <text:p>48,9%</text:p>
          </table:table-cell>
          <table:table-cell office:value-type="float" office:value="2120" table:style-name="ce116">
            <text:p>2.120</text:p>
          </table:table-cell>
          <table:table-cell office:value-type="percentage" office:value="0.38081552002874081" table:style-name="ce117">
            <text:p>38,1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adrid</text:p>
          </table:table-cell>
          <table:table-cell office:value-type="float" office:value="839350" table:style-name="ce119">
            <text:p>839.350</text:p>
          </table:table-cell>
          <table:table-cell office:value-type="percentage" office:value="0.94954250909551652" table:style-name="ce83">
            <text:p>95,0%</text:p>
          </table:table-cell>
          <table:table-cell office:value-type="float" office:value="638218" table:style-name="ce119">
            <text:p>638.218</text:p>
          </table:table-cell>
          <table:table-cell office:value-type="percentage" office:value="0.92244430729739535" table:style-name="ce83">
            <text:p>92,2%</text:p>
          </table:table-cell>
          <table:table-cell office:value-type="float" office:value="738021" table:style-name="ce119">
            <text:p>738.021</text:p>
          </table:table-cell>
          <table:table-cell office:value-type="percentage" office:value="0.76644618984269608" table:style-name="ce83">
            <text:p>76,6%</text:p>
          </table:table-cell>
          <table:table-cell office:value-type="float" office:value="652703" table:style-name="ce119">
            <text:p>652.703</text:p>
          </table:table-cell>
          <table:table-cell office:value-type="percentage" office:value="0.61921228438666298" table:style-name="ce83">
            <text:p>61,9%</text:p>
          </table:table-cell>
          <table:table-cell office:value-type="float" office:value="385611" table:style-name="ce119">
            <text:p>385.611</text:p>
          </table:table-cell>
          <table:table-cell office:value-type="percentage" office:value="0.49746244626888009" table:style-name="ce83">
            <text:p>49,7%</text:p>
          </table:table-cell>
          <table:table-cell office:value-type="float" office:value="280009" table:style-name="ce119">
            <text:p>280.009</text:p>
          </table:table-cell>
          <table:table-cell office:value-type="percentage" office:value="0.44354137395196919" table:style-name="ce83">
            <text:p>44,4%</text:p>
          </table:table-cell>
          <table:table-cell office:value-type="float" office:value="33355" table:style-name="ce116">
            <text:p>33.355</text:p>
          </table:table-cell>
          <table:table-cell office:value-type="percentage" office:value="0.27006129108000226" table:style-name="ce117">
            <text:p>27,0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urcia<text:s/></text:p>
          </table:table-cell>
          <table:table-cell office:value-type="float" office:value="163850" table:style-name="ce119">
            <text:p>163.850</text:p>
          </table:table-cell>
          <table:table-cell office:value-type="percentage" office:value="0.8889527881161905" table:style-name="ce83">
            <text:p>88,9%</text:p>
          </table:table-cell>
          <table:table-cell office:value-type="float" office:value="136700" table:style-name="ce119">
            <text:p>136.700</text:p>
          </table:table-cell>
          <table:table-cell office:value-type="percentage" office:value="0.88737422914638109" table:style-name="ce83">
            <text:p>88,7%</text:p>
          </table:table-cell>
          <table:table-cell office:value-type="float" office:value="157314" table:style-name="ce119">
            <text:p>157.314</text:p>
          </table:table-cell>
          <table:table-cell office:value-type="percentage" office:value="0.74174977013933097" table:style-name="ce83">
            <text:p>74,2%</text:p>
          </table:table-cell>
          <table:table-cell office:value-type="float" office:value="138330" table:style-name="ce119">
            <text:p>138.330</text:p>
          </table:table-cell>
          <table:table-cell office:value-type="percentage" office:value="0.58584866105650113" table:style-name="ce83">
            <text:p>58,6%</text:p>
          </table:table-cell>
          <table:table-cell office:value-type="float" office:value="69219" table:style-name="ce119">
            <text:p>69.219</text:p>
          </table:table-cell>
          <table:table-cell office:value-type="percentage" office:value="0.40199198559730531" table:style-name="ce83">
            <text:p>40,2%</text:p>
          </table:table-cell>
          <table:table-cell office:value-type="float" office:value="51595" table:style-name="ce119">
            <text:p>51.595</text:p>
          </table:table-cell>
          <table:table-cell office:value-type="percentage" office:value="0.35366898584501488" table:style-name="ce83">
            <text:p>35,4%</text:p>
          </table:table-cell>
          <table:table-cell office:value-type="float" office:value="6443" table:style-name="ce116">
            <text:p>6.443</text:p>
          </table:table-cell>
          <table:table-cell office:value-type="percentage" office:value="0.21015721834431469" table:style-name="ce117">
            <text:p>21,0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Navarra</text:p>
          </table:table-cell>
          <table:table-cell office:value-type="float" office:value="93670" table:style-name="ce119">
            <text:p>93.670</text:p>
          </table:table-cell>
          <table:table-cell office:value-type="percentage" office:value="0.95349097608892597" table:style-name="ce83">
            <text:p>95,3%</text:p>
          </table:table-cell>
          <table:table-cell office:value-type="float" office:value="72335" table:style-name="ce119">
            <text:p>72.335</text:p>
          </table:table-cell>
          <table:table-cell office:value-type="percentage" office:value="0.99777918781725883" table:style-name="ce83">
            <text:p>99,8%</text:p>
          </table:table-cell>
          <table:table-cell office:value-type="float" office:value="77416" table:style-name="ce119">
            <text:p>77.416</text:p>
          </table:table-cell>
          <table:table-cell office:value-type="percentage" office:value="0.83398149245370423" table:style-name="ce83">
            <text:p>83,4%</text:p>
          </table:table-cell>
          <table:table-cell office:value-type="float" office:value="65326" table:style-name="ce119">
            <text:p>65.326</text:p>
          </table:table-cell>
          <table:table-cell office:value-type="percentage" office:value="0.67609861108236224" table:style-name="ce83">
            <text:p>67,6%</text:p>
          </table:table-cell>
          <table:table-cell office:value-type="float" office:value="34172" table:style-name="ce119">
            <text:p>34.172</text:p>
          </table:table-cell>
          <table:table-cell office:value-type="percentage" office:value="0.51911829492457506" table:style-name="ce83">
            <text:p>51,9%</text:p>
          </table:table-cell>
          <table:table-cell office:value-type="float" office:value="26731" table:style-name="ce119">
            <text:p>26.731</text:p>
          </table:table-cell>
          <table:table-cell office:value-type="percentage" office:value="0.44932091709809724" table:style-name="ce83">
            <text:p>44,9%</text:p>
          </table:table-cell>
          <table:table-cell office:value-type="float" office:value="4002" table:style-name="ce116">
            <text:p>4.002</text:p>
          </table:table-cell>
          <table:table-cell office:value-type="percentage" office:value="0.29921495327102804" table:style-name="ce117">
            <text:p>29,9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País Vasco</text:p>
          </table:table-cell>
          <table:table-cell office:value-type="float" office:value="352430" table:style-name="ce119">
            <text:p>352.430</text:p>
          </table:table-cell>
          <table:table-cell office:value-type="percentage" office:value="0.92995580183389404" table:style-name="ce83">
            <text:p>93,0%</text:p>
          </table:table-cell>
          <table:table-cell office:value-type="float" office:value="260768" table:style-name="ce119">
            <text:p>260.768</text:p>
          </table:table-cell>
          <table:table-cell office:value-type="percentage" office:value="0.93567184315526597" table:style-name="ce83">
            <text:p>93,6%</text:p>
          </table:table-cell>
          <table:table-cell office:value-type="float" office:value="271417" table:style-name="ce119">
            <text:p>271.417</text:p>
          </table:table-cell>
          <table:table-cell office:value-type="percentage" office:value="0.82875672902818021" table:style-name="ce83">
            <text:p>82,9%</text:p>
          </table:table-cell>
          <table:table-cell office:value-type="float" office:value="201318" table:style-name="ce119">
            <text:p>201.318</text:p>
          </table:table-cell>
          <table:table-cell office:value-type="percentage" office:value="0.61891439884897748" table:style-name="ce83">
            <text:p>61,9%</text:p>
          </table:table-cell>
          <table:table-cell office:value-type="float" office:value="92243" table:style-name="ce119">
            <text:p>92.243</text:p>
          </table:table-cell>
          <table:table-cell office:value-type="percentage" office:value="0.43914573127478562" table:style-name="ce83">
            <text:p>43,9%</text:p>
          </table:table-cell>
          <table:table-cell office:value-type="float" office:value="65009" table:style-name="ce119">
            <text:p>65.009</text:p>
          </table:table-cell>
          <table:table-cell office:value-type="percentage" office:value="0.37388998803717677" table:style-name="ce83">
            <text:p>37,4%</text:p>
          </table:table-cell>
          <table:table-cell office:value-type="float" office:value="11548" table:style-name="ce116">
            <text:p>11.548</text:p>
          </table:table-cell>
          <table:table-cell office:value-type="percentage" office:value="0.29966006694864677" table:style-name="ce117">
            <text:p>30,0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euta</text:p>
          </table:table-cell>
          <table:table-cell office:value-type="float" office:value="5744" table:style-name="ce119">
            <text:p>5.744</text:p>
          </table:table-cell>
          <table:table-cell office:value-type="percentage" office:value="0.91087852838566441" table:style-name="ce83">
            <text:p>91,1%</text:p>
          </table:table-cell>
          <table:table-cell office:value-type="float" office:value="7347" table:style-name="ce119">
            <text:p>7.347</text:p>
          </table:table-cell>
          <table:table-cell office:value-type="percentage" office:value="0.95938887437973364" table:style-name="ce83">
            <text:p>95,9%</text:p>
          </table:table-cell>
          <table:table-cell office:value-type="float" office:value="9285" table:style-name="ce119">
            <text:p>9.285</text:p>
          </table:table-cell>
          <table:table-cell office:value-type="percentage" office:value="0.87388235294117644" table:style-name="ce83">
            <text:p>87,4%</text:p>
          </table:table-cell>
          <table:table-cell office:value-type="float" office:value="8962" table:style-name="ce119">
            <text:p>8.962</text:p>
          </table:table-cell>
          <table:table-cell office:value-type="percentage" office:value="0.79889463362453195" table:style-name="ce83">
            <text:p>79,9%</text:p>
          </table:table-cell>
          <table:table-cell office:value-type="float" office:value="6403" table:style-name="ce119">
            <text:p>6.403</text:p>
          </table:table-cell>
          <table:table-cell office:value-type="percentage" office:value="0.68073570061662769" table:style-name="ce83">
            <text:p>68,1%</text:p>
          </table:table-cell>
          <table:table-cell office:value-type="float" office:value="5294" table:style-name="ce119">
            <text:p>5.294</text:p>
          </table:table-cell>
          <table:table-cell office:value-type="percentage" office:value="0.57121277514026758" table:style-name="ce83">
            <text:p>57,1%</text:p>
          </table:table-cell>
          <table:table-cell office:value-type="float" office:value="1025" table:style-name="ce116">
            <text:p>1.025</text:p>
          </table:table-cell>
          <table:table-cell office:value-type="percentage" office:value="0.43654173764906301" table:style-name="ce117">
            <text:p>43,7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elilla</text:p>
          </table:table-cell>
          <table:table-cell office:value-type="float" office:value="4589" table:style-name="ce119">
            <text:p>4.589</text:p>
          </table:table-cell>
          <table:table-cell office:value-type="percentage" office:value="0.84527537299686872" table:style-name="ce83">
            <text:p>84,5%</text:p>
          </table:table-cell>
          <table:table-cell office:value-type="float" office:value="6221" table:style-name="ce119">
            <text:p>6.221</text:p>
          </table:table-cell>
          <table:table-cell office:value-type="percentage" office:value="0.83897505057316246" table:style-name="ce83">
            <text:p>83,9%</text:p>
          </table:table-cell>
          <table:table-cell office:value-type="float" office:value="8049" table:style-name="ce119">
            <text:p>8.049</text:p>
          </table:table-cell>
          <table:table-cell office:value-type="percentage" office:value="0.79922549895740247" table:style-name="ce83">
            <text:p>79,9%</text:p>
          </table:table-cell>
          <table:table-cell office:value-type="float" office:value="7786" table:style-name="ce119">
            <text:p>7.786</text:p>
          </table:table-cell>
          <table:table-cell office:value-type="percentage" office:value="0.73487494100991035" table:style-name="ce83">
            <text:p>73,5%</text:p>
          </table:table-cell>
          <table:table-cell office:value-type="float" office:value="5086" table:style-name="ce119">
            <text:p>5.086</text:p>
          </table:table-cell>
          <table:table-cell office:value-type="percentage" office:value="0.55427201394943326" table:style-name="ce83">
            <text:p>55,4%</text:p>
          </table:table-cell>
          <table:table-cell office:value-type="float" office:value="4503" table:style-name="ce119">
            <text:p>4.503</text:p>
          </table:table-cell>
          <table:table-cell office:value-type="percentage" office:value="0.46099508599508598" table:style-name="ce83">
            <text:p>46,1%</text:p>
          </table:table-cell>
          <table:table-cell office:value-type="float" office:value="975" table:style-name="ce116">
            <text:p>975</text:p>
          </table:table-cell>
          <table:table-cell office:value-type="percentage" office:value="0.40355960264900664" table:style-name="ce117">
            <text:p>40,4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Fuerzas Armadas</text:p>
          </table:table-cell>
          <table:table-cell office:value-type="float" office:value="7" table:style-name="ce119">
            <text:p>7</text:p>
          </table:table-cell>
          <table:table-cell office:value-type="percentage" office:value="0.16666666666666666" table:style-name="ce83">
            <text:p>16,7%</text:p>
          </table:table-cell>
          <table:table-cell office:value-type="float" office:value="2380" table:style-name="ce119">
            <text:p>2.380</text:p>
          </table:table-cell>
          <table:table-cell office:value-type="percentage" office:value="0.64272211720226846" table:style-name="ce83">
            <text:p>64,3%</text:p>
          </table:table-cell>
          <table:table-cell office:value-type="float" office:value="7417" table:style-name="ce119">
            <text:p>7.417</text:p>
          </table:table-cell>
          <table:table-cell office:value-type="percentage" office:value="0.75337734890807517" table:style-name="ce83">
            <text:p>75,3%</text:p>
          </table:table-cell>
          <table:table-cell office:value-type="float" office:value="15317" table:style-name="ce119">
            <text:p>15.317</text:p>
          </table:table-cell>
          <table:table-cell office:value-type="percentage" office:value="0.6736300466179963" table:style-name="ce83">
            <text:p>67,4%</text:p>
          </table:table-cell>
          <table:table-cell office:value-type="float" office:value="15426" table:style-name="ce119">
            <text:p>15.426</text:p>
          </table:table-cell>
          <table:table-cell office:value-type="percentage" office:value="0.47346613056689479" table:style-name="ce83">
            <text:p>47,3%</text:p>
          </table:table-cell>
          <table:table-cell office:value-type="float" office:value="11071" table:style-name="ce119">
            <text:p>11.071</text:p>
          </table:table-cell>
          <table:table-cell office:value-type="percentage" office:value="0.45026028957214903" table:style-name="ce83">
            <text:p>45,0%</text:p>
          </table:table-cell>
          <table:table-cell office:value-type="float" office:value="257" table:style-name="ce116">
            <text:p>257</text:p>
          </table:table-cell>
          <table:table-cell office:value-type="percentage" office:value="0.19454958364875094" table:style-name="ce117">
            <text:p>19,5%</text:p>
          </table:table-cell>
          <table:table-cell table:number-columns-repeated="16369"/>
        </table:table-row>
        <table:table-row table:style-name="ro16">
          <table:table-cell office:value-type="string" table:style-name="ce120">
            <text:p>Sanidad Exterior</text:p>
          </table:table-cell>
          <table:table-cell office:value-type="float" office:value="79" table:style-name="ce119">
            <text:p>79</text:p>
          </table:table-cell>
          <table:table-cell office:value-type="percentage" office:value="0.98750000000000004" table:style-name="ce86">
            <text:p>98,8%</text:p>
          </table:table-cell>
          <table:table-cell office:value-type="float" office:value="300" table:style-name="ce119">
            <text:p>300</text:p>
          </table:table-cell>
          <table:table-cell office:value-type="percentage" office:value="0.96153846153846156" table:style-name="ce86">
            <text:p>96,2%</text:p>
          </table:table-cell>
          <table:table-cell office:value-type="float" office:value="702" table:style-name="ce119">
            <text:p>702</text:p>
          </table:table-cell>
          <table:table-cell office:value-type="percentage" office:value="0.76138828633405642" table:style-name="ce86">
            <text:p>76,1%</text:p>
          </table:table-cell>
          <table:table-cell office:value-type="float" office:value="935" table:style-name="ce119">
            <text:p>935</text:p>
          </table:table-cell>
          <table:table-cell office:value-type="percentage" office:value="0.47150781643973777" table:style-name="ce86">
            <text:p>47,2%</text:p>
          </table:table-cell>
          <table:table-cell office:value-type="float" office:value="1162" table:style-name="ce119">
            <text:p>1.162</text:p>
          </table:table-cell>
          <table:table-cell office:value-type="percentage" office:value="0.47447937933850554" table:style-name="ce86">
            <text:p>47,4%</text:p>
          </table:table-cell>
          <table:table-cell office:value-type="float" office:value="932" table:style-name="ce119">
            <text:p>932</text:p>
          </table:table-cell>
          <table:table-cell office:value-type="percentage" office:value="0.43551401869158879" table:style-name="ce86">
            <text:p>43,6%</text:p>
          </table:table-cell>
          <table:table-cell office:value-type="float" office:value="20" table:style-name="ce116">
            <text:p>20</text:p>
          </table:table-cell>
          <table:table-cell office:value-type="percentage" office:value="0.11627906976744186" table:style-name="ce117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121">
            <text:p>Totales</text:p>
          </table:table-cell>
          <table:table-cell office:value-type="float" office:value="6442528" table:style-name="ce122">
            <text:p>6.442.528</text:p>
          </table:table-cell>
          <table:table-cell office:value-type="percentage" office:value="0.93590179211521607" table:style-name="ce123">
            <text:p>93,59%</text:p>
          </table:table-cell>
          <table:table-cell office:value-type="float" office:value="5019038" table:style-name="ce122">
            <text:p>5.019.038</text:p>
          </table:table-cell>
          <table:table-cell office:value-type="percentage" office:value="0.94294591055965549" table:style-name="ce123">
            <text:p>94,29%</text:p>
          </table:table-cell>
          <table:table-cell office:value-type="float" office:value="5445171" table:style-name="ce122">
            <text:p>5.445.171</text:p>
          </table:table-cell>
          <table:table-cell office:value-type="percentage" office:value="0.8034674174313754" table:style-name="ce123">
            <text:p>80,35%</text:p>
          </table:table-cell>
          <table:table-cell office:value-type="float" office:value="4657315" table:style-name="ce122">
            <text:p>4.657.315</text:p>
          </table:table-cell>
          <table:table-cell office:value-type="percentage" office:value="0.65544593415275654" table:style-name="ce123">
            <text:p>65,54%</text:p>
          </table:table-cell>
          <table:table-cell office:value-type="float" office:value="2547558" table:style-name="ce122">
            <text:p>2.547.558</text:p>
          </table:table-cell>
          <table:table-cell office:value-type="percentage" office:value="0.50241251121651065" table:style-name="ce123">
            <text:p>50,24%</text:p>
          </table:table-cell>
          <table:table-cell office:value-type="float" office:value="1848181" table:style-name="ce122">
            <text:p>1.848.181</text:p>
          </table:table-cell>
          <table:table-cell office:value-type="percentage" office:value="0.44214486242340079" table:style-name="ce123">
            <text:p>44,21%</text:p>
          </table:table-cell>
          <table:table-cell office:value-type="float" office:value="279274" table:style-name="ce122">
            <text:p>279.274</text:p>
          </table:table-cell>
          <table:table-cell office:value-type="percentage" office:value="0.32165196850212324" table:style-name="ce123">
            <text:p>32,17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3">
        <table:table-column table:style-name="co4" table:number-columns-repeated="16384" table:default-cell-style-name="ce113"/>
        <table:table-row table:style-name="ro17">
          <table:table-cell table:style-name="ce127"/>
          <table:table-cell office:value-type="string" table:style-name="ce128">
            <text:p>Población a vacunar de 5 a 11 años</text:p>
          </table:table-cell>
          <table:table-cell office:value-type="string" table:style-name="ce128">
            <text:p>Nº Personas con 1 dosis</text:p>
          </table:table-cell>
          <table:table-cell office:value-type="string" table:style-name="ce128">
            <text:p>% 1ª dosis</text:p>
          </table:table-cell>
          <table:table-cell office:value-type="string" table:style-name="ce128">
            <text:p>Nº Personas con pauta completa</text:p>
          </table:table-cell>
          <table:table-cell office:value-type="string" table:style-name="ce129">
            <text:p><text:s/>% PC</text:p>
          </table:table-cell>
          <table:table-cell office:value-type="string" table:style-name="ce130">
            <text:p>Fecha de la última vacuna registrada<text:s/><text:span text:style-name="T5">(2)</text:span></text:p>
          </table:table-cell>
          <table:table-cell table:number-columns-repeated="16377"/>
        </table:table-row>
        <table:table-row table:style-name="ro5">
          <table:table-cell office:value-type="string" table:style-name="ce131">
            <text:p>Andalucía</text:p>
          </table:table-cell>
          <table:table-cell office:value-type="float" office:value="728275" table:style-name="ce132">
            <text:p>728.275</text:p>
          </table:table-cell>
          <table:table-cell office:value-type="float" office:value="453650" table:style-name="ce132">
            <text:p>453.650</text:p>
          </table:table-cell>
          <table:table-cell office:value-type="percentage" office:value="0.62291030174041395" table:style-name="ce133">
            <text:p>62,3%</text:p>
          </table:table-cell>
          <table:table-cell office:value-type="float" office:value="368003" table:style-name="ce132">
            <text:p>368.003</text:p>
          </table:table-cell>
          <table:table-cell office:value-type="percentage" office:value="0.50530774776011811" table:style-name="ce133">
            <text:p>50,5%</text:p>
          </table:table-cell>
          <table:table-cell office:value-type="date" office:date-value="2022-11-16T00:00:00" table:style-name="ce134">
            <text:p>16/11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Aragón</text:p>
          </table:table-cell>
          <table:table-cell office:value-type="float" office:value="103760" table:style-name="ce132">
            <text:p>103.760</text:p>
          </table:table-cell>
          <table:table-cell office:value-type="float" office:value="56142" table:style-name="ce132">
            <text:p>56.142</text:p>
          </table:table-cell>
          <table:table-cell office:value-type="percentage" office:value="0.54107555898226678" table:style-name="ce133">
            <text:p>54,1%</text:p>
          </table:table-cell>
          <table:table-cell office:value-type="float" office:value="47344" table:style-name="ce132">
            <text:p>47.344</text:p>
          </table:table-cell>
          <table:table-cell office:value-type="percentage" office:value="0.45628373168851194" table:style-name="ce133">
            <text:p>45,6%</text:p>
          </table:table-cell>
          <table:table-cell office:value-type="date" office:date-value="2022-12-05T00:00:00" table:style-name="ce134">
            <text:p>05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Asturias<text:s/></text:p>
          </table:table-cell>
          <table:table-cell office:value-type="float" office:value="62179" table:style-name="ce132">
            <text:p>62.179</text:p>
          </table:table-cell>
          <table:table-cell office:value-type="float" office:value="45108" table:style-name="ce132">
            <text:p>45.108</text:p>
          </table:table-cell>
          <table:table-cell office:value-type="percentage" office:value="0.72545393139162739" table:style-name="ce133">
            <text:p>72,5%</text:p>
          </table:table-cell>
          <table:table-cell office:value-type="float" office:value="39666" table:style-name="ce132">
            <text:p>39.666</text:p>
          </table:table-cell>
          <table:table-cell office:value-type="percentage" office:value="0.6379324209138133" table:style-name="ce133">
            <text:p>63,8%</text:p>
          </table:table-cell>
          <table:table-cell office:value-type="date" office:date-value="2022-12-05T00:00:00" table:style-name="ce134">
            <text:p>05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Baleares</text:p>
          </table:table-cell>
          <table:table-cell office:value-type="float" office:value="97822" table:style-name="ce132">
            <text:p>97.822</text:p>
          </table:table-cell>
          <table:table-cell office:value-type="float" office:value="34351" table:style-name="ce132">
            <text:p>34.351</text:p>
          </table:table-cell>
          <table:table-cell office:value-type="percentage" office:value="0.35115822616589315" table:style-name="ce133">
            <text:p>35,1%</text:p>
          </table:table-cell>
          <table:table-cell office:value-type="float" office:value="27154" table:style-name="ce132">
            <text:p>27.154</text:p>
          </table:table-cell>
          <table:table-cell office:value-type="percentage" office:value="0.27758581914088853" table:style-name="ce133">
            <text:p>27,8%</text:p>
          </table:table-cell>
          <table:table-cell office:value-type="date" office:date-value="2022-12-05T00:00:00" table:style-name="ce134">
            <text:p>05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narias</text:p>
          </table:table-cell>
          <table:table-cell office:value-type="float" office:value="156104" table:style-name="ce132">
            <text:p>156.104</text:p>
          </table:table-cell>
          <table:table-cell office:value-type="float" office:value="81893" table:style-name="ce132">
            <text:p>81.893</text:p>
          </table:table-cell>
          <table:table-cell office:value-type="percentage" office:value="0.52460539127760974" table:style-name="ce133">
            <text:p>52,5%</text:p>
          </table:table-cell>
          <table:table-cell office:value-type="float" office:value="63411" table:style-name="ce132">
            <text:p>63.411</text:p>
          </table:table-cell>
          <table:table-cell office:value-type="percentage" office:value="0.40620996258904318" table:style-name="ce133">
            <text:p>40,6%</text:p>
          </table:table-cell>
          <table:table-cell office:value-type="date" office:date-value="2022-12-06T00:00:00" table:style-name="ce134">
            <text:p>06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ntabria</text:p>
          </table:table-cell>
          <table:table-cell office:value-type="float" office:value="42931" table:style-name="ce132">
            <text:p>42.931</text:p>
          </table:table-cell>
          <table:table-cell office:value-type="float" office:value="26234" table:style-name="ce132">
            <text:p>26.234</text:p>
          </table:table-cell>
          <table:table-cell office:value-type="percentage" office:value="0.61107358319163307" table:style-name="ce133">
            <text:p>61,1%</text:p>
          </table:table-cell>
          <table:table-cell office:value-type="float" office:value="23804" table:style-name="ce132">
            <text:p>23.804</text:p>
          </table:table-cell>
          <table:table-cell office:value-type="percentage" office:value="0.55447112808925947" table:style-name="ce133">
            <text:p>55,4%</text:p>
          </table:table-cell>
          <table:table-cell office:value-type="date" office:date-value="2022-12-05T00:00:00" table:style-name="ce134">
            <text:p>05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stilla y Leon<text:s/></text:p>
          </table:table-cell>
          <table:table-cell office:value-type="float" office:value="158747" table:style-name="ce132">
            <text:p>158.747</text:p>
          </table:table-cell>
          <table:table-cell office:value-type="float" office:value="106885" table:style-name="ce132">
            <text:p>106.885</text:p>
          </table:table-cell>
          <table:table-cell office:value-type="percentage" office:value="0.67330406243897523" table:style-name="ce133">
            <text:p>67,3%</text:p>
          </table:table-cell>
          <table:table-cell office:value-type="float" office:value="98819" table:style-name="ce132">
            <text:p>98.819</text:p>
          </table:table-cell>
          <table:table-cell office:value-type="percentage" office:value="0.62249365342337182" table:style-name="ce133">
            <text:p>62,2%</text:p>
          </table:table-cell>
          <table:table-cell office:value-type="date" office:date-value="2022-12-06T00:00:00" table:style-name="ce134">
            <text:p>06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stilla - La Mancha</text:p>
          </table:table-cell>
          <table:table-cell office:value-type="float" office:value="171326" table:style-name="ce132">
            <text:p>171.326</text:p>
          </table:table-cell>
          <table:table-cell office:value-type="float" office:value="107324" table:style-name="ce132">
            <text:p>107.324</text:p>
          </table:table-cell>
          <table:table-cell office:value-type="percentage" office:value="0.62643148150309935" table:style-name="ce133">
            <text:p>62,6%</text:p>
          </table:table-cell>
          <table:table-cell office:value-type="float" office:value="89256" table:style-name="ce132">
            <text:p>89.256</text:p>
          </table:table-cell>
          <table:table-cell office:value-type="percentage" office:value="0.52097171474265436" table:style-name="ce133">
            <text:p>52,1%</text:p>
          </table:table-cell>
          <table:table-cell office:value-type="date" office:date-value="2022-12-05T00:00:00" table:style-name="ce134">
            <text:p>05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taluña</text:p>
          </table:table-cell>
          <table:table-cell office:value-type="float" office:value="648162" table:style-name="ce132">
            <text:p>648.162</text:p>
          </table:table-cell>
          <table:table-cell office:value-type="float" office:value="265156" table:style-name="ce132">
            <text:p>265.156</text:p>
          </table:table-cell>
          <table:table-cell office:value-type="percentage" office:value="0.40908908575325303" table:style-name="ce133">
            <text:p>40,9%</text:p>
          </table:table-cell>
          <table:table-cell office:value-type="float" office:value="208553" table:style-name="ce132">
            <text:p>208.553</text:p>
          </table:table-cell>
          <table:table-cell office:value-type="percentage" office:value="0.32176060923040845" table:style-name="ce133">
            <text:p>32,2%</text:p>
          </table:table-cell>
          <table:table-cell office:value-type="date" office:date-value="2022-12-06T00:00:00" table:style-name="ce134">
            <text:p>06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. Valenciana</text:p>
          </table:table-cell>
          <table:table-cell office:value-type="float" office:value="410244" table:style-name="ce132">
            <text:p>410.244</text:p>
          </table:table-cell>
          <table:table-cell office:value-type="float" office:value="265318" table:style-name="ce132">
            <text:p>265.318</text:p>
          </table:table-cell>
          <table:table-cell office:value-type="percentage" office:value="0.64673218864870663" table:style-name="ce133">
            <text:p>64,7%</text:p>
          </table:table-cell>
          <table:table-cell office:value-type="float" office:value="203111" table:style-name="ce132">
            <text:p>203.111</text:p>
          </table:table-cell>
          <table:table-cell office:value-type="percentage" office:value="0.49509803921568629" table:style-name="ce133">
            <text:p>49,5%</text:p>
          </table:table-cell>
          <table:table-cell office:value-type="date" office:date-value="2022-12-06T00:00:00" table:style-name="ce134">
            <text:p>06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Extremadura</text:p>
          </table:table-cell>
          <table:table-cell office:value-type="float" office:value="78583" table:style-name="ce132">
            <text:p>78.583</text:p>
          </table:table-cell>
          <table:table-cell office:value-type="float" office:value="61756" table:style-name="ce132">
            <text:p>61.756</text:p>
          </table:table-cell>
          <table:table-cell office:value-type="percentage" office:value="0.78586971736889655" table:style-name="ce133">
            <text:p>78,6%</text:p>
          </table:table-cell>
          <table:table-cell office:value-type="float" office:value="53016" table:style-name="ce132">
            <text:p>53.016</text:p>
          </table:table-cell>
          <table:table-cell office:value-type="percentage" office:value="0.6746497334028988" table:style-name="ce133">
            <text:p>67,5%</text:p>
          </table:table-cell>
          <table:table-cell office:value-type="date" office:date-value="2022-12-05T00:00:00" table:style-name="ce134">
            <text:p>05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Galicia</text:p>
          </table:table-cell>
          <table:table-cell office:value-type="float" office:value="177577" table:style-name="ce132">
            <text:p>177.577</text:p>
          </table:table-cell>
          <table:table-cell office:value-type="float" office:value="143434" table:style-name="ce132">
            <text:p>143.434</text:p>
          </table:table-cell>
          <table:table-cell office:value-type="percentage" office:value="0.80772847835023676" table:style-name="ce133">
            <text:p>80,8%</text:p>
          </table:table-cell>
          <table:table-cell office:value-type="float" office:value="127024" table:style-name="ce132">
            <text:p>127.024</text:p>
          </table:table-cell>
          <table:table-cell office:value-type="percentage" office:value="0.71531786211052106" table:style-name="ce133">
            <text:p>71,5%</text:p>
          </table:table-cell>
          <table:table-cell office:value-type="date" office:date-value="2022-12-06T00:00:00" table:style-name="ce134">
            <text:p>06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La Rioja</text:p>
          </table:table-cell>
          <table:table-cell office:value-type="float" office:value="25397" table:style-name="ce132">
            <text:p>25.397</text:p>
          </table:table-cell>
          <table:table-cell office:value-type="float" office:value="17125" table:style-name="ce132">
            <text:p>17.125</text:p>
          </table:table-cell>
          <table:table-cell office:value-type="percentage" office:value="0.67429223924085524" table:style-name="ce133">
            <text:p>67,4%</text:p>
          </table:table-cell>
          <table:table-cell office:value-type="float" office:value="14910" table:style-name="ce132">
            <text:p>14.910</text:p>
          </table:table-cell>
          <table:table-cell office:value-type="percentage" office:value="0.58707721384415479" table:style-name="ce133">
            <text:p>58,7%</text:p>
          </table:table-cell>
          <table:table-cell office:value-type="date" office:date-value="2022-12-05T00:00:00" table:style-name="ce134">
            <text:p>05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adrid</text:p>
          </table:table-cell>
          <table:table-cell office:value-type="float" office:value="567425" table:style-name="ce132">
            <text:p>567.425</text:p>
          </table:table-cell>
          <table:table-cell office:value-type="float" office:value="270977" table:style-name="ce132">
            <text:p>270.977</text:p>
          </table:table-cell>
          <table:table-cell office:value-type="percentage" office:value="0.4775556240912896" table:style-name="ce133">
            <text:p>47,8%</text:p>
          </table:table-cell>
          <table:table-cell office:value-type="float" office:value="243088" table:style-name="ce132">
            <text:p>243.088</text:p>
          </table:table-cell>
          <table:table-cell office:value-type="percentage" office:value="0.42840551614750849" table:style-name="ce133">
            <text:p>42,8%</text:p>
          </table:table-cell>
          <table:table-cell office:value-type="date" office:date-value="2022-12-06T00:00:00" table:style-name="ce134">
            <text:p>06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urcia<text:s/></text:p>
          </table:table-cell>
          <table:table-cell office:value-type="float" office:value="139748" table:style-name="ce132">
            <text:p>139.748</text:p>
          </table:table-cell>
          <table:table-cell office:value-type="float" office:value="72481" table:style-name="ce132">
            <text:p>72.481</text:p>
          </table:table-cell>
          <table:table-cell office:value-type="percentage" office:value="0.51865500758508176" table:style-name="ce133">
            <text:p>51,9%</text:p>
          </table:table-cell>
          <table:table-cell office:value-type="float" office:value="52371" table:style-name="ce132">
            <text:p>52.371</text:p>
          </table:table-cell>
          <table:table-cell office:value-type="percentage" office:value="0.37475312705727454" table:style-name="ce133">
            <text:p>37,5%</text:p>
          </table:table-cell>
          <table:table-cell office:value-type="date" office:date-value="2022-12-05T00:00:00" table:style-name="ce134">
            <text:p>05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Navarra</text:p>
          </table:table-cell>
          <table:table-cell office:value-type="float" office:value="56431" table:style-name="ce132">
            <text:p>56.431</text:p>
          </table:table-cell>
          <table:table-cell office:value-type="float" office:value="29941" table:style-name="ce132">
            <text:p>29.941</text:p>
          </table:table-cell>
          <table:table-cell office:value-type="percentage" office:value="0.53057716503340357" table:style-name="ce133">
            <text:p>53,1%</text:p>
          </table:table-cell>
          <table:table-cell office:value-type="float" office:value="26341" table:style-name="ce132">
            <text:p>26.341</text:p>
          </table:table-cell>
          <table:table-cell office:value-type="percentage" office:value="0.46678244227463628" table:style-name="ce133">
            <text:p>46,7%</text:p>
          </table:table-cell>
          <table:table-cell office:value-type="date" office:date-value="2022-12-06T00:00:00" table:style-name="ce134">
            <text:p>06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País Vasco</text:p>
          </table:table-cell>
          <table:table-cell office:value-type="float" office:value="170178" table:style-name="ce132">
            <text:p>170.178</text:p>
          </table:table-cell>
          <table:table-cell office:value-type="float" office:value="88589" table:style-name="ce132">
            <text:p>88.589</text:p>
          </table:table-cell>
          <table:table-cell office:value-type="percentage" office:value="0.52056670074862788" table:style-name="ce133">
            <text:p>52,1%</text:p>
          </table:table-cell>
          <table:table-cell office:value-type="float" office:value="71275" table:style-name="ce132">
            <text:p>71.275</text:p>
          </table:table-cell>
          <table:table-cell office:value-type="percentage" office:value="0.41882617024527258" table:style-name="ce133">
            <text:p>41,9%</text:p>
          </table:table-cell>
          <table:table-cell office:value-type="date" office:date-value="2022-12-06T00:00:00" table:style-name="ce134">
            <text:p>06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euta</text:p>
          </table:table-cell>
          <table:table-cell office:value-type="float" office:value="9201" table:style-name="ce132">
            <text:p>9.201</text:p>
          </table:table-cell>
          <table:table-cell office:value-type="float" office:value="3244" table:style-name="ce132">
            <text:p>3.244</text:p>
          </table:table-cell>
          <table:table-cell office:value-type="percentage" office:value="0.3525703727855668" table:style-name="ce133">
            <text:p>35,3%</text:p>
          </table:table-cell>
          <table:table-cell office:value-type="float" office:value="2279" table:style-name="ce132">
            <text:p>2.279</text:p>
          </table:table-cell>
          <table:table-cell office:value-type="percentage" office:value="0.24769046842734485" table:style-name="ce133">
            <text:p>24,8%</text:p>
          </table:table-cell>
          <table:table-cell office:value-type="date" office:date-value="2022-12-05T00:00:00" table:style-name="ce134">
            <text:p>05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elilla</text:p>
          </table:table-cell>
          <table:table-cell office:value-type="float" office:value="11074" table:style-name="ce132">
            <text:p>11.074</text:p>
          </table:table-cell>
          <table:table-cell office:value-type="float" office:value="3657" table:style-name="ce132">
            <text:p>3.657</text:p>
          </table:table-cell>
          <table:table-cell office:value-type="percentage" office:value="0.33023297814701102" table:style-name="ce133">
            <text:p>33,0%</text:p>
          </table:table-cell>
          <table:table-cell office:value-type="float" office:value="2188" table:style-name="ce132">
            <text:p>2.188</text:p>
          </table:table-cell>
          <table:table-cell office:value-type="percentage" office:value="0.19757991692252122" table:style-name="ce133">
            <text:p>19,8%</text:p>
          </table:table-cell>
          <table:table-cell office:value-type="date" office:date-value="2022-12-05T00:00:00" table:style-name="ce134">
            <text:p>05/12/2022</text:p>
          </table:table-cell>
          <table:table-cell table:number-columns-repeated="16377"/>
        </table:table-row>
        <table:table-row table:style-name="ro5">
          <table:table-cell office:value-type="string" table:style-name="ce136">
            <text:p>Min. Defensa</text:p>
          </table:table-cell>
          <table:table-cell office:value-type="string" table:style-name="ce132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date" office:date-value="2022-11-14T00:00:00" table:style-name="ce134">
            <text:p>14/11/2022</text:p>
          </table:table-cell>
          <table:table-cell table:number-columns-repeated="16377"/>
        </table:table-row>
        <table:table-row table:style-name="ro5">
          <table:table-cell office:value-type="string" table:style-name="ce137">
            <text:p>Sanidad Exterior</text:p>
          </table:table-cell>
          <table:table-cell office:value-type="string" table:style-name="ce132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date" office:date-value="2022-11-30T00:00:00" table:style-name="ce134">
            <text:p>30/11/2022</text:p>
          </table:table-cell>
          <table:table-cell table:number-columns-repeated="16377"/>
        </table:table-row>
        <table:table-row table:style-name="ro5">
          <table:table-cell office:value-type="string" table:style-name="ce138">
            <text:p>Totales</text:p>
          </table:table-cell>
          <table:table-cell office:value-type="float" office:value="3815164" table:style-name="ce139">
            <text:p>3.815.164</text:p>
          </table:table-cell>
          <table:table-cell office:value-type="float" office:value="2133265" table:style-name="ce139">
            <text:p>2.133.265</text:p>
          </table:table-cell>
          <table:table-cell office:value-type="percentage" office:value="0.55915420673921223" table:style-name="ce140">
            <text:p>55,9%</text:p>
          </table:table-cell>
          <table:table-cell office:value-type="float" office:value="1761613" table:style-name="ce139">
            <text:p>1.761.613</text:p>
          </table:table-cell>
          <table:table-cell office:value-type="percentage" office:value="0.46173978366329732" table:style-name="ce140">
            <text:p>46,2%</text:p>
          </table:table-cell>
          <table:table-cell table:style-name="ce139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4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4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4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4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style style:name="Porcentaje_32_4" style:display-name="Porcentaje 4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12-07T14:15:50Z</dc:date>
  </office:meta>
</office:document-meta>
</file>